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fo:font-size="12pt" style:font-size-asian="12pt" style:font-size-complex="12pt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fo:font-size="12pt" style:font-size-asian="12pt" style:font-size-complex="12pt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fo:font-size="12pt" style:font-size-asian="12pt" style:font-size-complex="12pt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fo:font-size="12pt" style:font-size-asian="12pt" style:font-size-complex="12pt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fo:font-size="12pt" style:font-size-asian="12pt" style:font-size-complex="12pt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fo:font-size="12pt" style:font-size-asian="12pt" style:font-size-complex="12pt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fo:font-size="12pt" style:font-size-asian="12pt" style:font-size-complex="12pt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  <style:text-properties fo:font-size="12pt" style:font-size-asian="12pt" style:font-size-complex="12pt"/>
    </style:style>
    <style:style style:name="ce32" style:family="table-cell" style:parent-style-name="Pivot_20_Table_20_Value">
      <style:table-cell-properties fo:border-bottom="none" fo:border-left="0.99pt solid #000000" fo:border-right="none" fo:border-top="none"/>
      <style:text-properties fo:font-size="12pt" style:font-size-asian="12pt" style:font-size-complex="12pt"/>
    </style:style>
    <style:style style:name="ce33" style:family="table-cell" style:parent-style-name="Pivot_20_Table_20_Value" style:data-style-name="N0">
      <style:table-cell-properties fo:border-bottom="none" fo:border-left="0.99pt solid #000000" fo:border-right="none" fo:border-top="none"/>
      <style:text-properties fo:font-size="12pt" style:font-size-asian="12pt" style:font-size-complex="12pt"/>
    </style:style>
    <style:style style:name="ce34" style:family="table-cell" style:parent-style-name="Pivot_20_Table_20_Value" style:data-style-name="N0">
      <style:table-cell-properties fo:border-bottom="0.99pt solid #000000" fo:border-left="0.99pt solid #000000" fo:border-right="none" fo:border-top="none"/>
      <style:text-properties fo:font-size="12pt" style:font-size-asian="12pt" style:font-size-complex="12pt"/>
    </style:style>
    <style:style style:name="ce3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  <style:text-properties fo:font-size="12pt" style:font-size-asian="12pt" style:font-size-complex="12pt"/>
    </style:style>
    <style:style style:name="ce36" style:family="table-cell" style:parent-style-name="Pivot_20_Table_20_Corner">
      <style:table-cell-properties fo:border-bottom="0.99pt solid #000000" fo:border-left="none" fo:border-right="none" fo:border-top="2.01pt solid #000000"/>
      <style:text-properties fo:font-size="12pt" style:font-size-asian="12pt" style:font-size-complex="12pt"/>
    </style:style>
    <style:style style:name="ce37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38" style:family="table-cell" style:parent-style-name="Pivot_20_Table_20_Value" style:data-style-name="N0">
      <style:table-cell-properties fo:border-bottom="none" fo:border-left="none" fo:border-right="0.99pt solid #000000" fo:border-top="0.99pt solid #000000"/>
      <style:text-properties fo:font-size="12pt" style:font-size-asian="12pt" style:font-size-complex="12pt"/>
    </style:style>
    <style:style style:name="ce39" style:family="table-cell" style:parent-style-name="Pivot_20_Table_20_Value" style:data-style-name="N0">
      <style:table-cell-properties fo:border-bottom="none" fo:border-left="none" fo:border-right="0.99pt solid #000000" fo:border-top="none"/>
      <style:text-properties fo:font-size="12pt" style:font-size-asian="12pt" style:font-size-complex="12pt"/>
    </style:style>
    <style:style style:name="ce40" style:family="table-cell" style:parent-style-name="Pivot_20_Table_20_Value" style:data-style-name="N0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4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  <style:text-properties fo:font-size="12pt" style:font-size-asian="12pt" style:font-size-complex="12pt"/>
    </style:style>
    <style:style style:name="ce42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fo:font-size="12pt" style:font-size-asian="12pt" style:font-size-complex="12pt"/>
    </style:style>
    <style:style style:name="ce4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  <style:text-properties fo:font-size="12pt" style:font-size-asian="12pt" style:font-size-complex="12pt"/>
    </style:style>
    <style:style style:name="ce4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  <style:text-properties fo:font-size="12pt" style:font-size-asian="12pt" style:font-size-complex="12pt"/>
    </style:style>
    <style:style style:name="ce45" style:family="table-cell" style:parent-style-name="Pivot_20_Table_20_Result" style:data-style-name="N0">
      <style:table-cell-properties fo:border-bottom="none" fo:border-left="0.99pt solid #000000" fo:border-right="2.01pt solid #000000" fo:border-top="none"/>
      <style:text-properties fo:font-size="12pt" style:font-size-asian="12pt" style:font-size-complex="12pt"/>
    </style:style>
    <style:style style:name="ce4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  <style:text-properties fo:font-size="12pt" style:font-size-asian="12pt" style:font-size-complex="12pt"/>
    </style:style>
    <style:style style:name="ce4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06pt solid #000000" fo:background-color="#dee7e5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none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0.06pt solid #000000" fo:background-color="#dee7e5" style:text-align-source="fix" style:repeat-content="false" fo:border-left="none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0.06pt solid #000000" fo:background-color="#dee7e5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54pt solid #2a6099" fo:border-left="0.54pt solid #2a6099" fo:border-right="none" fo:border-top="0.54pt solid #2a6099" style:vertical-align="middle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54pt solid #2a6099" style:text-align-source="fix" style:repeat-content="false" fo:border-left="none" fo:border-right="none" fo:border-top="0.54pt solid #2a6099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ffff00" style:text-align-source="fix" style:repeat-content="false" fo:border-left="none" fo:border-right="0.51pt solid #b4c7dc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54pt solid #2a6099" style:text-align-source="fix" style:repeat-content="false" fo:border-left="none" fo:border-right="0.51pt solid #b4c7dc" fo:border-top="0.54pt solid #2a6099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ffff00" style:text-align-source="fix" style:repeat-content="false" fo:border-left="0.51pt solid #b4c7dc" fo:border-right="0.51pt solid #b4c7dc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54pt solid #2a6099" style:text-align-source="fix" style:repeat-content="false" fo:border-left="0.51pt solid #b4c7dc" fo:border-right="0.51pt solid #b4c7dc" fo:border-top="0.54pt solid #2a6099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51pt solid #b4c7dc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54pt solid #2a6099" style:text-align-source="fix" style:repeat-content="false" fo:border-left="0.51pt solid #b4c7dc" fo:border-right="0.54pt solid #2a6099" fo:border-top="0.54pt solid #2a6099" style:vertical-align="middle"/>
      <style:paragraph-properties fo:text-align="center" fo:margin-left="0cm"/>
    </style:style>
    <style:style style:name="ce1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2" table:default-cell-style-name="Default"/>
        <table:table-column table:style-name="co1" table:number-columns-repeated="6" table:default-cell-style-name="ce3"/>
        <table:table-column table:style-name="co1" table:number-columns-repeated="56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table:style-name="Default"/>
          <table:table-cell table:style-name="ce20" office:value-type="string" calcext:value-type="string">
            <text:p>cell</text:p>
          </table:table-cell>
          <table:table-cell table:style-name="ce20" office:value-type="string" calcext:value-type="string">
            <text:p>status</text:p>
          </table:table-cell>
          <table:table-cell table:style-name="ce20" office:value-type="string" calcext:value-type="string">
            <text:p>cycle</text:p>
          </table:table-cell>
          <table:table-cell table:style-name="ce20" office:value-type="string" calcext:value-type="string">
            <text:p>num</text:p>
          </table:table-cell>
          <table:table-cell table:style-name="ce20" office:value-type="string" calcext:value-type="string">
            <text:p>x_type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Well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rr</text:p>
          </table:table-cell>
          <table:table-cell table:style-name="ce16" table:number-columns-repeated="4"/>
          <table:table-cell table:number-columns-repeated="52"/>
        </table:table-row>
        <table:table-row table:style-name="ro1">
          <table:table-cell table:number-columns-repeated="2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Infected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rr</text:p>
          </table:table-cell>
          <table:table-cell table:number-columns-repeated="4"/>
          <table:table-cell table:style-name="ce15" table:number-columns-repeated="5"/>
          <table:table-cell table:number-columns-repeated="47"/>
        </table:table-row>
        <table:table-row table:style-name="ro1">
          <table:table-cell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Well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string" calcext:value-type="string">
            <text:p>Dep</text:p>
          </table:table-cell>
          <table:table-cell table:number-columns-repeated="9"/>
          <table:table-cell table:style-name="ce15" table:number-columns-repeated="5"/>
          <table:table-cell table:number-columns-repeated="42"/>
        </table:table-row>
        <table:table-row table:style-name="ro1">
          <table:table-cell table:number-columns-repeated="2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Well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Stay</text:p>
          </table:table-cell>
          <table:table-cell table:number-columns-repeated="14"/>
          <table:table-cell table:style-name="ce15" table:number-columns-repeated="5"/>
          <table:table-cell table:number-columns-repeated="37"/>
        </table:table-row>
        <table:table-row table:style-name="ro1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Infected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Stay</text:p>
          </table:table-cell>
          <table:table-cell table:number-columns-repeated="19"/>
          <table:table-cell table:style-name="ce15" table:number-columns-repeated="5"/>
          <table:table-cell table:number-columns-repeated="32"/>
        </table:table-row>
        <table:table-row table:style-name="ro1">
          <table:table-cell table:number-columns-repeated="2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Well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Well</text:p>
          </table:table-cell>
          <table:table-cell table:number-columns-repeated="24"/>
          <table:table-cell table:style-name="ce15" table:number-columns-repeated="5"/>
          <table:table-cell table:number-columns-repeated="27"/>
        </table:table-row>
        <table:table-row table:style-name="ro1">
          <table:table-cell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Well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Infected</text:p>
          </table:table-cell>
          <table:table-cell table:number-columns-repeated="29"/>
          <table:table-cell table:style-name="ce15" table:number-columns-repeated="5"/>
          <table:table-cell table:number-columns-repeated="22"/>
        </table:table-row>
        <table:table-row table:style-name="ro1">
          <table:table-cell table:number-columns-repeated="2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Infected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Infected</text:p>
          </table:table-cell>
          <table:table-cell table:number-columns-repeated="34"/>
          <table:table-cell table:style-name="ce15" table:number-columns-repeated="5"/>
          <table:table-cell table:number-columns-repeated="17"/>
        </table:table-row>
        <table:table-row table:style-name="ro1">
          <table:table-cell table:number-columns-repeated="2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Well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-8" calcext:value-type="float">
            <text:p>-8</text:p>
          </table:table-cell>
          <table:table-cell table:style-name="ce18" office:value-type="string" calcext:value-type="string">
            <text:p>Well</text:p>
          </table:table-cell>
          <table:table-cell table:number-columns-repeated="39"/>
          <table:table-cell table:style-name="ce15" table:number-columns-repeated="5"/>
          <table:table-cell table:number-columns-repeated="12"/>
        </table:table-row>
        <table:table-row table:style-name="ro1"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Infected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-1" calcext:value-type="float">
            <text:p>-1</text:p>
          </table:table-cell>
          <table:table-cell table:style-name="ce18" office:value-type="string" calcext:value-type="string">
            <text:p>Well</text:p>
          </table:table-cell>
          <table:table-cell table:number-columns-repeated="44"/>
          <table:table-cell table:style-name="ce15" table:number-columns-repeated="5"/>
          <table:table-cell table:number-columns-repeated="7"/>
        </table:table-row>
        <table:table-row table:style-name="ro1">
          <table:table-cell table:number-columns-repeated="2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Infected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-5" calcext:value-type="float">
            <text:p>-5</text:p>
          </table:table-cell>
          <table:table-cell table:style-name="ce18" office:value-type="string" calcext:value-type="string">
            <text:p>Infected</text:p>
          </table:table-cell>
          <table:table-cell table:number-columns-repeated="49"/>
          <table:table-cell table:style-name="ce15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ce19"/>
          <table:table-cell table:number-columns-repeated="59"/>
          <table:table-cell table:style-name="ce15" table:number-columns-repeated="2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Sheet2_1" table:style-name="ta1">
        <table:table-column table:style-name="co1" table:number-columns-repeated="12" table:default-cell-style-name="ce13"/>
        <table:table-column table:style-name="co2" table:number-columns-repeated="4" table:default-cell-style-name="ce13"/>
        <table:table-column table:style-name="co1" table:number-columns-repeated="1008" table:default-cell-style-name="ce13"/>
        <table:table-row table:style-name="ro2">
          <table:table-cell table:number-columns-repeated="1024"/>
        </table:table-row>
        <table:table-row table:style-name="ro2">
          <table:table-cell table:number-columns-repeated="22"/>
          <table:table-cell table:style-name="ce48" office:value-type="string" calcext:value-type="string">
            <text:p>Row</text:p>
          </table:table-cell>
          <table:table-cell table:style-name="ce48" office:value-type="string" calcext:value-type="string">
            <text:p>Cycle</text:p>
          </table:table-cell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Cell</text:p>
          </table:table-cell>
          <table:table-cell table:style-name="ce48" office:value-type="string" calcext:value-type="string">
            <text:p>Status</text:p>
          </table:table-cell>
          <table:table-cell table:style-name="ce48" office:value-type="string" calcext:value-type="string">
            <text:p>Pcell</text:p>
          </table:table-cell>
          <table:table-cell table:style-name="ce48" office:value-type="string" calcext:value-type="string">
            <text:p>Pstatus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49" office:value-type="float" office:value="1" calcext:value-type="float">
            <text:p>1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6364" calcext:value-type="float">
            <text:p>36364</text:p>
          </table:table-cell>
          <table:table-cell table:style-name="ce59" office:value-type="float" office:value="161" calcext:value-type="float">
            <text:p>161</text:p>
          </table:table-cell>
          <table:table-cell table:style-name="ce59" office:value-type="string" calcext:value-type="string">
            <text:p>Infected</text:p>
          </table:table-cell>
          <table:table-cell table:style-name="ce59" office:value-type="float" office:value="161" calcext:value-type="float">
            <text:p>161</text:p>
          </table:table-cell>
          <table:table-cell table:style-name="ce75" office:value-type="string" calcext:value-type="string">
            <text:p>Infected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0" office:value-type="float" office:value="2" calcext:value-type="float">
            <text:p>2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2249" calcext:value-type="float">
            <text:p>42249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Infected</text:p>
          </table:table-cell>
          <table:table-cell table:style-name="ce53" office:value-type="float" office:value="161" calcext:value-type="float">
            <text:p>161</text:p>
          </table:table-cell>
          <table:table-cell table:style-name="ce76" office:value-type="string" calcext:value-type="string">
            <text:p>Infected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0" office:value-type="float" office:value="3" calcext:value-type="float">
            <text:p>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50673" calcext:value-type="float">
            <text:p>50673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Infected</text:p>
          </table:table-cell>
          <table:table-cell table:style-name="ce53" office:value-type="float" office:value="388" calcext:value-type="float">
            <text:p>388</text:p>
          </table:table-cell>
          <table:table-cell table:style-name="ce76" office:value-type="string" calcext:value-type="string">
            <text:p>Infected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0" office:value-type="float" office:value="4" calcext:value-type="float">
            <text:p>4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56333" calcext:value-type="float">
            <text:p>56333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Infected</text:p>
          </table:table-cell>
          <table:table-cell table:style-name="ce53" office:value-type="float" office:value="161" calcext:value-type="float">
            <text:p>161</text:p>
          </table:table-cell>
          <table:table-cell table:style-name="ce76" office:value-type="string" calcext:value-type="string">
            <text:p>Infected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0" office:value-type="float" office:value="5" calcext:value-type="float">
            <text:p>5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82571" calcext:value-type="float">
            <text:p>82571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Infected</text:p>
          </table:table-cell>
          <table:table-cell table:style-name="ce53" office:value-type="float" office:value="161" calcext:value-type="float">
            <text:p>161</text:p>
          </table:table-cell>
          <table:table-cell table:style-name="ce76" office:value-type="string" calcext:value-type="string">
            <text:p>Infected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1" office:value-type="float" office:value="6" calcext:value-type="float">
            <text:p>6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98593" calcext:value-type="float">
            <text:p>98593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string" calcext:value-type="string">
            <text:p>Infected</text:p>
          </table:table-cell>
          <table:table-cell table:style-name="ce60" office:value-type="float" office:value="241" calcext:value-type="float">
            <text:p>241</text:p>
          </table:table-cell>
          <table:table-cell table:style-name="ce77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49" office:value-type="float" office:value="7" calcext:value-type="float">
            <text:p>7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3881" calcext:value-type="float">
            <text:p>3881</text:p>
          </table:table-cell>
          <table:table-cell table:style-name="ce59" office:value-type="float" office:value="161" calcext:value-type="float">
            <text:p>161</text:p>
          </table:table-cell>
          <table:table-cell table:style-name="ce59" office:value-type="string" calcext:value-type="string">
            <text:p>Well</text:p>
          </table:table-cell>
          <table:table-cell table:style-name="ce59" office:value-type="float" office:value="161" calcext:value-type="float">
            <text:p>161</text:p>
          </table:table-cell>
          <table:table-cell table:style-name="ce75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0" office:value-type="float" office:value="8" calcext:value-type="float">
            <text:p>8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9719" calcext:value-type="float">
            <text:p>9719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style-name="ce53" office:value-type="float" office:value="1208" calcext:value-type="float">
            <text:p>1208</text:p>
          </table:table-cell>
          <table:table-cell table:style-name="ce76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0" office:value-type="float" office:value="9" calcext:value-type="float">
            <text:p>9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19404" calcext:value-type="float">
            <text:p>19404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style-name="ce53" office:value-type="float" office:value="1120" calcext:value-type="float">
            <text:p>1120</text:p>
          </table:table-cell>
          <table:table-cell table:style-name="ce76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0" office:value-type="float" office:value="10" calcext:value-type="float">
            <text:p>10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35951" calcext:value-type="float">
            <text:p>35951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style-name="ce53" office:value-type="float" office:value="161" calcext:value-type="float">
            <text:p>161</text:p>
          </table:table-cell>
          <table:table-cell table:style-name="ce76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0" office:value-type="float" office:value="11" calcext:value-type="float">
            <text:p>11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41289" calcext:value-type="float">
            <text:p>41289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style-name="ce53" office:value-type="float" office:value="161" calcext:value-type="float">
            <text:p>161</text:p>
          </table:table-cell>
          <table:table-cell table:style-name="ce76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0" office:value-type="float" office:value="12" calcext:value-type="float">
            <text:p>12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54772" calcext:value-type="float">
            <text:p>54772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style-name="ce53" office:value-type="float" office:value="963" calcext:value-type="float">
            <text:p>963</text:p>
          </table:table-cell>
          <table:table-cell table:style-name="ce76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0" office:value-type="float" office:value="13" calcext:value-type="float">
            <text:p>13</text:p>
          </table:table-cell>
          <table:table-cell table:style-name="ce53" office:value-type="float" office:value="35" calcext:value-type="float">
            <text:p>35</text:p>
          </table:table-cell>
          <table:table-cell table:style-name="ce53" office:value-type="float" office:value="61816" calcext:value-type="float">
            <text:p>61816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style-name="ce53" office:value-type="float" office:value="3811" calcext:value-type="float">
            <text:p>3811</text:p>
          </table:table-cell>
          <table:table-cell table:style-name="ce76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2" office:value-type="float" office:value="14" calcext:value-type="float">
            <text:p>1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81776" calcext:value-type="float">
            <text:p>81776</text:p>
          </table:table-cell>
          <table:table-cell table:style-name="ce61" office:value-type="float" office:value="161" calcext:value-type="float">
            <text:p>161</text:p>
          </table:table-cell>
          <table:table-cell table:style-name="ce61" office:value-type="string" calcext:value-type="string">
            <text:p>Well</text:p>
          </table:table-cell>
          <table:table-cell table:style-name="ce61" office:value-type="float" office:value="44" calcext:value-type="float">
            <text:p>44</text:p>
          </table:table-cell>
          <table:table-cell table:style-name="ce78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6364" calcext:value-type="float">
            <text:p>36364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Infected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Infected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42249" calcext:value-type="float">
            <text:p>42249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Infected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Infected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3" office:value-type="float" office:value="17" calcext:value-type="float">
            <text:p>17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56333" calcext:value-type="float">
            <text:p>56333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Infected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Infected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9719" calcext:value-type="float">
            <text:p>9719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5951" calcext:value-type="float">
            <text:p>35951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22"/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9205" calcext:value-type="float">
            <text:p>39205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style-name="ce53" office:value-type="float" office:value="2578" calcext:value-type="float">
            <text:p>2578</text:p>
          </table:table-cell>
          <table:table-cell table:style-name="ce53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12"/>
          <table:table-cell table:style-name="ce24" office:value-type="string" calcext:value-type="string">
            <text:p>Sum - num</text:p>
          </table:table-cell>
          <table:table-cell table:style-name="ce29" office:value-type="string" calcext:value-type="string">
            <text:p>Data</text:p>
          </table:table-cell>
          <table:table-cell table:style-name="ce36"/>
          <table:table-cell table:style-name="ce42"/>
          <table:table-cell table:number-columns-repeated="6"/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52189" calcext:value-type="float">
            <text:p>52189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style-name="ce53" office:value-type="float" office:value="890" calcext:value-type="float">
            <text:p>890</text:p>
          </table:table-cell>
          <table:table-cell table:style-name="ce53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12"/>
          <table:table-cell table:style-name="ce25" office:value-type="string" calcext:value-type="string">
            <text:p>x_type</text:p>
          </table:table-cell>
          <table:table-cell table:style-name="ce30" office:value-type="string" calcext:value-type="string">
            <text:p>Infected</text:p>
          </table:table-cell>
          <table:table-cell table:style-name="ce37" office:value-type="string" calcext:value-type="string">
            <text:p>Well</text:p>
          </table:table-cell>
          <table:table-cell table:style-name="ce43" office:value-type="string" calcext:value-type="string">
            <text:p>Total Result</text:p>
          </table:table-cell>
          <table:table-cell table:number-columns-repeated="6"/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81776" calcext:value-type="float">
            <text:p>81776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style-name="ce53" office:value-type="float" office:value="161" calcext:value-type="float">
            <text:p>161</text:p>
          </table:table-cell>
          <table:table-cell table:style-name="ce53" office:value-type="string" calcext:value-type="string">
            <text:p>Well</text:p>
          </table:table-cell>
          <table:table-cell table:number-columns-repeated="995"/>
        </table:table-row>
        <table:table-row table:style-name="ro2">
          <table:table-cell table:number-columns-repeated="12"/>
          <table:table-cell table:style-name="ce26" office:value-type="string" calcext:value-type="string">
            <text:p>Arr</text:p>
          </table:table-cell>
          <table:table-cell table:style-name="ce31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44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27" office:value-type="string" calcext:value-type="string">
            <text:p>Dep</text:p>
          </table:table-cell>
          <table:table-cell table:style-name="ce32"/>
          <table:table-cell table:style-name="ce39" office:value-type="float" office:value="-5" calcext:value-type="float">
            <text:p>-5</text:p>
          </table:table-cell>
          <table:table-cell table:style-name="ce45" office:value-type="float" office:value="-5" calcext:value-type="float">
            <text:p>-5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27" office:value-type="string" calcext:value-type="string">
            <text:p>Infected</text:p>
          </table:table-cell>
          <table:table-cell table:style-name="ce33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27" office:value-type="string" calcext:value-type="string">
            <text:p>Stay</text:p>
          </table:table-cell>
          <table:table-cell table:style-name="ce33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45"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27" office:value-type="string" calcext:value-type="string">
            <text:p>Well</text:p>
          </table:table-cell>
          <table:table-cell table:style-name="ce34" office:value-type="float" office:value="-1" calcext:value-type="float">
            <text:p>-1</text:p>
          </table:table-cell>
          <table:table-cell table:style-name="ce40" office:value-type="float" office:value="0" calcext:value-type="float">
            <text:p>0</text:p>
          </table:table-cell>
          <table:table-cell table:style-name="ce46" office:value-type="float" office:value="-1" calcext:value-type="float">
            <text:p>-1</text:p>
          </table:table-cell>
          <table:table-cell table:number-columns-repeated="1008"/>
        </table:table-row>
        <table:table-row table:style-name="ro2">
          <table:table-cell table:number-columns-repeated="12"/>
          <table:table-cell table:style-name="ce28" office:value-type="string" calcext:value-type="string">
            <text:p>Total Result</text:p>
          </table:table-cell>
          <table:table-cell table:style-name="ce35" office:value-type="float" office:value="5" calcext:value-type="float">
            <text:p>5</text:p>
          </table:table-cell>
          <table:table-cell table:style-name="ce41" office:value-type="float" office:value="4" calcext:value-type="float">
            <text:p>4</text:p>
          </table:table-cell>
          <table:table-cell table:style-name="ce47" office:value-type="float" office:value="9" calcext:value-type="float">
            <text:p>9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2"/>
          <table:table-cell table:style-name="Default"/>
          <table:table-cell table:style-name="ce62" office:value-type="string" calcext:value-type="string">
            <text:p>Well</text:p>
          </table:table-cell>
          <table:table-cell table:style-name="ce62" office:value-type="string" calcext:value-type="string">
            <text:p>Infected</text:p>
          </table:table-cell>
          <table:table-cell table:number-columns-repeated="999"/>
        </table:table-row>
        <table:table-row table:style-name="ro2">
          <table:table-cell table:number-columns-repeated="21"/>
          <table:table-cell table:style-name="Default"/>
          <table:table-cell table:style-name="ce54" office:value-type="string" calcext:value-type="string">
            <text:p>Arr</text:p>
          </table:table-cell>
          <table:table-cell table:style-name="ce63" office:value-type="float" office:value="5" calcext:value-type="float">
            <text:p>5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 table:number-columns-repeated="21"/>
          <table:table-cell table:style-name="Default"/>
          <table:table-cell table:style-name="ce55" office:value-type="string" calcext:value-type="string">
            <text:p>Dep</text:p>
          </table:table-cell>
          <table:table-cell table:style-name="ce64" office:value-type="float" office:value="-5" calcext:value-type="float">
            <text:p>-5</text:p>
          </table:table-cell>
          <table:table-cell table:style-name="ce70"/>
          <table:table-cell table:number-columns-repeated="999"/>
        </table:table-row>
        <table:table-row table:style-name="ro2">
          <table:table-cell table:number-columns-repeated="21"/>
          <table:table-cell table:style-name="Default"/>
          <table:table-cell table:style-name="ce54" office:value-type="string" calcext:value-type="string">
            <text:p>Well</text:p>
          </table:table-cell>
          <table:table-cell table:style-name="ce63" office:value-type="float" office:value="0" calcext:value-type="float">
            <text:p>0</text:p>
          </table:table-cell>
          <table:table-cell table:style-name="ce69" office:value-type="float" office:value="-1" calcext:value-type="float">
            <text:p>-1</text:p>
          </table:table-cell>
          <table:table-cell table:number-columns-repeated="999"/>
        </table:table-row>
        <table:table-row table:style-name="ro2">
          <table:table-cell table:number-columns-repeated="21"/>
          <table:table-cell table:style-name="Default"/>
          <table:table-cell table:style-name="ce55" office:value-type="string" calcext:value-type="string">
            <text:p>Infected</text:p>
          </table:table-cell>
          <table:table-cell table:style-name="ce64" office:value-type="float" office:value="1" calcext:value-type="float">
            <text:p>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number-columns-repeated="21"/>
          <table:table-cell table:style-name="Default"/>
          <table:table-cell table:style-name="ce56" office:value-type="string" calcext:value-type="string">
            <text:p>Stay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9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2"/>
          <table:table-cell table:style-name="ce57" office:value-type="string" calcext:value-type="string">
            <text:p>Start pop</text:p>
          </table:table-cell>
          <table:table-cell table:style-name="ce65" table:formula="of:=[.X45] - SUM([.X43:.X44])" office:value-type="float" office:value="8" calcext:value-type="float">
            <text:p>8</text:p>
          </table:table-cell>
          <table:table-cell table:style-name="ce65" table:formula="of:=[.Y45] - SUM([.Y43:.Y44])" office:value-type="float" office:value="4" calcext:value-type="float">
            <text:p>4</text:p>
          </table:table-cell>
          <table:table-cell table:style-name="ce71" table:formula="of:=[.X42]+[.Y42]" office:value-type="float" office:value="12" calcext:value-type="float">
            <text:p>12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style-name="ce54" office:value-type="string" calcext:value-type="string">
            <text:p>Arr</text:p>
          </table:table-cell>
          <table:table-cell table:style-name="ce66" table:formula="of:=[.X34]" office:value-type="float" office:value="5" calcext:value-type="float">
            <text:p>5</text:p>
          </table:table-cell>
          <table:table-cell table:style-name="ce66" table:formula="of:=[.Y34]" office:value-type="float" office:value="2" calcext:value-type="float">
            <text:p>2</text:p>
          </table:table-cell>
          <table:table-cell table:style-name="ce72" table:formula="of:=[.X43]+[.Y43]"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style-name="ce55" office:value-type="string" calcext:value-type="string">
            <text:p>Dep</text:p>
          </table:table-cell>
          <table:table-cell table:style-name="ce67" table:formula="of:=[.X35]" office:value-type="float" office:value="-5" calcext:value-type="float">
            <text:p>-5</text:p>
          </table:table-cell>
          <table:table-cell table:style-name="ce67" table:formula="of:=[.Y35]" office:value-type="float" office:value="0" calcext:value-type="float">
            <text:p>0</text:p>
          </table:table-cell>
          <table:table-cell table:style-name="ce73" table:formula="of:=[.X44]+[.Y44]" office:value-type="float" office:value="-5" calcext:value-type="float">
            <text:p>-5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style-name="ce57" office:value-type="string" calcext:value-type="string">
            <text:p>Sub</text:p>
          </table:table-cell>
          <table:table-cell table:style-name="ce65" table:formula="of:=[.X49] - SUM([.X46:.X47])" office:value-type="float" office:value="8" calcext:value-type="float">
            <text:p>8</text:p>
          </table:table-cell>
          <table:table-cell table:style-name="ce65" table:formula="of:=[.Y49] - SUM([.Y46:.Y47])" office:value-type="float" office:value="6" calcext:value-type="float">
            <text:p>6</text:p>
          </table:table-cell>
          <table:table-cell table:style-name="ce71" table:formula="of:=[.X45]+[.Y45]" office:value-type="float" office:value="14" calcext:value-type="float">
            <text:p>14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style-name="ce54" office:value-type="string" calcext:value-type="string">
            <text:p>Well</text:p>
          </table:table-cell>
          <table:table-cell table:style-name="ce66" table:formula="of:=[.X36]" office:value-type="float" office:value="0" calcext:value-type="float">
            <text:p>0</text:p>
          </table:table-cell>
          <table:table-cell table:style-name="ce66" table:formula="of:=[.Y36]" office:value-type="float" office:value="-1" calcext:value-type="float">
            <text:p>-1</text:p>
          </table:table-cell>
          <table:table-cell table:style-name="ce72" table:formula="of:=[.X46]+[.Y46]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style-name="ce58" office:value-type="string" calcext:value-type="string">
            <text:p>Infected</text:p>
          </table:table-cell>
          <table:table-cell table:formula="of:=[.X37]" office:value-type="float" office:value="1" calcext:value-type="float">
            <text:p>1</text:p>
          </table:table-cell>
          <table:table-cell table:formula="of:=[.Y37]" office:value-type="float" office:value="0" calcext:value-type="float">
            <text:p>0</text:p>
          </table:table-cell>
          <table:table-cell table:style-name="ce74" table:formula="of:=[.X47]+[.Y47]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style-name="ce55" office:value-type="string" calcext:value-type="string">
            <text:p><text:s/>... </text:p>
          </table:table-cell>
          <table:table-cell table:style-name="ce67" table:number-columns-repeated="2"/>
          <table:table-cell table:style-name="ce73" table:formula="of:=[.X48]+[.Y48]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22"/>
          <table:table-cell table:style-name="ce57" office:value-type="string" calcext:value-type="string">
            <text:p>End pop</text:p>
          </table:table-cell>
          <table:table-cell table:style-name="ce68" table:formula="of:=SUM([.X34:.X38]) - [.X35]" office:value-type="float" office:value="9" calcext:value-type="float">
            <text:p>9</text:p>
          </table:table-cell>
          <table:table-cell table:style-name="ce68" table:formula="of:=SUM([.Y34:.Y38]) - [.Y35]" office:value-type="float" office:value="5" calcext:value-type="float">
            <text:p>5</text:p>
          </table:table-cell>
          <table:table-cell table:style-name="ce71" table:formula="of:=[.X49]+[.Y49]" office:value-type="float" office:value="14" calcext:value-type="float">
            <text:p>14</text:p>
          </table:table-cell>
          <table:table-cell table:number-columns-repeated="99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1">
        <table:table-column table:style-name="co1" table:default-cell-style-name="Default"/>
        <table:table-column table:style-name="co1" table:number-columns-repeated="16" table:default-cell-style-name="ce3"/>
        <table:table-column table:style-name="co1" table:number-columns-repeated="1007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ev_cell</text:p>
          </table:table-cell>
          <table:table-cell table:style-name="ce4" office:value-type="string" calcext:value-type="string">
            <text:p>cell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" table:number-columns-repeated="47"/>
          <table:table-cell table:number-columns-repeated="957"/>
          <table:table-cell table:style-name="ce13" table:number-columns-repeated="3"/>
        </table:table-row>
        <table:table-row table:style-name="ro3">
          <table:table-cell table:style-name="ce2"/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IF(ISTEXT([.E6]); [.E7]; [.E6])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E7]=[.F$6]; IF([.$D7]=[.$E7]; &quot;Stay&quot;; &quot;Arrive&quot;); IF([.$D7]=[.F$6]; &quot;Depart&quot;; &quot;&quot;))">
            <text:p/>
          </table:table-cell>
          <table:table-cell table:style-name="ce9" table:formula="of:=IF([.$E7]=[.G$6]; IF([.$D7]=[.$E7]; &quot;Stay&quot;; &quot;Arrive&quot;); IF([.$D7]=[.G$6]; &quot;Depart&quot;; &quot;&quot;))">
            <text:p/>
          </table:table-cell>
          <table:table-cell table:style-name="ce9" table:formula="of:=IF([.$E7]=[.H$6]; IF([.$D7]=[.$E7]; &quot;Stay&quot;; &quot;Arrive&quot;); IF([.$D7]=[.H$6]; &quot;Depart&quot;; &quot;&quot;))" office:value-type="string" office:string-value="Stay" calcext:value-type="string">
            <text:p>Stay</text:p>
          </table:table-cell>
          <table:table-cell table:style-name="ce9" table:formula="of:=IF([.$E7]=[.I$6]; IF([.$D7]=[.$E7]; &quot;Stay&quot;; &quot;Arrive&quot;); IF([.$D7]=[.I$6]; &quot;Depart&quot;; &quot;&quot;))">
            <text:p/>
          </table:table-cell>
          <table:table-cell table:style-name="ce9" table:formula="of:=IF([.$E7]=[.J$6]; IF([.$D7]=[.$E7]; &quot;Stay&quot;; &quot;Arrive&quot;); IF([.$D7]=[.J$6]; &quot;Depart&quot;; &quot;&quot;))">
            <text:p/>
          </table:table-cell>
          <table:table-cell table:style-name="ce9" table:formula="of:=IF([.$E7]=[.K$6]; IF([.$D7]=[.$E7]; &quot;Stay&quot;; &quot;Arrive&quot;); IF([.$D7]=[.K$6]; &quot;Depart&quot;; &quot;&quot;))">
            <text:p/>
          </table:table-cell>
          <table:table-cell table:style-name="ce9" table:formula="of:=IF([.$E7]=[.L$6]; IF([.$D7]=[.$E7]; &quot;Stay&quot;; &quot;Arrive&quot;); IF([.$D7]=[.L$6]; &quot;Depart&quot;; &quot;&quot;))">
            <text:p/>
          </table:table-cell>
          <table:table-cell table:style-name="ce9" table:formula="of:=IF([.$E7]=[.M$6]; IF([.$D7]=[.$E7]; &quot;Stay&quot;; &quot;Arrive&quot;); IF([.$D7]=[.M$6]; &quot;Depart&quot;; &quot;&quot;))">
            <text:p/>
          </table:table-cell>
          <table:table-cell table:style-name="ce9" table:formula="of:=IF([.$E7]=[.N$6]; IF([.$D7]=[.$E7]; &quot;Stay&quot;; &quot;Arrive&quot;); IF([.$D7]=[.N$6]; &quot;Depart&quot;; &quot;&quot;))">
            <text:p/>
          </table:table-cell>
          <table:table-cell table:style-name="ce9" table:formula="of:=IF([.$E7]=[.O$6]; IF([.$D7]=[.$E7]; &quot;Stay&quot;; &quot;Arrive&quot;); IF([.$D7]=[.O$6]; &quot;Depart&quot;; &quot;&quot;))">
            <text:p/>
          </table:table-cell>
          <table:table-cell table:style-name="ce9" table:formula="of:=IF([.$E7]=[.P$6]; IF([.$D7]=[.$E7]; &quot;Stay&quot;; &quot;Arrive&quot;); IF([.$D7]=[.P$6]; &quot;Depart&quot;; &quot;&quot;))">
            <text:p/>
          </table:table-cell>
          <table:table-cell table:style-name="ce11" table:formula="of:=IF([.$E7]=[.Q$6]; IF([.$D7]=[.$E7]; &quot;Stay&quot;; &quot;Arrive&quot;); IF([.$D7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formula="of:=IF(ISTEXT([.E7]); [.E8]; [.E7])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E8]=[.F$6]; IF([.$D8]=[.$E8]; &quot;Stay&quot;; &quot;Arrive&quot;); IF([.$D8]=[.F$6]; &quot;Depart&quot;; &quot;&quot;))">
            <text:p/>
          </table:table-cell>
          <table:table-cell table:style-name="ce9" table:formula="of:=IF([.$E8]=[.G$6]; IF([.$D8]=[.$E8]; &quot;Stay&quot;; &quot;Arrive&quot;); IF([.$D8]=[.G$6]; &quot;Depart&quot;; &quot;&quot;))">
            <text:p/>
          </table:table-cell>
          <table:table-cell table:style-name="ce9" table:formula="of:=IF([.$E8]=[.H$6]; IF([.$D8]=[.$E8]; &quot;Stay&quot;; &quot;Arrive&quot;); IF([.$D8]=[.H$6]; &quot;Depart&quot;; &quot;&quot;))" office:value-type="string" office:string-value="Stay" calcext:value-type="string">
            <text:p>Stay</text:p>
          </table:table-cell>
          <table:table-cell table:style-name="ce9" table:formula="of:=IF([.$E8]=[.I$6]; IF([.$D8]=[.$E8]; &quot;Stay&quot;; &quot;Arrive&quot;); IF([.$D8]=[.I$6]; &quot;Depart&quot;; &quot;&quot;))">
            <text:p/>
          </table:table-cell>
          <table:table-cell table:style-name="ce9" table:formula="of:=IF([.$E8]=[.J$6]; IF([.$D8]=[.$E8]; &quot;Stay&quot;; &quot;Arrive&quot;); IF([.$D8]=[.J$6]; &quot;Depart&quot;; &quot;&quot;))">
            <text:p/>
          </table:table-cell>
          <table:table-cell table:style-name="ce9" table:formula="of:=IF([.$E8]=[.K$6]; IF([.$D8]=[.$E8]; &quot;Stay&quot;; &quot;Arrive&quot;); IF([.$D8]=[.K$6]; &quot;Depart&quot;; &quot;&quot;))">
            <text:p/>
          </table:table-cell>
          <table:table-cell table:style-name="ce9" table:formula="of:=IF([.$E8]=[.L$6]; IF([.$D8]=[.$E8]; &quot;Stay&quot;; &quot;Arrive&quot;); IF([.$D8]=[.L$6]; &quot;Depart&quot;; &quot;&quot;))">
            <text:p/>
          </table:table-cell>
          <table:table-cell table:style-name="ce9" table:formula="of:=IF([.$E8]=[.M$6]; IF([.$D8]=[.$E8]; &quot;Stay&quot;; &quot;Arrive&quot;); IF([.$D8]=[.M$6]; &quot;Depart&quot;; &quot;&quot;))">
            <text:p/>
          </table:table-cell>
          <table:table-cell table:style-name="ce9" table:formula="of:=IF([.$E8]=[.N$6]; IF([.$D8]=[.$E8]; &quot;Stay&quot;; &quot;Arrive&quot;); IF([.$D8]=[.N$6]; &quot;Depart&quot;; &quot;&quot;))">
            <text:p/>
          </table:table-cell>
          <table:table-cell table:style-name="ce9" table:formula="of:=IF([.$E8]=[.O$6]; IF([.$D8]=[.$E8]; &quot;Stay&quot;; &quot;Arrive&quot;); IF([.$D8]=[.O$6]; &quot;Depart&quot;; &quot;&quot;))">
            <text:p/>
          </table:table-cell>
          <table:table-cell table:style-name="ce9" table:formula="of:=IF([.$E8]=[.P$6]; IF([.$D8]=[.$E8]; &quot;Stay&quot;; &quot;Arrive&quot;); IF([.$D8]=[.P$6]; &quot;Depart&quot;; &quot;&quot;))">
            <text:p/>
          </table:table-cell>
          <table:table-cell table:style-name="ce11" table:formula="of:=IF([.$E8]=[.Q$6]; IF([.$D8]=[.$E8]; &quot;Stay&quot;; &quot;Arrive&quot;); IF([.$D8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formula="of:=IF(ISTEXT([.E8]); [.E9]; [.E8])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E9]=[.F$6]; IF([.$D9]=[.$E9]; &quot;Stay&quot;; &quot;Arrive&quot;); IF([.$D9]=[.F$6]; &quot;Depart&quot;; &quot;&quot;))">
            <text:p/>
          </table:table-cell>
          <table:table-cell table:style-name="ce9" table:formula="of:=IF([.$E9]=[.G$6]; IF([.$D9]=[.$E9]; &quot;Stay&quot;; &quot;Arrive&quot;); IF([.$D9]=[.G$6]; &quot;Depart&quot;; &quot;&quot;))">
            <text:p/>
          </table:table-cell>
          <table:table-cell table:style-name="ce9" table:formula="of:=IF([.$E9]=[.H$6]; IF([.$D9]=[.$E9]; &quot;Stay&quot;; &quot;Arrive&quot;); IF([.$D9]=[.H$6]; &quot;Depart&quot;; &quot;&quot;))" office:value-type="string" office:string-value="Stay" calcext:value-type="string">
            <text:p>Stay</text:p>
          </table:table-cell>
          <table:table-cell table:style-name="ce9" table:formula="of:=IF([.$E9]=[.I$6]; IF([.$D9]=[.$E9]; &quot;Stay&quot;; &quot;Arrive&quot;); IF([.$D9]=[.I$6]; &quot;Depart&quot;; &quot;&quot;))">
            <text:p/>
          </table:table-cell>
          <table:table-cell table:style-name="ce9" table:formula="of:=IF([.$E9]=[.J$6]; IF([.$D9]=[.$E9]; &quot;Stay&quot;; &quot;Arrive&quot;); IF([.$D9]=[.J$6]; &quot;Depart&quot;; &quot;&quot;))">
            <text:p/>
          </table:table-cell>
          <table:table-cell table:style-name="ce9" table:formula="of:=IF([.$E9]=[.K$6]; IF([.$D9]=[.$E9]; &quot;Stay&quot;; &quot;Arrive&quot;); IF([.$D9]=[.K$6]; &quot;Depart&quot;; &quot;&quot;))">
            <text:p/>
          </table:table-cell>
          <table:table-cell table:style-name="ce9" table:formula="of:=IF([.$E9]=[.L$6]; IF([.$D9]=[.$E9]; &quot;Stay&quot;; &quot;Arrive&quot;); IF([.$D9]=[.L$6]; &quot;Depart&quot;; &quot;&quot;))">
            <text:p/>
          </table:table-cell>
          <table:table-cell table:style-name="ce9" table:formula="of:=IF([.$E9]=[.M$6]; IF([.$D9]=[.$E9]; &quot;Stay&quot;; &quot;Arrive&quot;); IF([.$D9]=[.M$6]; &quot;Depart&quot;; &quot;&quot;))">
            <text:p/>
          </table:table-cell>
          <table:table-cell table:style-name="ce9" table:formula="of:=IF([.$E9]=[.N$6]; IF([.$D9]=[.$E9]; &quot;Stay&quot;; &quot;Arrive&quot;); IF([.$D9]=[.N$6]; &quot;Depart&quot;; &quot;&quot;))">
            <text:p/>
          </table:table-cell>
          <table:table-cell table:style-name="ce9" table:formula="of:=IF([.$E9]=[.O$6]; IF([.$D9]=[.$E9]; &quot;Stay&quot;; &quot;Arrive&quot;); IF([.$D9]=[.O$6]; &quot;Depart&quot;; &quot;&quot;))">
            <text:p/>
          </table:table-cell>
          <table:table-cell table:style-name="ce9" table:formula="of:=IF([.$E9]=[.P$6]; IF([.$D9]=[.$E9]; &quot;Stay&quot;; &quot;Arrive&quot;); IF([.$D9]=[.P$6]; &quot;Depart&quot;; &quot;&quot;))">
            <text:p/>
          </table:table-cell>
          <table:table-cell table:style-name="ce11" table:formula="of:=IF([.$E9]=[.Q$6]; IF([.$D9]=[.$E9]; &quot;Stay&quot;; &quot;Arrive&quot;); IF([.$D9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formula="of:=IF(ISTEXT([.E9]); [.E10]; [.E9])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E10]=[.F$6]; IF([.$D10]=[.$E10]; &quot;Stay&quot;; &quot;Arrive&quot;); IF([.$D10]=[.F$6]; &quot;Depart&quot;; &quot;&quot;))">
            <text:p/>
          </table:table-cell>
          <table:table-cell table:style-name="ce9" table:formula="of:=IF([.$E10]=[.G$6]; IF([.$D10]=[.$E10]; &quot;Stay&quot;; &quot;Arrive&quot;); IF([.$D10]=[.G$6]; &quot;Depart&quot;; &quot;&quot;))">
            <text:p/>
          </table:table-cell>
          <table:table-cell table:style-name="ce9" table:formula="of:=IF([.$E10]=[.H$6]; IF([.$D10]=[.$E10]; &quot;Stay&quot;; &quot;Arrive&quot;); IF([.$D10]=[.H$6]; &quot;Depart&quot;; &quot;&quot;))" office:value-type="string" office:string-value="Stay" calcext:value-type="string">
            <text:p>Stay</text:p>
          </table:table-cell>
          <table:table-cell table:style-name="ce9" table:formula="of:=IF([.$E10]=[.I$6]; IF([.$D10]=[.$E10]; &quot;Stay&quot;; &quot;Arrive&quot;); IF([.$D10]=[.I$6]; &quot;Depart&quot;; &quot;&quot;))">
            <text:p/>
          </table:table-cell>
          <table:table-cell table:style-name="ce9" table:formula="of:=IF([.$E10]=[.J$6]; IF([.$D10]=[.$E10]; &quot;Stay&quot;; &quot;Arrive&quot;); IF([.$D10]=[.J$6]; &quot;Depart&quot;; &quot;&quot;))">
            <text:p/>
          </table:table-cell>
          <table:table-cell table:style-name="ce9" table:formula="of:=IF([.$E10]=[.K$6]; IF([.$D10]=[.$E10]; &quot;Stay&quot;; &quot;Arrive&quot;); IF([.$D10]=[.K$6]; &quot;Depart&quot;; &quot;&quot;))">
            <text:p/>
          </table:table-cell>
          <table:table-cell table:style-name="ce9" table:formula="of:=IF([.$E10]=[.L$6]; IF([.$D10]=[.$E10]; &quot;Stay&quot;; &quot;Arrive&quot;); IF([.$D10]=[.L$6]; &quot;Depart&quot;; &quot;&quot;))">
            <text:p/>
          </table:table-cell>
          <table:table-cell table:style-name="ce9" table:formula="of:=IF([.$E10]=[.M$6]; IF([.$D10]=[.$E10]; &quot;Stay&quot;; &quot;Arrive&quot;); IF([.$D10]=[.M$6]; &quot;Depart&quot;; &quot;&quot;))">
            <text:p/>
          </table:table-cell>
          <table:table-cell table:style-name="ce9" table:formula="of:=IF([.$E10]=[.N$6]; IF([.$D10]=[.$E10]; &quot;Stay&quot;; &quot;Arrive&quot;); IF([.$D10]=[.N$6]; &quot;Depart&quot;; &quot;&quot;))">
            <text:p/>
          </table:table-cell>
          <table:table-cell table:style-name="ce9" table:formula="of:=IF([.$E10]=[.O$6]; IF([.$D10]=[.$E10]; &quot;Stay&quot;; &quot;Arrive&quot;); IF([.$D10]=[.O$6]; &quot;Depart&quot;; &quot;&quot;))">
            <text:p/>
          </table:table-cell>
          <table:table-cell table:style-name="ce9" table:formula="of:=IF([.$E10]=[.P$6]; IF([.$D10]=[.$E10]; &quot;Stay&quot;; &quot;Arrive&quot;); IF([.$D10]=[.P$6]; &quot;Depart&quot;; &quot;&quot;))">
            <text:p/>
          </table:table-cell>
          <table:table-cell table:style-name="ce11" table:formula="of:=IF([.$E10]=[.Q$6]; IF([.$D10]=[.$E10]; &quot;Stay&quot;; &quot;Arrive&quot;); IF([.$D10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formula="of:=IF(ISTEXT([.E10]); [.E11]; [.E10])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E11]=[.F$6]; IF([.$D11]=[.$E11]; &quot;Stay&quot;; &quot;Arrive&quot;); IF([.$D11]=[.F$6]; &quot;Depart&quot;; &quot;&quot;))">
            <text:p/>
          </table:table-cell>
          <table:table-cell table:style-name="ce9" table:formula="of:=IF([.$E11]=[.G$6]; IF([.$D11]=[.$E11]; &quot;Stay&quot;; &quot;Arrive&quot;); IF([.$D11]=[.G$6]; &quot;Depart&quot;; &quot;&quot;))">
            <text:p/>
          </table:table-cell>
          <table:table-cell table:style-name="ce9" table:formula="of:=IF([.$E11]=[.H$6]; IF([.$D11]=[.$E11]; &quot;Stay&quot;; &quot;Arrive&quot;); IF([.$D11]=[.H$6]; &quot;Depart&quot;; &quot;&quot;))" office:value-type="string" office:string-value="Stay" calcext:value-type="string">
            <text:p>Stay</text:p>
          </table:table-cell>
          <table:table-cell table:style-name="ce9" table:formula="of:=IF([.$E11]=[.I$6]; IF([.$D11]=[.$E11]; &quot;Stay&quot;; &quot;Arrive&quot;); IF([.$D11]=[.I$6]; &quot;Depart&quot;; &quot;&quot;))">
            <text:p/>
          </table:table-cell>
          <table:table-cell table:style-name="ce9" table:formula="of:=IF([.$E11]=[.J$6]; IF([.$D11]=[.$E11]; &quot;Stay&quot;; &quot;Arrive&quot;); IF([.$D11]=[.J$6]; &quot;Depart&quot;; &quot;&quot;))">
            <text:p/>
          </table:table-cell>
          <table:table-cell table:style-name="ce9" table:formula="of:=IF([.$E11]=[.K$6]; IF([.$D11]=[.$E11]; &quot;Stay&quot;; &quot;Arrive&quot;); IF([.$D11]=[.K$6]; &quot;Depart&quot;; &quot;&quot;))">
            <text:p/>
          </table:table-cell>
          <table:table-cell table:style-name="ce9" table:formula="of:=IF([.$E11]=[.L$6]; IF([.$D11]=[.$E11]; &quot;Stay&quot;; &quot;Arrive&quot;); IF([.$D11]=[.L$6]; &quot;Depart&quot;; &quot;&quot;))">
            <text:p/>
          </table:table-cell>
          <table:table-cell table:style-name="ce9" table:formula="of:=IF([.$E11]=[.M$6]; IF([.$D11]=[.$E11]; &quot;Stay&quot;; &quot;Arrive&quot;); IF([.$D11]=[.M$6]; &quot;Depart&quot;; &quot;&quot;))">
            <text:p/>
          </table:table-cell>
          <table:table-cell table:style-name="ce9" table:formula="of:=IF([.$E11]=[.N$6]; IF([.$D11]=[.$E11]; &quot;Stay&quot;; &quot;Arrive&quot;); IF([.$D11]=[.N$6]; &quot;Depart&quot;; &quot;&quot;))">
            <text:p/>
          </table:table-cell>
          <table:table-cell table:style-name="ce9" table:formula="of:=IF([.$E11]=[.O$6]; IF([.$D11]=[.$E11]; &quot;Stay&quot;; &quot;Arrive&quot;); IF([.$D11]=[.O$6]; &quot;Depart&quot;; &quot;&quot;))">
            <text:p/>
          </table:table-cell>
          <table:table-cell table:style-name="ce9" table:formula="of:=IF([.$E11]=[.P$6]; IF([.$D11]=[.$E11]; &quot;Stay&quot;; &quot;Arrive&quot;); IF([.$D11]=[.P$6]; &quot;Depart&quot;; &quot;&quot;))">
            <text:p/>
          </table:table-cell>
          <table:table-cell table:style-name="ce11" table:formula="of:=IF([.$E11]=[.Q$6]; IF([.$D11]=[.$E11]; &quot;Stay&quot;; &quot;Arrive&quot;); IF([.$D11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5" table:formula="of:=IF(ISTEXT([.E11]); [.E12]; [.E11])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IF([.$E12]=[.F$6]; IF([.$D12]=[.$E12]; &quot;Stay&quot;; &quot;Arrive&quot;); IF([.$D12]=[.F$6]; &quot;Depart&quot;; &quot;&quot;))">
            <text:p/>
          </table:table-cell>
          <table:table-cell table:style-name="ce9" table:formula="of:=IF([.$E12]=[.G$6]; IF([.$D12]=[.$E12]; &quot;Stay&quot;; &quot;Arrive&quot;); IF([.$D12]=[.G$6]; &quot;Depart&quot;; &quot;&quot;))">
            <text:p/>
          </table:table-cell>
          <table:table-cell table:style-name="ce9" table:formula="of:=IF([.$E12]=[.H$6]; IF([.$D12]=[.$E12]; &quot;Stay&quot;; &quot;Arrive&quot;); IF([.$D12]=[.H$6]; &quot;Depart&quot;; &quot;&quot;))" office:value-type="string" office:string-value="Depart" calcext:value-type="string">
            <text:p>Depart</text:p>
          </table:table-cell>
          <table:table-cell table:style-name="ce9" table:formula="of:=IF([.$E12]=[.I$6]; IF([.$D12]=[.$E12]; &quot;Stay&quot;; &quot;Arrive&quot;); IF([.$D12]=[.I$6]; &quot;Depart&quot;; &quot;&quot;))">
            <text:p/>
          </table:table-cell>
          <table:table-cell table:style-name="ce9" table:formula="of:=IF([.$E12]=[.J$6]; IF([.$D12]=[.$E12]; &quot;Stay&quot;; &quot;Arrive&quot;); IF([.$D12]=[.J$6]; &quot;Depart&quot;; &quot;&quot;))" office:value-type="string" office:string-value="Arrive" calcext:value-type="string">
            <text:p>Arrive</text:p>
          </table:table-cell>
          <table:table-cell table:style-name="ce9" table:formula="of:=IF([.$E12]=[.K$6]; IF([.$D12]=[.$E12]; &quot;Stay&quot;; &quot;Arrive&quot;); IF([.$D12]=[.K$6]; &quot;Depart&quot;; &quot;&quot;))">
            <text:p/>
          </table:table-cell>
          <table:table-cell table:style-name="ce9" table:formula="of:=IF([.$E12]=[.L$6]; IF([.$D12]=[.$E12]; &quot;Stay&quot;; &quot;Arrive&quot;); IF([.$D12]=[.L$6]; &quot;Depart&quot;; &quot;&quot;))">
            <text:p/>
          </table:table-cell>
          <table:table-cell table:style-name="ce9" table:formula="of:=IF([.$E12]=[.M$6]; IF([.$D12]=[.$E12]; &quot;Stay&quot;; &quot;Arrive&quot;); IF([.$D12]=[.M$6]; &quot;Depart&quot;; &quot;&quot;))">
            <text:p/>
          </table:table-cell>
          <table:table-cell table:style-name="ce9" table:formula="of:=IF([.$E12]=[.N$6]; IF([.$D12]=[.$E12]; &quot;Stay&quot;; &quot;Arrive&quot;); IF([.$D12]=[.N$6]; &quot;Depart&quot;; &quot;&quot;))">
            <text:p/>
          </table:table-cell>
          <table:table-cell table:style-name="ce9" table:formula="of:=IF([.$E12]=[.O$6]; IF([.$D12]=[.$E12]; &quot;Stay&quot;; &quot;Arrive&quot;); IF([.$D12]=[.O$6]; &quot;Depart&quot;; &quot;&quot;))">
            <text:p/>
          </table:table-cell>
          <table:table-cell table:style-name="ce9" table:formula="of:=IF([.$E12]=[.P$6]; IF([.$D12]=[.$E12]; &quot;Stay&quot;; &quot;Arrive&quot;); IF([.$D12]=[.P$6]; &quot;Depart&quot;; &quot;&quot;))">
            <text:p/>
          </table:table-cell>
          <table:table-cell table:style-name="ce11" table:formula="of:=IF([.$E12]=[.Q$6]; IF([.$D12]=[.$E12]; &quot;Stay&quot;; &quot;Arrive&quot;); IF([.$D12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table:formula="of:=IF(ISTEXT([.E12]); [.E13]; [.E12])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IF([.$E13]=[.F$6]; IF([.$D13]=[.$E13]; &quot;Stay&quot;; &quot;Arrive&quot;); IF([.$D13]=[.F$6]; &quot;Depart&quot;; &quot;&quot;))">
            <text:p/>
          </table:table-cell>
          <table:table-cell table:style-name="ce9" table:formula="of:=IF([.$E13]=[.G$6]; IF([.$D13]=[.$E13]; &quot;Stay&quot;; &quot;Arrive&quot;); IF([.$D13]=[.G$6]; &quot;Depart&quot;; &quot;&quot;))">
            <text:p/>
          </table:table-cell>
          <table:table-cell table:style-name="ce9" table:formula="of:=IF([.$E13]=[.H$6]; IF([.$D13]=[.$E13]; &quot;Stay&quot;; &quot;Arrive&quot;); IF([.$D13]=[.H$6]; &quot;Depart&quot;; &quot;&quot;))">
            <text:p/>
          </table:table-cell>
          <table:table-cell table:style-name="ce9" table:formula="of:=IF([.$E13]=[.I$6]; IF([.$D13]=[.$E13]; &quot;Stay&quot;; &quot;Arrive&quot;); IF([.$D13]=[.I$6]; &quot;Depart&quot;; &quot;&quot;))">
            <text:p/>
          </table:table-cell>
          <table:table-cell table:style-name="ce9" table:formula="of:=IF([.$E13]=[.J$6]; IF([.$D13]=[.$E13]; &quot;Stay&quot;; &quot;Arrive&quot;); IF([.$D13]=[.J$6]; &quot;Depart&quot;; &quot;&quot;))" office:value-type="string" office:string-value="Stay" calcext:value-type="string">
            <text:p>Stay</text:p>
          </table:table-cell>
          <table:table-cell table:style-name="ce9" table:formula="of:=IF([.$E13]=[.K$6]; IF([.$D13]=[.$E13]; &quot;Stay&quot;; &quot;Arrive&quot;); IF([.$D13]=[.K$6]; &quot;Depart&quot;; &quot;&quot;))">
            <text:p/>
          </table:table-cell>
          <table:table-cell table:style-name="ce9" table:formula="of:=IF([.$E13]=[.L$6]; IF([.$D13]=[.$E13]; &quot;Stay&quot;; &quot;Arrive&quot;); IF([.$D13]=[.L$6]; &quot;Depart&quot;; &quot;&quot;))">
            <text:p/>
          </table:table-cell>
          <table:table-cell table:style-name="ce9" table:formula="of:=IF([.$E13]=[.M$6]; IF([.$D13]=[.$E13]; &quot;Stay&quot;; &quot;Arrive&quot;); IF([.$D13]=[.M$6]; &quot;Depart&quot;; &quot;&quot;))">
            <text:p/>
          </table:table-cell>
          <table:table-cell table:style-name="ce9" table:formula="of:=IF([.$E13]=[.N$6]; IF([.$D13]=[.$E13]; &quot;Stay&quot;; &quot;Arrive&quot;); IF([.$D13]=[.N$6]; &quot;Depart&quot;; &quot;&quot;))">
            <text:p/>
          </table:table-cell>
          <table:table-cell table:style-name="ce9" table:formula="of:=IF([.$E13]=[.O$6]; IF([.$D13]=[.$E13]; &quot;Stay&quot;; &quot;Arrive&quot;); IF([.$D13]=[.O$6]; &quot;Depart&quot;; &quot;&quot;))">
            <text:p/>
          </table:table-cell>
          <table:table-cell table:style-name="ce9" table:formula="of:=IF([.$E13]=[.P$6]; IF([.$D13]=[.$E13]; &quot;Stay&quot;; &quot;Arrive&quot;); IF([.$D13]=[.P$6]; &quot;Depart&quot;; &quot;&quot;))">
            <text:p/>
          </table:table-cell>
          <table:table-cell table:style-name="ce11" table:formula="of:=IF([.$E13]=[.Q$6]; IF([.$D13]=[.$E13]; &quot;Stay&quot;; &quot;Arrive&quot;); IF([.$D13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7" calcext:value-type="float">
            <text:p>7</text:p>
          </table:table-cell>
          <table:table-cell table:style-name="ce5" table:formula="of:=IF(ISTEXT([.E13]); [.E14]; [.E13])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IF([.$E14]=[.F$6]; IF([.$D14]=[.$E14]; &quot;Stay&quot;; &quot;Arrive&quot;); IF([.$D14]=[.F$6]; &quot;Depart&quot;; &quot;&quot;))">
            <text:p/>
          </table:table-cell>
          <table:table-cell table:style-name="ce9" table:formula="of:=IF([.$E14]=[.G$6]; IF([.$D14]=[.$E14]; &quot;Stay&quot;; &quot;Arrive&quot;); IF([.$D14]=[.G$6]; &quot;Depart&quot;; &quot;&quot;))">
            <text:p/>
          </table:table-cell>
          <table:table-cell table:style-name="ce9" table:formula="of:=IF([.$E14]=[.H$6]; IF([.$D14]=[.$E14]; &quot;Stay&quot;; &quot;Arrive&quot;); IF([.$D14]=[.H$6]; &quot;Depart&quot;; &quot;&quot;))">
            <text:p/>
          </table:table-cell>
          <table:table-cell table:style-name="ce9" table:formula="of:=IF([.$E14]=[.I$6]; IF([.$D14]=[.$E14]; &quot;Stay&quot;; &quot;Arrive&quot;); IF([.$D14]=[.I$6]; &quot;Depart&quot;; &quot;&quot;))">
            <text:p/>
          </table:table-cell>
          <table:table-cell table:style-name="ce9" table:formula="of:=IF([.$E14]=[.J$6]; IF([.$D14]=[.$E14]; &quot;Stay&quot;; &quot;Arrive&quot;); IF([.$D14]=[.J$6]; &quot;Depart&quot;; &quot;&quot;))" office:value-type="string" office:string-value="Depart" calcext:value-type="string">
            <text:p>Depart</text:p>
          </table:table-cell>
          <table:table-cell table:style-name="ce9" table:formula="of:=IF([.$E14]=[.K$6]; IF([.$D14]=[.$E14]; &quot;Stay&quot;; &quot;Arrive&quot;); IF([.$D14]=[.K$6]; &quot;Depart&quot;; &quot;&quot;))" office:value-type="string" office:string-value="Arrive" calcext:value-type="string">
            <text:p>Arrive</text:p>
          </table:table-cell>
          <table:table-cell table:style-name="ce9" table:formula="of:=IF([.$E14]=[.L$6]; IF([.$D14]=[.$E14]; &quot;Stay&quot;; &quot;Arrive&quot;); IF([.$D14]=[.L$6]; &quot;Depart&quot;; &quot;&quot;))">
            <text:p/>
          </table:table-cell>
          <table:table-cell table:style-name="ce9" table:formula="of:=IF([.$E14]=[.M$6]; IF([.$D14]=[.$E14]; &quot;Stay&quot;; &quot;Arrive&quot;); IF([.$D14]=[.M$6]; &quot;Depart&quot;; &quot;&quot;))">
            <text:p/>
          </table:table-cell>
          <table:table-cell table:style-name="ce9" table:formula="of:=IF([.$E14]=[.N$6]; IF([.$D14]=[.$E14]; &quot;Stay&quot;; &quot;Arrive&quot;); IF([.$D14]=[.N$6]; &quot;Depart&quot;; &quot;&quot;))">
            <text:p/>
          </table:table-cell>
          <table:table-cell table:style-name="ce9" table:formula="of:=IF([.$E14]=[.O$6]; IF([.$D14]=[.$E14]; &quot;Stay&quot;; &quot;Arrive&quot;); IF([.$D14]=[.O$6]; &quot;Depart&quot;; &quot;&quot;))">
            <text:p/>
          </table:table-cell>
          <table:table-cell table:style-name="ce9" table:formula="of:=IF([.$E14]=[.P$6]; IF([.$D14]=[.$E14]; &quot;Stay&quot;; &quot;Arrive&quot;); IF([.$D14]=[.P$6]; &quot;Depart&quot;; &quot;&quot;))">
            <text:p/>
          </table:table-cell>
          <table:table-cell table:style-name="ce11" table:formula="of:=IF([.$E14]=[.Q$6]; IF([.$D14]=[.$E14]; &quot;Stay&quot;; &quot;Arrive&quot;); IF([.$D14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formula="of:=IF(ISTEXT([.E14]); [.E15]; [.E14])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7" table:formula="of:=IF([.$E15]=[.F$6]; IF([.$D15]=[.$E15]; &quot;Stay&quot;; &quot;Arrive&quot;); IF([.$D15]=[.F$6]; &quot;Depart&quot;; &quot;&quot;))">
            <text:p/>
          </table:table-cell>
          <table:table-cell table:style-name="ce9" table:formula="of:=IF([.$E15]=[.G$6]; IF([.$D15]=[.$E15]; &quot;Stay&quot;; &quot;Arrive&quot;); IF([.$D15]=[.G$6]; &quot;Depart&quot;; &quot;&quot;))" office:value-type="string" office:string-value="Arrive" calcext:value-type="string">
            <text:p>Arrive</text:p>
          </table:table-cell>
          <table:table-cell table:style-name="ce9" table:formula="of:=IF([.$E15]=[.H$6]; IF([.$D15]=[.$E15]; &quot;Stay&quot;; &quot;Arrive&quot;); IF([.$D15]=[.H$6]; &quot;Depart&quot;; &quot;&quot;))">
            <text:p/>
          </table:table-cell>
          <table:table-cell table:style-name="ce9" table:formula="of:=IF([.$E15]=[.I$6]; IF([.$D15]=[.$E15]; &quot;Stay&quot;; &quot;Arrive&quot;); IF([.$D15]=[.I$6]; &quot;Depart&quot;; &quot;&quot;))">
            <text:p/>
          </table:table-cell>
          <table:table-cell table:style-name="ce9" table:formula="of:=IF([.$E15]=[.J$6]; IF([.$D15]=[.$E15]; &quot;Stay&quot;; &quot;Arrive&quot;); IF([.$D15]=[.J$6]; &quot;Depart&quot;; &quot;&quot;))">
            <text:p/>
          </table:table-cell>
          <table:table-cell table:style-name="ce9" table:formula="of:=IF([.$E15]=[.K$6]; IF([.$D15]=[.$E15]; &quot;Stay&quot;; &quot;Arrive&quot;); IF([.$D15]=[.K$6]; &quot;Depart&quot;; &quot;&quot;))" office:value-type="string" office:string-value="Depart" calcext:value-type="string">
            <text:p>Depart</text:p>
          </table:table-cell>
          <table:table-cell table:style-name="ce9" table:formula="of:=IF([.$E15]=[.L$6]; IF([.$D15]=[.$E15]; &quot;Stay&quot;; &quot;Arrive&quot;); IF([.$D15]=[.L$6]; &quot;Depart&quot;; &quot;&quot;))">
            <text:p/>
          </table:table-cell>
          <table:table-cell table:style-name="ce9" table:formula="of:=IF([.$E15]=[.M$6]; IF([.$D15]=[.$E15]; &quot;Stay&quot;; &quot;Arrive&quot;); IF([.$D15]=[.M$6]; &quot;Depart&quot;; &quot;&quot;))">
            <text:p/>
          </table:table-cell>
          <table:table-cell table:style-name="ce9" table:formula="of:=IF([.$E15]=[.N$6]; IF([.$D15]=[.$E15]; &quot;Stay&quot;; &quot;Arrive&quot;); IF([.$D15]=[.N$6]; &quot;Depart&quot;; &quot;&quot;))">
            <text:p/>
          </table:table-cell>
          <table:table-cell table:style-name="ce9" table:formula="of:=IF([.$E15]=[.O$6]; IF([.$D15]=[.$E15]; &quot;Stay&quot;; &quot;Arrive&quot;); IF([.$D15]=[.O$6]; &quot;Depart&quot;; &quot;&quot;))">
            <text:p/>
          </table:table-cell>
          <table:table-cell table:style-name="ce9" table:formula="of:=IF([.$E15]=[.P$6]; IF([.$D15]=[.$E15]; &quot;Stay&quot;; &quot;Arrive&quot;); IF([.$D15]=[.P$6]; &quot;Depart&quot;; &quot;&quot;))">
            <text:p/>
          </table:table-cell>
          <table:table-cell table:style-name="ce11" table:formula="of:=IF([.$E15]=[.Q$6]; IF([.$D15]=[.$E15]; &quot;Stay&quot;; &quot;Arrive&quot;); IF([.$D15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9" calcext:value-type="float">
            <text:p>9</text:p>
          </table:table-cell>
          <table:table-cell table:style-name="ce5" table:formula="of:=IF(ISTEXT([.E15]); [.E16]; [.E15])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E16]=[.F$6]; IF([.$D16]=[.$E16]; &quot;Stay&quot;; &quot;Arrive&quot;); IF([.$D16]=[.F$6]; &quot;Depart&quot;; &quot;&quot;))" office:value-type="string" office:string-value="Arrive" calcext:value-type="string">
            <text:p>Arrive</text:p>
          </table:table-cell>
          <table:table-cell table:style-name="ce9" table:formula="of:=IF([.$E16]=[.G$6]; IF([.$D16]=[.$E16]; &quot;Stay&quot;; &quot;Arrive&quot;); IF([.$D16]=[.G$6]; &quot;Depart&quot;; &quot;&quot;))" office:value-type="string" office:string-value="Depart" calcext:value-type="string">
            <text:p>Depart</text:p>
          </table:table-cell>
          <table:table-cell table:style-name="ce9" table:formula="of:=IF([.$E16]=[.H$6]; IF([.$D16]=[.$E16]; &quot;Stay&quot;; &quot;Arrive&quot;); IF([.$D16]=[.H$6]; &quot;Depart&quot;; &quot;&quot;))">
            <text:p/>
          </table:table-cell>
          <table:table-cell table:style-name="ce9" table:formula="of:=IF([.$E16]=[.I$6]; IF([.$D16]=[.$E16]; &quot;Stay&quot;; &quot;Arrive&quot;); IF([.$D16]=[.I$6]; &quot;Depart&quot;; &quot;&quot;))">
            <text:p/>
          </table:table-cell>
          <table:table-cell table:style-name="ce9" table:formula="of:=IF([.$E16]=[.J$6]; IF([.$D16]=[.$E16]; &quot;Stay&quot;; &quot;Arrive&quot;); IF([.$D16]=[.J$6]; &quot;Depart&quot;; &quot;&quot;))">
            <text:p/>
          </table:table-cell>
          <table:table-cell table:style-name="ce9" table:formula="of:=IF([.$E16]=[.K$6]; IF([.$D16]=[.$E16]; &quot;Stay&quot;; &quot;Arrive&quot;); IF([.$D16]=[.K$6]; &quot;Depart&quot;; &quot;&quot;))">
            <text:p/>
          </table:table-cell>
          <table:table-cell table:style-name="ce9" table:formula="of:=IF([.$E16]=[.L$6]; IF([.$D16]=[.$E16]; &quot;Stay&quot;; &quot;Arrive&quot;); IF([.$D16]=[.L$6]; &quot;Depart&quot;; &quot;&quot;))">
            <text:p/>
          </table:table-cell>
          <table:table-cell table:style-name="ce9" table:formula="of:=IF([.$E16]=[.M$6]; IF([.$D16]=[.$E16]; &quot;Stay&quot;; &quot;Arrive&quot;); IF([.$D16]=[.M$6]; &quot;Depart&quot;; &quot;&quot;))">
            <text:p/>
          </table:table-cell>
          <table:table-cell table:style-name="ce9" table:formula="of:=IF([.$E16]=[.N$6]; IF([.$D16]=[.$E16]; &quot;Stay&quot;; &quot;Arrive&quot;); IF([.$D16]=[.N$6]; &quot;Depart&quot;; &quot;&quot;))">
            <text:p/>
          </table:table-cell>
          <table:table-cell table:style-name="ce9" table:formula="of:=IF([.$E16]=[.O$6]; IF([.$D16]=[.$E16]; &quot;Stay&quot;; &quot;Arrive&quot;); IF([.$D16]=[.O$6]; &quot;Depart&quot;; &quot;&quot;))">
            <text:p/>
          </table:table-cell>
          <table:table-cell table:style-name="ce9" table:formula="of:=IF([.$E16]=[.P$6]; IF([.$D16]=[.$E16]; &quot;Stay&quot;; &quot;Arrive&quot;); IF([.$D16]=[.P$6]; &quot;Depart&quot;; &quot;&quot;))">
            <text:p/>
          </table:table-cell>
          <table:table-cell table:style-name="ce11" table:formula="of:=IF([.$E16]=[.Q$6]; IF([.$D16]=[.$E16]; &quot;Stay&quot;; &quot;Arrive&quot;); IF([.$D16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table:formula="of:=IF(ISTEXT([.E16]); [.E17]; [.E16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E17]=[.F$6]; IF([.$D17]=[.$E17]; &quot;Stay&quot;; &quot;Arrive&quot;); IF([.$D17]=[.F$6]; &quot;Depart&quot;; &quot;&quot;))" office:value-type="string" office:string-value="Stay" calcext:value-type="string">
            <text:p>Stay</text:p>
          </table:table-cell>
          <table:table-cell table:style-name="ce9" table:formula="of:=IF([.$E17]=[.G$6]; IF([.$D17]=[.$E17]; &quot;Stay&quot;; &quot;Arrive&quot;); IF([.$D17]=[.G$6]; &quot;Depart&quot;; &quot;&quot;))">
            <text:p/>
          </table:table-cell>
          <table:table-cell table:style-name="ce9" table:formula="of:=IF([.$E17]=[.H$6]; IF([.$D17]=[.$E17]; &quot;Stay&quot;; &quot;Arrive&quot;); IF([.$D17]=[.H$6]; &quot;Depart&quot;; &quot;&quot;))">
            <text:p/>
          </table:table-cell>
          <table:table-cell table:style-name="ce9" table:formula="of:=IF([.$E17]=[.I$6]; IF([.$D17]=[.$E17]; &quot;Stay&quot;; &quot;Arrive&quot;); IF([.$D17]=[.I$6]; &quot;Depart&quot;; &quot;&quot;))">
            <text:p/>
          </table:table-cell>
          <table:table-cell table:style-name="ce9" table:formula="of:=IF([.$E17]=[.J$6]; IF([.$D17]=[.$E17]; &quot;Stay&quot;; &quot;Arrive&quot;); IF([.$D17]=[.J$6]; &quot;Depart&quot;; &quot;&quot;))">
            <text:p/>
          </table:table-cell>
          <table:table-cell table:style-name="ce9" table:formula="of:=IF([.$E17]=[.K$6]; IF([.$D17]=[.$E17]; &quot;Stay&quot;; &quot;Arrive&quot;); IF([.$D17]=[.K$6]; &quot;Depart&quot;; &quot;&quot;))">
            <text:p/>
          </table:table-cell>
          <table:table-cell table:style-name="ce9" table:formula="of:=IF([.$E17]=[.L$6]; IF([.$D17]=[.$E17]; &quot;Stay&quot;; &quot;Arrive&quot;); IF([.$D17]=[.L$6]; &quot;Depart&quot;; &quot;&quot;))">
            <text:p/>
          </table:table-cell>
          <table:table-cell table:style-name="ce9" table:formula="of:=IF([.$E17]=[.M$6]; IF([.$D17]=[.$E17]; &quot;Stay&quot;; &quot;Arrive&quot;); IF([.$D17]=[.M$6]; &quot;Depart&quot;; &quot;&quot;))">
            <text:p/>
          </table:table-cell>
          <table:table-cell table:style-name="ce9" table:formula="of:=IF([.$E17]=[.N$6]; IF([.$D17]=[.$E17]; &quot;Stay&quot;; &quot;Arrive&quot;); IF([.$D17]=[.N$6]; &quot;Depart&quot;; &quot;&quot;))">
            <text:p/>
          </table:table-cell>
          <table:table-cell table:style-name="ce9" table:formula="of:=IF([.$E17]=[.O$6]; IF([.$D17]=[.$E17]; &quot;Stay&quot;; &quot;Arrive&quot;); IF([.$D17]=[.O$6]; &quot;Depart&quot;; &quot;&quot;))">
            <text:p/>
          </table:table-cell>
          <table:table-cell table:style-name="ce9" table:formula="of:=IF([.$E17]=[.P$6]; IF([.$D17]=[.$E17]; &quot;Stay&quot;; &quot;Arrive&quot;); IF([.$D17]=[.P$6]; &quot;Depart&quot;; &quot;&quot;))">
            <text:p/>
          </table:table-cell>
          <table:table-cell table:style-name="ce11" table:formula="of:=IF([.$E17]=[.Q$6]; IF([.$D17]=[.$E17]; &quot;Stay&quot;; &quot;Arrive&quot;); IF([.$D17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table:formula="of:=IF(ISTEXT([.E17]); [.E18]; [.E17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E18]=[.F$6]; IF([.$D18]=[.$E18]; &quot;Stay&quot;; &quot;Arrive&quot;); IF([.$D18]=[.F$6]; &quot;Depart&quot;; &quot;&quot;))" office:value-type="string" office:string-value="Stay" calcext:value-type="string">
            <text:p>Stay</text:p>
          </table:table-cell>
          <table:table-cell table:style-name="ce9" table:formula="of:=IF([.$E18]=[.G$6]; IF([.$D18]=[.$E18]; &quot;Stay&quot;; &quot;Arrive&quot;); IF([.$D18]=[.G$6]; &quot;Depart&quot;; &quot;&quot;))">
            <text:p/>
          </table:table-cell>
          <table:table-cell table:style-name="ce9" table:formula="of:=IF([.$E18]=[.H$6]; IF([.$D18]=[.$E18]; &quot;Stay&quot;; &quot;Arrive&quot;); IF([.$D18]=[.H$6]; &quot;Depart&quot;; &quot;&quot;))">
            <text:p/>
          </table:table-cell>
          <table:table-cell table:style-name="ce9" table:formula="of:=IF([.$E18]=[.I$6]; IF([.$D18]=[.$E18]; &quot;Stay&quot;; &quot;Arrive&quot;); IF([.$D18]=[.I$6]; &quot;Depart&quot;; &quot;&quot;))">
            <text:p/>
          </table:table-cell>
          <table:table-cell table:style-name="ce9" table:formula="of:=IF([.$E18]=[.J$6]; IF([.$D18]=[.$E18]; &quot;Stay&quot;; &quot;Arrive&quot;); IF([.$D18]=[.J$6]; &quot;Depart&quot;; &quot;&quot;))">
            <text:p/>
          </table:table-cell>
          <table:table-cell table:style-name="ce9" table:formula="of:=IF([.$E18]=[.K$6]; IF([.$D18]=[.$E18]; &quot;Stay&quot;; &quot;Arrive&quot;); IF([.$D18]=[.K$6]; &quot;Depart&quot;; &quot;&quot;))">
            <text:p/>
          </table:table-cell>
          <table:table-cell table:style-name="ce9" table:formula="of:=IF([.$E18]=[.L$6]; IF([.$D18]=[.$E18]; &quot;Stay&quot;; &quot;Arrive&quot;); IF([.$D18]=[.L$6]; &quot;Depart&quot;; &quot;&quot;))">
            <text:p/>
          </table:table-cell>
          <table:table-cell table:style-name="ce9" table:formula="of:=IF([.$E18]=[.M$6]; IF([.$D18]=[.$E18]; &quot;Stay&quot;; &quot;Arrive&quot;); IF([.$D18]=[.M$6]; &quot;Depart&quot;; &quot;&quot;))">
            <text:p/>
          </table:table-cell>
          <table:table-cell table:style-name="ce9" table:formula="of:=IF([.$E18]=[.N$6]; IF([.$D18]=[.$E18]; &quot;Stay&quot;; &quot;Arrive&quot;); IF([.$D18]=[.N$6]; &quot;Depart&quot;; &quot;&quot;))">
            <text:p/>
          </table:table-cell>
          <table:table-cell table:style-name="ce9" table:formula="of:=IF([.$E18]=[.O$6]; IF([.$D18]=[.$E18]; &quot;Stay&quot;; &quot;Arrive&quot;); IF([.$D18]=[.O$6]; &quot;Depart&quot;; &quot;&quot;))">
            <text:p/>
          </table:table-cell>
          <table:table-cell table:style-name="ce9" table:formula="of:=IF([.$E18]=[.P$6]; IF([.$D18]=[.$E18]; &quot;Stay&quot;; &quot;Arrive&quot;); IF([.$D18]=[.P$6]; &quot;Depart&quot;; &quot;&quot;))">
            <text:p/>
          </table:table-cell>
          <table:table-cell table:style-name="ce11" table:formula="of:=IF([.$E18]=[.Q$6]; IF([.$D18]=[.$E18]; &quot;Stay&quot;; &quot;Arrive&quot;); IF([.$D18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12" calcext:value-type="float">
            <text:p>12</text:p>
          </table:table-cell>
          <table:table-cell table:style-name="ce5" table:formula="of:=IF(ISTEXT([.E18]); [.E19]; [.E18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E19]=[.F$6]; IF([.$D19]=[.$E19]; &quot;Stay&quot;; &quot;Arrive&quot;); IF([.$D19]=[.F$6]; &quot;Depart&quot;; &quot;&quot;))" office:value-type="string" office:string-value="Stay" calcext:value-type="string">
            <text:p>Stay</text:p>
          </table:table-cell>
          <table:table-cell table:style-name="ce9" table:formula="of:=IF([.$E19]=[.G$6]; IF([.$D19]=[.$E19]; &quot;Stay&quot;; &quot;Arrive&quot;); IF([.$D19]=[.G$6]; &quot;Depart&quot;; &quot;&quot;))">
            <text:p/>
          </table:table-cell>
          <table:table-cell table:style-name="ce9" table:formula="of:=IF([.$E19]=[.H$6]; IF([.$D19]=[.$E19]; &quot;Stay&quot;; &quot;Arrive&quot;); IF([.$D19]=[.H$6]; &quot;Depart&quot;; &quot;&quot;))">
            <text:p/>
          </table:table-cell>
          <table:table-cell table:style-name="ce9" table:formula="of:=IF([.$E19]=[.I$6]; IF([.$D19]=[.$E19]; &quot;Stay&quot;; &quot;Arrive&quot;); IF([.$D19]=[.I$6]; &quot;Depart&quot;; &quot;&quot;))">
            <text:p/>
          </table:table-cell>
          <table:table-cell table:style-name="ce9" table:formula="of:=IF([.$E19]=[.J$6]; IF([.$D19]=[.$E19]; &quot;Stay&quot;; &quot;Arrive&quot;); IF([.$D19]=[.J$6]; &quot;Depart&quot;; &quot;&quot;))">
            <text:p/>
          </table:table-cell>
          <table:table-cell table:style-name="ce9" table:formula="of:=IF([.$E19]=[.K$6]; IF([.$D19]=[.$E19]; &quot;Stay&quot;; &quot;Arrive&quot;); IF([.$D19]=[.K$6]; &quot;Depart&quot;; &quot;&quot;))">
            <text:p/>
          </table:table-cell>
          <table:table-cell table:style-name="ce9" table:formula="of:=IF([.$E19]=[.L$6]; IF([.$D19]=[.$E19]; &quot;Stay&quot;; &quot;Arrive&quot;); IF([.$D19]=[.L$6]; &quot;Depart&quot;; &quot;&quot;))">
            <text:p/>
          </table:table-cell>
          <table:table-cell table:style-name="ce9" table:formula="of:=IF([.$E19]=[.M$6]; IF([.$D19]=[.$E19]; &quot;Stay&quot;; &quot;Arrive&quot;); IF([.$D19]=[.M$6]; &quot;Depart&quot;; &quot;&quot;))">
            <text:p/>
          </table:table-cell>
          <table:table-cell table:style-name="ce9" table:formula="of:=IF([.$E19]=[.N$6]; IF([.$D19]=[.$E19]; &quot;Stay&quot;; &quot;Arrive&quot;); IF([.$D19]=[.N$6]; &quot;Depart&quot;; &quot;&quot;))">
            <text:p/>
          </table:table-cell>
          <table:table-cell table:style-name="ce9" table:formula="of:=IF([.$E19]=[.O$6]; IF([.$D19]=[.$E19]; &quot;Stay&quot;; &quot;Arrive&quot;); IF([.$D19]=[.O$6]; &quot;Depart&quot;; &quot;&quot;))">
            <text:p/>
          </table:table-cell>
          <table:table-cell table:style-name="ce9" table:formula="of:=IF([.$E19]=[.P$6]; IF([.$D19]=[.$E19]; &quot;Stay&quot;; &quot;Arrive&quot;); IF([.$D19]=[.P$6]; &quot;Depart&quot;; &quot;&quot;))">
            <text:p/>
          </table:table-cell>
          <table:table-cell table:style-name="ce11" table:formula="of:=IF([.$E19]=[.Q$6]; IF([.$D19]=[.$E19]; &quot;Stay&quot;; &quot;Arrive&quot;); IF([.$D19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13" calcext:value-type="float">
            <text:p>13</text:p>
          </table:table-cell>
          <table:table-cell table:style-name="ce5" table:formula="of:=IF(ISTEXT([.E19]); [.E20]; [.E19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E20]=[.F$6]; IF([.$D20]=[.$E20]; &quot;Stay&quot;; &quot;Arrive&quot;); IF([.$D20]=[.F$6]; &quot;Depart&quot;; &quot;&quot;))" office:value-type="string" office:string-value="Stay" calcext:value-type="string">
            <text:p>Stay</text:p>
          </table:table-cell>
          <table:table-cell table:style-name="ce9" table:formula="of:=IF([.$E20]=[.G$6]; IF([.$D20]=[.$E20]; &quot;Stay&quot;; &quot;Arrive&quot;); IF([.$D20]=[.G$6]; &quot;Depart&quot;; &quot;&quot;))">
            <text:p/>
          </table:table-cell>
          <table:table-cell table:style-name="ce9" table:formula="of:=IF([.$E20]=[.H$6]; IF([.$D20]=[.$E20]; &quot;Stay&quot;; &quot;Arrive&quot;); IF([.$D20]=[.H$6]; &quot;Depart&quot;; &quot;&quot;))">
            <text:p/>
          </table:table-cell>
          <table:table-cell table:style-name="ce9" table:formula="of:=IF([.$E20]=[.I$6]; IF([.$D20]=[.$E20]; &quot;Stay&quot;; &quot;Arrive&quot;); IF([.$D20]=[.I$6]; &quot;Depart&quot;; &quot;&quot;))">
            <text:p/>
          </table:table-cell>
          <table:table-cell table:style-name="ce9" table:formula="of:=IF([.$E20]=[.J$6]; IF([.$D20]=[.$E20]; &quot;Stay&quot;; &quot;Arrive&quot;); IF([.$D20]=[.J$6]; &quot;Depart&quot;; &quot;&quot;))">
            <text:p/>
          </table:table-cell>
          <table:table-cell table:style-name="ce9" table:formula="of:=IF([.$E20]=[.K$6]; IF([.$D20]=[.$E20]; &quot;Stay&quot;; &quot;Arrive&quot;); IF([.$D20]=[.K$6]; &quot;Depart&quot;; &quot;&quot;))">
            <text:p/>
          </table:table-cell>
          <table:table-cell table:style-name="ce9" table:formula="of:=IF([.$E20]=[.L$6]; IF([.$D20]=[.$E20]; &quot;Stay&quot;; &quot;Arrive&quot;); IF([.$D20]=[.L$6]; &quot;Depart&quot;; &quot;&quot;))">
            <text:p/>
          </table:table-cell>
          <table:table-cell table:style-name="ce9" table:formula="of:=IF([.$E20]=[.M$6]; IF([.$D20]=[.$E20]; &quot;Stay&quot;; &quot;Arrive&quot;); IF([.$D20]=[.M$6]; &quot;Depart&quot;; &quot;&quot;))">
            <text:p/>
          </table:table-cell>
          <table:table-cell table:style-name="ce9" table:formula="of:=IF([.$E20]=[.N$6]; IF([.$D20]=[.$E20]; &quot;Stay&quot;; &quot;Arrive&quot;); IF([.$D20]=[.N$6]; &quot;Depart&quot;; &quot;&quot;))">
            <text:p/>
          </table:table-cell>
          <table:table-cell table:style-name="ce9" table:formula="of:=IF([.$E20]=[.O$6]; IF([.$D20]=[.$E20]; &quot;Stay&quot;; &quot;Arrive&quot;); IF([.$D20]=[.O$6]; &quot;Depart&quot;; &quot;&quot;))">
            <text:p/>
          </table:table-cell>
          <table:table-cell table:style-name="ce9" table:formula="of:=IF([.$E20]=[.P$6]; IF([.$D20]=[.$E20]; &quot;Stay&quot;; &quot;Arrive&quot;); IF([.$D20]=[.P$6]; &quot;Depart&quot;; &quot;&quot;))">
            <text:p/>
          </table:table-cell>
          <table:table-cell table:style-name="ce11" table:formula="of:=IF([.$E20]=[.Q$6]; IF([.$D20]=[.$E20]; &quot;Stay&quot;; &quot;Arrive&quot;); IF([.$D20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table:formula="of:=IF(ISTEXT([.E20]); [.E21]; [.E20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E21]=[.F$6]; IF([.$D21]=[.$E21]; &quot;Stay&quot;; &quot;Arrive&quot;); IF([.$D21]=[.F$6]; &quot;Depart&quot;; &quot;&quot;))" office:value-type="string" office:string-value="Stay" calcext:value-type="string">
            <text:p>Stay</text:p>
          </table:table-cell>
          <table:table-cell table:style-name="ce9" table:formula="of:=IF([.$E21]=[.G$6]; IF([.$D21]=[.$E21]; &quot;Stay&quot;; &quot;Arrive&quot;); IF([.$D21]=[.G$6]; &quot;Depart&quot;; &quot;&quot;))">
            <text:p/>
          </table:table-cell>
          <table:table-cell table:style-name="ce9" table:formula="of:=IF([.$E21]=[.H$6]; IF([.$D21]=[.$E21]; &quot;Stay&quot;; &quot;Arrive&quot;); IF([.$D21]=[.H$6]; &quot;Depart&quot;; &quot;&quot;))">
            <text:p/>
          </table:table-cell>
          <table:table-cell table:style-name="ce9" table:formula="of:=IF([.$E21]=[.I$6]; IF([.$D21]=[.$E21]; &quot;Stay&quot;; &quot;Arrive&quot;); IF([.$D21]=[.I$6]; &quot;Depart&quot;; &quot;&quot;))">
            <text:p/>
          </table:table-cell>
          <table:table-cell table:style-name="ce9" table:formula="of:=IF([.$E21]=[.J$6]; IF([.$D21]=[.$E21]; &quot;Stay&quot;; &quot;Arrive&quot;); IF([.$D21]=[.J$6]; &quot;Depart&quot;; &quot;&quot;))">
            <text:p/>
          </table:table-cell>
          <table:table-cell table:style-name="ce9" table:formula="of:=IF([.$E21]=[.K$6]; IF([.$D21]=[.$E21]; &quot;Stay&quot;; &quot;Arrive&quot;); IF([.$D21]=[.K$6]; &quot;Depart&quot;; &quot;&quot;))">
            <text:p/>
          </table:table-cell>
          <table:table-cell table:style-name="ce9" table:formula="of:=IF([.$E21]=[.L$6]; IF([.$D21]=[.$E21]; &quot;Stay&quot;; &quot;Arrive&quot;); IF([.$D21]=[.L$6]; &quot;Depart&quot;; &quot;&quot;))">
            <text:p/>
          </table:table-cell>
          <table:table-cell table:style-name="ce9" table:formula="of:=IF([.$E21]=[.M$6]; IF([.$D21]=[.$E21]; &quot;Stay&quot;; &quot;Arrive&quot;); IF([.$D21]=[.M$6]; &quot;Depart&quot;; &quot;&quot;))">
            <text:p/>
          </table:table-cell>
          <table:table-cell table:style-name="ce9" table:formula="of:=IF([.$E21]=[.N$6]; IF([.$D21]=[.$E21]; &quot;Stay&quot;; &quot;Arrive&quot;); IF([.$D21]=[.N$6]; &quot;Depart&quot;; &quot;&quot;))">
            <text:p/>
          </table:table-cell>
          <table:table-cell table:style-name="ce9" table:formula="of:=IF([.$E21]=[.O$6]; IF([.$D21]=[.$E21]; &quot;Stay&quot;; &quot;Arrive&quot;); IF([.$D21]=[.O$6]; &quot;Depart&quot;; &quot;&quot;))">
            <text:p/>
          </table:table-cell>
          <table:table-cell table:style-name="ce9" table:formula="of:=IF([.$E21]=[.P$6]; IF([.$D21]=[.$E21]; &quot;Stay&quot;; &quot;Arrive&quot;); IF([.$D21]=[.P$6]; &quot;Depart&quot;; &quot;&quot;))">
            <text:p/>
          </table:table-cell>
          <table:table-cell table:style-name="ce11" table:formula="of:=IF([.$E21]=[.Q$6]; IF([.$D21]=[.$E21]; &quot;Stay&quot;; &quot;Arrive&quot;); IF([.$D21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table:formula="of:=IF(ISTEXT([.E21]); [.E22]; [.E21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E22]=[.F$6]; IF([.$D22]=[.$E22]; &quot;Stay&quot;; &quot;Arrive&quot;); IF([.$D22]=[.F$6]; &quot;Depart&quot;; &quot;&quot;))" office:value-type="string" office:string-value="Stay" calcext:value-type="string">
            <text:p>Stay</text:p>
          </table:table-cell>
          <table:table-cell table:style-name="ce9" table:formula="of:=IF([.$E22]=[.G$6]; IF([.$D22]=[.$E22]; &quot;Stay&quot;; &quot;Arrive&quot;); IF([.$D22]=[.G$6]; &quot;Depart&quot;; &quot;&quot;))">
            <text:p/>
          </table:table-cell>
          <table:table-cell table:style-name="ce9" table:formula="of:=IF([.$E22]=[.H$6]; IF([.$D22]=[.$E22]; &quot;Stay&quot;; &quot;Arrive&quot;); IF([.$D22]=[.H$6]; &quot;Depart&quot;; &quot;&quot;))">
            <text:p/>
          </table:table-cell>
          <table:table-cell table:style-name="ce9" table:formula="of:=IF([.$E22]=[.I$6]; IF([.$D22]=[.$E22]; &quot;Stay&quot;; &quot;Arrive&quot;); IF([.$D22]=[.I$6]; &quot;Depart&quot;; &quot;&quot;))">
            <text:p/>
          </table:table-cell>
          <table:table-cell table:style-name="ce9" table:formula="of:=IF([.$E22]=[.J$6]; IF([.$D22]=[.$E22]; &quot;Stay&quot;; &quot;Arrive&quot;); IF([.$D22]=[.J$6]; &quot;Depart&quot;; &quot;&quot;))">
            <text:p/>
          </table:table-cell>
          <table:table-cell table:style-name="ce9" table:formula="of:=IF([.$E22]=[.K$6]; IF([.$D22]=[.$E22]; &quot;Stay&quot;; &quot;Arrive&quot;); IF([.$D22]=[.K$6]; &quot;Depart&quot;; &quot;&quot;))">
            <text:p/>
          </table:table-cell>
          <table:table-cell table:style-name="ce9" table:formula="of:=IF([.$E22]=[.L$6]; IF([.$D22]=[.$E22]; &quot;Stay&quot;; &quot;Arrive&quot;); IF([.$D22]=[.L$6]; &quot;Depart&quot;; &quot;&quot;))">
            <text:p/>
          </table:table-cell>
          <table:table-cell table:style-name="ce9" table:formula="of:=IF([.$E22]=[.M$6]; IF([.$D22]=[.$E22]; &quot;Stay&quot;; &quot;Arrive&quot;); IF([.$D22]=[.M$6]; &quot;Depart&quot;; &quot;&quot;))">
            <text:p/>
          </table:table-cell>
          <table:table-cell table:style-name="ce9" table:formula="of:=IF([.$E22]=[.N$6]; IF([.$D22]=[.$E22]; &quot;Stay&quot;; &quot;Arrive&quot;); IF([.$D22]=[.N$6]; &quot;Depart&quot;; &quot;&quot;))">
            <text:p/>
          </table:table-cell>
          <table:table-cell table:style-name="ce9" table:formula="of:=IF([.$E22]=[.O$6]; IF([.$D22]=[.$E22]; &quot;Stay&quot;; &quot;Arrive&quot;); IF([.$D22]=[.O$6]; &quot;Depart&quot;; &quot;&quot;))">
            <text:p/>
          </table:table-cell>
          <table:table-cell table:style-name="ce9" table:formula="of:=IF([.$E22]=[.P$6]; IF([.$D22]=[.$E22]; &quot;Stay&quot;; &quot;Arrive&quot;); IF([.$D22]=[.P$6]; &quot;Depart&quot;; &quot;&quot;))">
            <text:p/>
          </table:table-cell>
          <table:table-cell table:style-name="ce11" table:formula="of:=IF([.$E22]=[.Q$6]; IF([.$D22]=[.$E22]; &quot;Stay&quot;; &quot;Arrive&quot;); IF([.$D22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16" calcext:value-type="float">
            <text:p>16</text:p>
          </table:table-cell>
          <table:table-cell table:style-name="ce5" table:formula="of:=IF(ISTEXT([.E22]); [.E23]; [.E22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E23]=[.F$6]; IF([.$D23]=[.$E23]; &quot;Stay&quot;; &quot;Arrive&quot;); IF([.$D23]=[.F$6]; &quot;Depart&quot;; &quot;&quot;))" office:value-type="string" office:string-value="Stay" calcext:value-type="string">
            <text:p>Stay</text:p>
          </table:table-cell>
          <table:table-cell table:style-name="ce9" table:formula="of:=IF([.$E23]=[.G$6]; IF([.$D23]=[.$E23]; &quot;Stay&quot;; &quot;Arrive&quot;); IF([.$D23]=[.G$6]; &quot;Depart&quot;; &quot;&quot;))">
            <text:p/>
          </table:table-cell>
          <table:table-cell table:style-name="ce9" table:formula="of:=IF([.$E23]=[.H$6]; IF([.$D23]=[.$E23]; &quot;Stay&quot;; &quot;Arrive&quot;); IF([.$D23]=[.H$6]; &quot;Depart&quot;; &quot;&quot;))">
            <text:p/>
          </table:table-cell>
          <table:table-cell table:style-name="ce9" table:formula="of:=IF([.$E23]=[.I$6]; IF([.$D23]=[.$E23]; &quot;Stay&quot;; &quot;Arrive&quot;); IF([.$D23]=[.I$6]; &quot;Depart&quot;; &quot;&quot;))">
            <text:p/>
          </table:table-cell>
          <table:table-cell table:style-name="ce9" table:formula="of:=IF([.$E23]=[.J$6]; IF([.$D23]=[.$E23]; &quot;Stay&quot;; &quot;Arrive&quot;); IF([.$D23]=[.J$6]; &quot;Depart&quot;; &quot;&quot;))">
            <text:p/>
          </table:table-cell>
          <table:table-cell table:style-name="ce9" table:formula="of:=IF([.$E23]=[.K$6]; IF([.$D23]=[.$E23]; &quot;Stay&quot;; &quot;Arrive&quot;); IF([.$D23]=[.K$6]; &quot;Depart&quot;; &quot;&quot;))">
            <text:p/>
          </table:table-cell>
          <table:table-cell table:style-name="ce9" table:formula="of:=IF([.$E23]=[.L$6]; IF([.$D23]=[.$E23]; &quot;Stay&quot;; &quot;Arrive&quot;); IF([.$D23]=[.L$6]; &quot;Depart&quot;; &quot;&quot;))">
            <text:p/>
          </table:table-cell>
          <table:table-cell table:style-name="ce9" table:formula="of:=IF([.$E23]=[.M$6]; IF([.$D23]=[.$E23]; &quot;Stay&quot;; &quot;Arrive&quot;); IF([.$D23]=[.M$6]; &quot;Depart&quot;; &quot;&quot;))">
            <text:p/>
          </table:table-cell>
          <table:table-cell table:style-name="ce9" table:formula="of:=IF([.$E23]=[.N$6]; IF([.$D23]=[.$E23]; &quot;Stay&quot;; &quot;Arrive&quot;); IF([.$D23]=[.N$6]; &quot;Depart&quot;; &quot;&quot;))">
            <text:p/>
          </table:table-cell>
          <table:table-cell table:style-name="ce9" table:formula="of:=IF([.$E23]=[.O$6]; IF([.$D23]=[.$E23]; &quot;Stay&quot;; &quot;Arrive&quot;); IF([.$D23]=[.O$6]; &quot;Depart&quot;; &quot;&quot;))">
            <text:p/>
          </table:table-cell>
          <table:table-cell table:style-name="ce9" table:formula="of:=IF([.$E23]=[.P$6]; IF([.$D23]=[.$E23]; &quot;Stay&quot;; &quot;Arrive&quot;); IF([.$D23]=[.P$6]; &quot;Depart&quot;; &quot;&quot;))">
            <text:p/>
          </table:table-cell>
          <table:table-cell table:style-name="ce11" table:formula="of:=IF([.$E23]=[.Q$6]; IF([.$D23]=[.$E23]; &quot;Stay&quot;; &quot;Arrive&quot;); IF([.$D23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5" table:formula="of:=IF(ISTEXT([.E23]); [.E24]; [.E23]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7" table:formula="of:=IF([.$E24]=[.F$6]; IF([.$D24]=[.$E24]; &quot;Stay&quot;; &quot;Arrive&quot;); IF([.$D24]=[.F$6]; &quot;Depart&quot;; &quot;&quot;))" office:value-type="string" office:string-value="Stay" calcext:value-type="string">
            <text:p>Stay</text:p>
          </table:table-cell>
          <table:table-cell table:style-name="ce9" table:formula="of:=IF([.$E24]=[.G$6]; IF([.$D24]=[.$E24]; &quot;Stay&quot;; &quot;Arrive&quot;); IF([.$D24]=[.G$6]; &quot;Depart&quot;; &quot;&quot;))">
            <text:p/>
          </table:table-cell>
          <table:table-cell table:style-name="ce9" table:formula="of:=IF([.$E24]=[.H$6]; IF([.$D24]=[.$E24]; &quot;Stay&quot;; &quot;Arrive&quot;); IF([.$D24]=[.H$6]; &quot;Depart&quot;; &quot;&quot;))">
            <text:p/>
          </table:table-cell>
          <table:table-cell table:style-name="ce9" table:formula="of:=IF([.$E24]=[.I$6]; IF([.$D24]=[.$E24]; &quot;Stay&quot;; &quot;Arrive&quot;); IF([.$D24]=[.I$6]; &quot;Depart&quot;; &quot;&quot;))">
            <text:p/>
          </table:table-cell>
          <table:table-cell table:style-name="ce9" table:formula="of:=IF([.$E24]=[.J$6]; IF([.$D24]=[.$E24]; &quot;Stay&quot;; &quot;Arrive&quot;); IF([.$D24]=[.J$6]; &quot;Depart&quot;; &quot;&quot;))">
            <text:p/>
          </table:table-cell>
          <table:table-cell table:style-name="ce9" table:formula="of:=IF([.$E24]=[.K$6]; IF([.$D24]=[.$E24]; &quot;Stay&quot;; &quot;Arrive&quot;); IF([.$D24]=[.K$6]; &quot;Depart&quot;; &quot;&quot;))">
            <text:p/>
          </table:table-cell>
          <table:table-cell table:style-name="ce9" table:formula="of:=IF([.$E24]=[.L$6]; IF([.$D24]=[.$E24]; &quot;Stay&quot;; &quot;Arrive&quot;); IF([.$D24]=[.L$6]; &quot;Depart&quot;; &quot;&quot;))">
            <text:p/>
          </table:table-cell>
          <table:table-cell table:style-name="ce9" table:formula="of:=IF([.$E24]=[.M$6]; IF([.$D24]=[.$E24]; &quot;Stay&quot;; &quot;Arrive&quot;); IF([.$D24]=[.M$6]; &quot;Depart&quot;; &quot;&quot;))">
            <text:p/>
          </table:table-cell>
          <table:table-cell table:style-name="ce9" table:formula="of:=IF([.$E24]=[.N$6]; IF([.$D24]=[.$E24]; &quot;Stay&quot;; &quot;Arrive&quot;); IF([.$D24]=[.N$6]; &quot;Depart&quot;; &quot;&quot;))">
            <text:p/>
          </table:table-cell>
          <table:table-cell table:style-name="ce9" table:formula="of:=IF([.$E24]=[.O$6]; IF([.$D24]=[.$E24]; &quot;Stay&quot;; &quot;Arrive&quot;); IF([.$D24]=[.O$6]; &quot;Depart&quot;; &quot;&quot;))">
            <text:p/>
          </table:table-cell>
          <table:table-cell table:style-name="ce9" table:formula="of:=IF([.$E24]=[.P$6]; IF([.$D24]=[.$E24]; &quot;Stay&quot;; &quot;Arrive&quot;); IF([.$D24]=[.P$6]; &quot;Depart&quot;; &quot;&quot;))">
            <text:p/>
          </table:table-cell>
          <table:table-cell table:style-name="ce11" table:formula="of:=IF([.$E24]=[.Q$6]; IF([.$D24]=[.$E24]; &quot;Stay&quot;; &quot;Arrive&quot;); IF([.$D24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 table:formula="of:=IF(ISTEXT([.E24]); [.E25]; [.E24])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7" table:formula="of:=IF([.$E25]=[.F$6]; IF([.$D25]=[.$E25]; &quot;Stay&quot;; &quot;Arrive&quot;); IF([.$D25]=[.F$6]; &quot;Depart&quot;; &quot;&quot;))" office:value-type="string" office:string-value="Depart" calcext:value-type="string">
            <text:p>Depart</text:p>
          </table:table-cell>
          <table:table-cell table:style-name="ce9" table:formula="of:=IF([.$E25]=[.G$6]; IF([.$D25]=[.$E25]; &quot;Stay&quot;; &quot;Arrive&quot;); IF([.$D25]=[.G$6]; &quot;Depart&quot;; &quot;&quot;))">
            <text:p/>
          </table:table-cell>
          <table:table-cell table:style-name="ce9" table:formula="of:=IF([.$E25]=[.H$6]; IF([.$D25]=[.$E25]; &quot;Stay&quot;; &quot;Arrive&quot;); IF([.$D25]=[.H$6]; &quot;Depart&quot;; &quot;&quot;))">
            <text:p/>
          </table:table-cell>
          <table:table-cell table:style-name="ce9" table:formula="of:=IF([.$E25]=[.I$6]; IF([.$D25]=[.$E25]; &quot;Stay&quot;; &quot;Arrive&quot;); IF([.$D25]=[.I$6]; &quot;Depart&quot;; &quot;&quot;))">
            <text:p/>
          </table:table-cell>
          <table:table-cell table:style-name="ce9" table:formula="of:=IF([.$E25]=[.J$6]; IF([.$D25]=[.$E25]; &quot;Stay&quot;; &quot;Arrive&quot;); IF([.$D25]=[.J$6]; &quot;Depart&quot;; &quot;&quot;))">
            <text:p/>
          </table:table-cell>
          <table:table-cell table:style-name="ce9" table:formula="of:=IF([.$E25]=[.K$6]; IF([.$D25]=[.$E25]; &quot;Stay&quot;; &quot;Arrive&quot;); IF([.$D25]=[.K$6]; &quot;Depart&quot;; &quot;&quot;))" office:value-type="string" office:string-value="Arrive" calcext:value-type="string">
            <text:p>Arrive</text:p>
          </table:table-cell>
          <table:table-cell table:style-name="ce9" table:formula="of:=IF([.$E25]=[.L$6]; IF([.$D25]=[.$E25]; &quot;Stay&quot;; &quot;Arrive&quot;); IF([.$D25]=[.L$6]; &quot;Depart&quot;; &quot;&quot;))">
            <text:p/>
          </table:table-cell>
          <table:table-cell table:style-name="ce9" table:formula="of:=IF([.$E25]=[.M$6]; IF([.$D25]=[.$E25]; &quot;Stay&quot;; &quot;Arrive&quot;); IF([.$D25]=[.M$6]; &quot;Depart&quot;; &quot;&quot;))">
            <text:p/>
          </table:table-cell>
          <table:table-cell table:style-name="ce9" table:formula="of:=IF([.$E25]=[.N$6]; IF([.$D25]=[.$E25]; &quot;Stay&quot;; &quot;Arrive&quot;); IF([.$D25]=[.N$6]; &quot;Depart&quot;; &quot;&quot;))">
            <text:p/>
          </table:table-cell>
          <table:table-cell table:style-name="ce9" table:formula="of:=IF([.$E25]=[.O$6]; IF([.$D25]=[.$E25]; &quot;Stay&quot;; &quot;Arrive&quot;); IF([.$D25]=[.O$6]; &quot;Depart&quot;; &quot;&quot;))">
            <text:p/>
          </table:table-cell>
          <table:table-cell table:style-name="ce9" table:formula="of:=IF([.$E25]=[.P$6]; IF([.$D25]=[.$E25]; &quot;Stay&quot;; &quot;Arrive&quot;); IF([.$D25]=[.P$6]; &quot;Depart&quot;; &quot;&quot;))">
            <text:p/>
          </table:table-cell>
          <table:table-cell table:style-name="ce11" table:formula="of:=IF([.$E25]=[.Q$6]; IF([.$D25]=[.$E25]; &quot;Stay&quot;; &quot;Arrive&quot;); IF([.$D25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19" calcext:value-type="float">
            <text:p>19</text:p>
          </table:table-cell>
          <table:table-cell table:style-name="ce5" table:formula="of:=IF(ISTEXT([.E25]); [.E26]; [.E25])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E26]=[.F$6]; IF([.$D26]=[.$E26]; &quot;Stay&quot;; &quot;Arrive&quot;); IF([.$D26]=[.F$6]; &quot;Depart&quot;; &quot;&quot;))">
            <text:p/>
          </table:table-cell>
          <table:table-cell table:style-name="ce9" table:formula="of:=IF([.$E26]=[.G$6]; IF([.$D26]=[.$E26]; &quot;Stay&quot;; &quot;Arrive&quot;); IF([.$D26]=[.G$6]; &quot;Depart&quot;; &quot;&quot;))">
            <text:p/>
          </table:table-cell>
          <table:table-cell table:style-name="ce9" table:formula="of:=IF([.$E26]=[.H$6]; IF([.$D26]=[.$E26]; &quot;Stay&quot;; &quot;Arrive&quot;); IF([.$D26]=[.H$6]; &quot;Depart&quot;; &quot;&quot;))">
            <text:p/>
          </table:table-cell>
          <table:table-cell table:style-name="ce9" table:formula="of:=IF([.$E26]=[.I$6]; IF([.$D26]=[.$E26]; &quot;Stay&quot;; &quot;Arrive&quot;); IF([.$D26]=[.I$6]; &quot;Depart&quot;; &quot;&quot;))" office:value-type="string" office:string-value="Arrive" calcext:value-type="string">
            <text:p>Arrive</text:p>
          </table:table-cell>
          <table:table-cell table:style-name="ce9" table:formula="of:=IF([.$E26]=[.J$6]; IF([.$D26]=[.$E26]; &quot;Stay&quot;; &quot;Arrive&quot;); IF([.$D26]=[.J$6]; &quot;Depart&quot;; &quot;&quot;))">
            <text:p/>
          </table:table-cell>
          <table:table-cell table:style-name="ce9" table:formula="of:=IF([.$E26]=[.K$6]; IF([.$D26]=[.$E26]; &quot;Stay&quot;; &quot;Arrive&quot;); IF([.$D26]=[.K$6]; &quot;Depart&quot;; &quot;&quot;))" office:value-type="string" office:string-value="Depart" calcext:value-type="string">
            <text:p>Depart</text:p>
          </table:table-cell>
          <table:table-cell table:style-name="ce9" table:formula="of:=IF([.$E26]=[.L$6]; IF([.$D26]=[.$E26]; &quot;Stay&quot;; &quot;Arrive&quot;); IF([.$D26]=[.L$6]; &quot;Depart&quot;; &quot;&quot;))">
            <text:p/>
          </table:table-cell>
          <table:table-cell table:style-name="ce9" table:formula="of:=IF([.$E26]=[.M$6]; IF([.$D26]=[.$E26]; &quot;Stay&quot;; &quot;Arrive&quot;); IF([.$D26]=[.M$6]; &quot;Depart&quot;; &quot;&quot;))">
            <text:p/>
          </table:table-cell>
          <table:table-cell table:style-name="ce9" table:formula="of:=IF([.$E26]=[.N$6]; IF([.$D26]=[.$E26]; &quot;Stay&quot;; &quot;Arrive&quot;); IF([.$D26]=[.N$6]; &quot;Depart&quot;; &quot;&quot;))">
            <text:p/>
          </table:table-cell>
          <table:table-cell table:style-name="ce9" table:formula="of:=IF([.$E26]=[.O$6]; IF([.$D26]=[.$E26]; &quot;Stay&quot;; &quot;Arrive&quot;); IF([.$D26]=[.O$6]; &quot;Depart&quot;; &quot;&quot;))">
            <text:p/>
          </table:table-cell>
          <table:table-cell table:style-name="ce9" table:formula="of:=IF([.$E26]=[.P$6]; IF([.$D26]=[.$E26]; &quot;Stay&quot;; &quot;Arrive&quot;); IF([.$D26]=[.P$6]; &quot;Depart&quot;; &quot;&quot;))">
            <text:p/>
          </table:table-cell>
          <table:table-cell table:style-name="ce11" table:formula="of:=IF([.$E26]=[.Q$6]; IF([.$D26]=[.$E26]; &quot;Stay&quot;; &quot;Arrive&quot;); IF([.$D26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table:formula="of:=IF(ISTEXT([.E26]); [.E27]; [.E26])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E27]=[.F$6]; IF([.$D27]=[.$E27]; &quot;Stay&quot;; &quot;Arrive&quot;); IF([.$D27]=[.F$6]; &quot;Depart&quot;; &quot;&quot;))">
            <text:p/>
          </table:table-cell>
          <table:table-cell table:style-name="ce9" table:formula="of:=IF([.$E27]=[.G$6]; IF([.$D27]=[.$E27]; &quot;Stay&quot;; &quot;Arrive&quot;); IF([.$D27]=[.G$6]; &quot;Depart&quot;; &quot;&quot;))">
            <text:p/>
          </table:table-cell>
          <table:table-cell table:style-name="ce9" table:formula="of:=IF([.$E27]=[.H$6]; IF([.$D27]=[.$E27]; &quot;Stay&quot;; &quot;Arrive&quot;); IF([.$D27]=[.H$6]; &quot;Depart&quot;; &quot;&quot;))">
            <text:p/>
          </table:table-cell>
          <table:table-cell table:style-name="ce9" table:formula="of:=IF([.$E27]=[.I$6]; IF([.$D27]=[.$E27]; &quot;Stay&quot;; &quot;Arrive&quot;); IF([.$D27]=[.I$6]; &quot;Depart&quot;; &quot;&quot;))" office:value-type="string" office:string-value="Stay" calcext:value-type="string">
            <text:p>Stay</text:p>
          </table:table-cell>
          <table:table-cell table:style-name="ce9" table:formula="of:=IF([.$E27]=[.J$6]; IF([.$D27]=[.$E27]; &quot;Stay&quot;; &quot;Arrive&quot;); IF([.$D27]=[.J$6]; &quot;Depart&quot;; &quot;&quot;))">
            <text:p/>
          </table:table-cell>
          <table:table-cell table:style-name="ce9" table:formula="of:=IF([.$E27]=[.K$6]; IF([.$D27]=[.$E27]; &quot;Stay&quot;; &quot;Arrive&quot;); IF([.$D27]=[.K$6]; &quot;Depart&quot;; &quot;&quot;))">
            <text:p/>
          </table:table-cell>
          <table:table-cell table:style-name="ce9" table:formula="of:=IF([.$E27]=[.L$6]; IF([.$D27]=[.$E27]; &quot;Stay&quot;; &quot;Arrive&quot;); IF([.$D27]=[.L$6]; &quot;Depart&quot;; &quot;&quot;))">
            <text:p/>
          </table:table-cell>
          <table:table-cell table:style-name="ce9" table:formula="of:=IF([.$E27]=[.M$6]; IF([.$D27]=[.$E27]; &quot;Stay&quot;; &quot;Arrive&quot;); IF([.$D27]=[.M$6]; &quot;Depart&quot;; &quot;&quot;))">
            <text:p/>
          </table:table-cell>
          <table:table-cell table:style-name="ce9" table:formula="of:=IF([.$E27]=[.N$6]; IF([.$D27]=[.$E27]; &quot;Stay&quot;; &quot;Arrive&quot;); IF([.$D27]=[.N$6]; &quot;Depart&quot;; &quot;&quot;))">
            <text:p/>
          </table:table-cell>
          <table:table-cell table:style-name="ce9" table:formula="of:=IF([.$E27]=[.O$6]; IF([.$D27]=[.$E27]; &quot;Stay&quot;; &quot;Arrive&quot;); IF([.$D27]=[.O$6]; &quot;Depart&quot;; &quot;&quot;))">
            <text:p/>
          </table:table-cell>
          <table:table-cell table:style-name="ce9" table:formula="of:=IF([.$E27]=[.P$6]; IF([.$D27]=[.$E27]; &quot;Stay&quot;; &quot;Arrive&quot;); IF([.$D27]=[.P$6]; &quot;Depart&quot;; &quot;&quot;))">
            <text:p/>
          </table:table-cell>
          <table:table-cell table:style-name="ce11" table:formula="of:=IF([.$E27]=[.Q$6]; IF([.$D27]=[.$E27]; &quot;Stay&quot;; &quot;Arrive&quot;); IF([.$D27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5" table:formula="of:=IF(ISTEXT([.E27]); [.E28]; [.E27])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E28]=[.F$6]; IF([.$D28]=[.$E28]; &quot;Stay&quot;; &quot;Arrive&quot;); IF([.$D28]=[.F$6]; &quot;Depart&quot;; &quot;&quot;))">
            <text:p/>
          </table:table-cell>
          <table:table-cell table:style-name="ce9" table:formula="of:=IF([.$E28]=[.G$6]; IF([.$D28]=[.$E28]; &quot;Stay&quot;; &quot;Arrive&quot;); IF([.$D28]=[.G$6]; &quot;Depart&quot;; &quot;&quot;))">
            <text:p/>
          </table:table-cell>
          <table:table-cell table:style-name="ce9" table:formula="of:=IF([.$E28]=[.H$6]; IF([.$D28]=[.$E28]; &quot;Stay&quot;; &quot;Arrive&quot;); IF([.$D28]=[.H$6]; &quot;Depart&quot;; &quot;&quot;))">
            <text:p/>
          </table:table-cell>
          <table:table-cell table:style-name="ce9" table:formula="of:=IF([.$E28]=[.I$6]; IF([.$D28]=[.$E28]; &quot;Stay&quot;; &quot;Arrive&quot;); IF([.$D28]=[.I$6]; &quot;Depart&quot;; &quot;&quot;))" office:value-type="string" office:string-value="Stay" calcext:value-type="string">
            <text:p>Stay</text:p>
          </table:table-cell>
          <table:table-cell table:style-name="ce9" table:formula="of:=IF([.$E28]=[.J$6]; IF([.$D28]=[.$E28]; &quot;Stay&quot;; &quot;Arrive&quot;); IF([.$D28]=[.J$6]; &quot;Depart&quot;; &quot;&quot;))">
            <text:p/>
          </table:table-cell>
          <table:table-cell table:style-name="ce9" table:formula="of:=IF([.$E28]=[.K$6]; IF([.$D28]=[.$E28]; &quot;Stay&quot;; &quot;Arrive&quot;); IF([.$D28]=[.K$6]; &quot;Depart&quot;; &quot;&quot;))">
            <text:p/>
          </table:table-cell>
          <table:table-cell table:style-name="ce9" table:formula="of:=IF([.$E28]=[.L$6]; IF([.$D28]=[.$E28]; &quot;Stay&quot;; &quot;Arrive&quot;); IF([.$D28]=[.L$6]; &quot;Depart&quot;; &quot;&quot;))">
            <text:p/>
          </table:table-cell>
          <table:table-cell table:style-name="ce9" table:formula="of:=IF([.$E28]=[.M$6]; IF([.$D28]=[.$E28]; &quot;Stay&quot;; &quot;Arrive&quot;); IF([.$D28]=[.M$6]; &quot;Depart&quot;; &quot;&quot;))">
            <text:p/>
          </table:table-cell>
          <table:table-cell table:style-name="ce9" table:formula="of:=IF([.$E28]=[.N$6]; IF([.$D28]=[.$E28]; &quot;Stay&quot;; &quot;Arrive&quot;); IF([.$D28]=[.N$6]; &quot;Depart&quot;; &quot;&quot;))">
            <text:p/>
          </table:table-cell>
          <table:table-cell table:style-name="ce9" table:formula="of:=IF([.$E28]=[.O$6]; IF([.$D28]=[.$E28]; &quot;Stay&quot;; &quot;Arrive&quot;); IF([.$D28]=[.O$6]; &quot;Depart&quot;; &quot;&quot;))">
            <text:p/>
          </table:table-cell>
          <table:table-cell table:style-name="ce9" table:formula="of:=IF([.$E28]=[.P$6]; IF([.$D28]=[.$E28]; &quot;Stay&quot;; &quot;Arrive&quot;); IF([.$D28]=[.P$6]; &quot;Depart&quot;; &quot;&quot;))">
            <text:p/>
          </table:table-cell>
          <table:table-cell table:style-name="ce11" table:formula="of:=IF([.$E28]=[.Q$6]; IF([.$D28]=[.$E28]; &quot;Stay&quot;; &quot;Arrive&quot;); IF([.$D28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5" table:formula="of:=IF(ISTEXT([.E28]); [.E29]; [.E28])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E29]=[.F$6]; IF([.$D29]=[.$E29]; &quot;Stay&quot;; &quot;Arrive&quot;); IF([.$D29]=[.F$6]; &quot;Depart&quot;; &quot;&quot;))">
            <text:p/>
          </table:table-cell>
          <table:table-cell table:style-name="ce9" table:formula="of:=IF([.$E29]=[.G$6]; IF([.$D29]=[.$E29]; &quot;Stay&quot;; &quot;Arrive&quot;); IF([.$D29]=[.G$6]; &quot;Depart&quot;; &quot;&quot;))">
            <text:p/>
          </table:table-cell>
          <table:table-cell table:style-name="ce9" table:formula="of:=IF([.$E29]=[.H$6]; IF([.$D29]=[.$E29]; &quot;Stay&quot;; &quot;Arrive&quot;); IF([.$D29]=[.H$6]; &quot;Depart&quot;; &quot;&quot;))">
            <text:p/>
          </table:table-cell>
          <table:table-cell table:style-name="ce9" table:formula="of:=IF([.$E29]=[.I$6]; IF([.$D29]=[.$E29]; &quot;Stay&quot;; &quot;Arrive&quot;); IF([.$D29]=[.I$6]; &quot;Depart&quot;; &quot;&quot;))" office:value-type="string" office:string-value="Stay" calcext:value-type="string">
            <text:p>Stay</text:p>
          </table:table-cell>
          <table:table-cell table:style-name="ce9" table:formula="of:=IF([.$E29]=[.J$6]; IF([.$D29]=[.$E29]; &quot;Stay&quot;; &quot;Arrive&quot;); IF([.$D29]=[.J$6]; &quot;Depart&quot;; &quot;&quot;))">
            <text:p/>
          </table:table-cell>
          <table:table-cell table:style-name="ce9" table:formula="of:=IF([.$E29]=[.K$6]; IF([.$D29]=[.$E29]; &quot;Stay&quot;; &quot;Arrive&quot;); IF([.$D29]=[.K$6]; &quot;Depart&quot;; &quot;&quot;))">
            <text:p/>
          </table:table-cell>
          <table:table-cell table:style-name="ce9" table:formula="of:=IF([.$E29]=[.L$6]; IF([.$D29]=[.$E29]; &quot;Stay&quot;; &quot;Arrive&quot;); IF([.$D29]=[.L$6]; &quot;Depart&quot;; &quot;&quot;))">
            <text:p/>
          </table:table-cell>
          <table:table-cell table:style-name="ce9" table:formula="of:=IF([.$E29]=[.M$6]; IF([.$D29]=[.$E29]; &quot;Stay&quot;; &quot;Arrive&quot;); IF([.$D29]=[.M$6]; &quot;Depart&quot;; &quot;&quot;))">
            <text:p/>
          </table:table-cell>
          <table:table-cell table:style-name="ce9" table:formula="of:=IF([.$E29]=[.N$6]; IF([.$D29]=[.$E29]; &quot;Stay&quot;; &quot;Arrive&quot;); IF([.$D29]=[.N$6]; &quot;Depart&quot;; &quot;&quot;))">
            <text:p/>
          </table:table-cell>
          <table:table-cell table:style-name="ce9" table:formula="of:=IF([.$E29]=[.O$6]; IF([.$D29]=[.$E29]; &quot;Stay&quot;; &quot;Arrive&quot;); IF([.$D29]=[.O$6]; &quot;Depart&quot;; &quot;&quot;))">
            <text:p/>
          </table:table-cell>
          <table:table-cell table:style-name="ce9" table:formula="of:=IF([.$E29]=[.P$6]; IF([.$D29]=[.$E29]; &quot;Stay&quot;; &quot;Arrive&quot;); IF([.$D29]=[.P$6]; &quot;Depart&quot;; &quot;&quot;))">
            <text:p/>
          </table:table-cell>
          <table:table-cell table:style-name="ce11" table:formula="of:=IF([.$E29]=[.Q$6]; IF([.$D29]=[.$E29]; &quot;Stay&quot;; &quot;Arrive&quot;); IF([.$D29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23" calcext:value-type="float">
            <text:p>23</text:p>
          </table:table-cell>
          <table:table-cell table:style-name="ce5" table:formula="of:=IF(ISTEXT([.E29]); [.E30]; [.E29])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E30]=[.F$6]; IF([.$D30]=[.$E30]; &quot;Stay&quot;; &quot;Arrive&quot;); IF([.$D30]=[.F$6]; &quot;Depart&quot;; &quot;&quot;))">
            <text:p/>
          </table:table-cell>
          <table:table-cell table:style-name="ce9" table:formula="of:=IF([.$E30]=[.G$6]; IF([.$D30]=[.$E30]; &quot;Stay&quot;; &quot;Arrive&quot;); IF([.$D30]=[.G$6]; &quot;Depart&quot;; &quot;&quot;))">
            <text:p/>
          </table:table-cell>
          <table:table-cell table:style-name="ce9" table:formula="of:=IF([.$E30]=[.H$6]; IF([.$D30]=[.$E30]; &quot;Stay&quot;; &quot;Arrive&quot;); IF([.$D30]=[.H$6]; &quot;Depart&quot;; &quot;&quot;))">
            <text:p/>
          </table:table-cell>
          <table:table-cell table:style-name="ce9" table:formula="of:=IF([.$E30]=[.I$6]; IF([.$D30]=[.$E30]; &quot;Stay&quot;; &quot;Arrive&quot;); IF([.$D30]=[.I$6]; &quot;Depart&quot;; &quot;&quot;))" office:value-type="string" office:string-value="Stay" calcext:value-type="string">
            <text:p>Stay</text:p>
          </table:table-cell>
          <table:table-cell table:style-name="ce9" table:formula="of:=IF([.$E30]=[.J$6]; IF([.$D30]=[.$E30]; &quot;Stay&quot;; &quot;Arrive&quot;); IF([.$D30]=[.J$6]; &quot;Depart&quot;; &quot;&quot;))">
            <text:p/>
          </table:table-cell>
          <table:table-cell table:style-name="ce9" table:formula="of:=IF([.$E30]=[.K$6]; IF([.$D30]=[.$E30]; &quot;Stay&quot;; &quot;Arrive&quot;); IF([.$D30]=[.K$6]; &quot;Depart&quot;; &quot;&quot;))">
            <text:p/>
          </table:table-cell>
          <table:table-cell table:style-name="ce9" table:formula="of:=IF([.$E30]=[.L$6]; IF([.$D30]=[.$E30]; &quot;Stay&quot;; &quot;Arrive&quot;); IF([.$D30]=[.L$6]; &quot;Depart&quot;; &quot;&quot;))">
            <text:p/>
          </table:table-cell>
          <table:table-cell table:style-name="ce9" table:formula="of:=IF([.$E30]=[.M$6]; IF([.$D30]=[.$E30]; &quot;Stay&quot;; &quot;Arrive&quot;); IF([.$D30]=[.M$6]; &quot;Depart&quot;; &quot;&quot;))">
            <text:p/>
          </table:table-cell>
          <table:table-cell table:style-name="ce9" table:formula="of:=IF([.$E30]=[.N$6]; IF([.$D30]=[.$E30]; &quot;Stay&quot;; &quot;Arrive&quot;); IF([.$D30]=[.N$6]; &quot;Depart&quot;; &quot;&quot;))">
            <text:p/>
          </table:table-cell>
          <table:table-cell table:style-name="ce9" table:formula="of:=IF([.$E30]=[.O$6]; IF([.$D30]=[.$E30]; &quot;Stay&quot;; &quot;Arrive&quot;); IF([.$D30]=[.O$6]; &quot;Depart&quot;; &quot;&quot;))">
            <text:p/>
          </table:table-cell>
          <table:table-cell table:style-name="ce9" table:formula="of:=IF([.$E30]=[.P$6]; IF([.$D30]=[.$E30]; &quot;Stay&quot;; &quot;Arrive&quot;); IF([.$D30]=[.P$6]; &quot;Depart&quot;; &quot;&quot;))">
            <text:p/>
          </table:table-cell>
          <table:table-cell table:style-name="ce11" table:formula="of:=IF([.$E30]=[.Q$6]; IF([.$D30]=[.$E30]; &quot;Stay&quot;; &quot;Arrive&quot;); IF([.$D30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24" calcext:value-type="float">
            <text:p>24</text:p>
          </table:table-cell>
          <table:table-cell table:style-name="ce5" table:formula="of:=IF(ISTEXT([.E30]); [.E31]; [.E30])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E31]=[.F$6]; IF([.$D31]=[.$E31]; &quot;Stay&quot;; &quot;Arrive&quot;); IF([.$D31]=[.F$6]; &quot;Depart&quot;; &quot;&quot;))">
            <text:p/>
          </table:table-cell>
          <table:table-cell table:style-name="ce9" table:formula="of:=IF([.$E31]=[.G$6]; IF([.$D31]=[.$E31]; &quot;Stay&quot;; &quot;Arrive&quot;); IF([.$D31]=[.G$6]; &quot;Depart&quot;; &quot;&quot;))">
            <text:p/>
          </table:table-cell>
          <table:table-cell table:style-name="ce9" table:formula="of:=IF([.$E31]=[.H$6]; IF([.$D31]=[.$E31]; &quot;Stay&quot;; &quot;Arrive&quot;); IF([.$D31]=[.H$6]; &quot;Depart&quot;; &quot;&quot;))">
            <text:p/>
          </table:table-cell>
          <table:table-cell table:style-name="ce9" table:formula="of:=IF([.$E31]=[.I$6]; IF([.$D31]=[.$E31]; &quot;Stay&quot;; &quot;Arrive&quot;); IF([.$D31]=[.I$6]; &quot;Depart&quot;; &quot;&quot;))" office:value-type="string" office:string-value="Stay" calcext:value-type="string">
            <text:p>Stay</text:p>
          </table:table-cell>
          <table:table-cell table:style-name="ce9" table:formula="of:=IF([.$E31]=[.J$6]; IF([.$D31]=[.$E31]; &quot;Stay&quot;; &quot;Arrive&quot;); IF([.$D31]=[.J$6]; &quot;Depart&quot;; &quot;&quot;))">
            <text:p/>
          </table:table-cell>
          <table:table-cell table:style-name="ce9" table:formula="of:=IF([.$E31]=[.K$6]; IF([.$D31]=[.$E31]; &quot;Stay&quot;; &quot;Arrive&quot;); IF([.$D31]=[.K$6]; &quot;Depart&quot;; &quot;&quot;))">
            <text:p/>
          </table:table-cell>
          <table:table-cell table:style-name="ce9" table:formula="of:=IF([.$E31]=[.L$6]; IF([.$D31]=[.$E31]; &quot;Stay&quot;; &quot;Arrive&quot;); IF([.$D31]=[.L$6]; &quot;Depart&quot;; &quot;&quot;))">
            <text:p/>
          </table:table-cell>
          <table:table-cell table:style-name="ce9" table:formula="of:=IF([.$E31]=[.M$6]; IF([.$D31]=[.$E31]; &quot;Stay&quot;; &quot;Arrive&quot;); IF([.$D31]=[.M$6]; &quot;Depart&quot;; &quot;&quot;))">
            <text:p/>
          </table:table-cell>
          <table:table-cell table:style-name="ce9" table:formula="of:=IF([.$E31]=[.N$6]; IF([.$D31]=[.$E31]; &quot;Stay&quot;; &quot;Arrive&quot;); IF([.$D31]=[.N$6]; &quot;Depart&quot;; &quot;&quot;))">
            <text:p/>
          </table:table-cell>
          <table:table-cell table:style-name="ce9" table:formula="of:=IF([.$E31]=[.O$6]; IF([.$D31]=[.$E31]; &quot;Stay&quot;; &quot;Arrive&quot;); IF([.$D31]=[.O$6]; &quot;Depart&quot;; &quot;&quot;))">
            <text:p/>
          </table:table-cell>
          <table:table-cell table:style-name="ce9" table:formula="of:=IF([.$E31]=[.P$6]; IF([.$D31]=[.$E31]; &quot;Stay&quot;; &quot;Arrive&quot;); IF([.$D31]=[.P$6]; &quot;Depart&quot;; &quot;&quot;))">
            <text:p/>
          </table:table-cell>
          <table:table-cell table:style-name="ce11" table:formula="of:=IF([.$E31]=[.Q$6]; IF([.$D31]=[.$E31]; &quot;Stay&quot;; &quot;Arrive&quot;); IF([.$D31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25" calcext:value-type="float">
            <text:p>25</text:p>
          </table:table-cell>
          <table:table-cell table:style-name="ce5" table:formula="of:=IF(ISTEXT([.E31]); [.E32]; [.E31])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E32]=[.F$6]; IF([.$D32]=[.$E32]; &quot;Stay&quot;; &quot;Arrive&quot;); IF([.$D32]=[.F$6]; &quot;Depart&quot;; &quot;&quot;))">
            <text:p/>
          </table:table-cell>
          <table:table-cell table:style-name="ce9" table:formula="of:=IF([.$E32]=[.G$6]; IF([.$D32]=[.$E32]; &quot;Stay&quot;; &quot;Arrive&quot;); IF([.$D32]=[.G$6]; &quot;Depart&quot;; &quot;&quot;))">
            <text:p/>
          </table:table-cell>
          <table:table-cell table:style-name="ce9" table:formula="of:=IF([.$E32]=[.H$6]; IF([.$D32]=[.$E32]; &quot;Stay&quot;; &quot;Arrive&quot;); IF([.$D32]=[.H$6]; &quot;Depart&quot;; &quot;&quot;))">
            <text:p/>
          </table:table-cell>
          <table:table-cell table:style-name="ce9" table:formula="of:=IF([.$E32]=[.I$6]; IF([.$D32]=[.$E32]; &quot;Stay&quot;; &quot;Arrive&quot;); IF([.$D32]=[.I$6]; &quot;Depart&quot;; &quot;&quot;))" office:value-type="string" office:string-value="Stay" calcext:value-type="string">
            <text:p>Stay</text:p>
          </table:table-cell>
          <table:table-cell table:style-name="ce9" table:formula="of:=IF([.$E32]=[.J$6]; IF([.$D32]=[.$E32]; &quot;Stay&quot;; &quot;Arrive&quot;); IF([.$D32]=[.J$6]; &quot;Depart&quot;; &quot;&quot;))">
            <text:p/>
          </table:table-cell>
          <table:table-cell table:style-name="ce9" table:formula="of:=IF([.$E32]=[.K$6]; IF([.$D32]=[.$E32]; &quot;Stay&quot;; &quot;Arrive&quot;); IF([.$D32]=[.K$6]; &quot;Depart&quot;; &quot;&quot;))">
            <text:p/>
          </table:table-cell>
          <table:table-cell table:style-name="ce9" table:formula="of:=IF([.$E32]=[.L$6]; IF([.$D32]=[.$E32]; &quot;Stay&quot;; &quot;Arrive&quot;); IF([.$D32]=[.L$6]; &quot;Depart&quot;; &quot;&quot;))">
            <text:p/>
          </table:table-cell>
          <table:table-cell table:style-name="ce9" table:formula="of:=IF([.$E32]=[.M$6]; IF([.$D32]=[.$E32]; &quot;Stay&quot;; &quot;Arrive&quot;); IF([.$D32]=[.M$6]; &quot;Depart&quot;; &quot;&quot;))">
            <text:p/>
          </table:table-cell>
          <table:table-cell table:style-name="ce9" table:formula="of:=IF([.$E32]=[.N$6]; IF([.$D32]=[.$E32]; &quot;Stay&quot;; &quot;Arrive&quot;); IF([.$D32]=[.N$6]; &quot;Depart&quot;; &quot;&quot;))">
            <text:p/>
          </table:table-cell>
          <table:table-cell table:style-name="ce9" table:formula="of:=IF([.$E32]=[.O$6]; IF([.$D32]=[.$E32]; &quot;Stay&quot;; &quot;Arrive&quot;); IF([.$D32]=[.O$6]; &quot;Depart&quot;; &quot;&quot;))">
            <text:p/>
          </table:table-cell>
          <table:table-cell table:style-name="ce9" table:formula="of:=IF([.$E32]=[.P$6]; IF([.$D32]=[.$E32]; &quot;Stay&quot;; &quot;Arrive&quot;); IF([.$D32]=[.P$6]; &quot;Depart&quot;; &quot;&quot;))">
            <text:p/>
          </table:table-cell>
          <table:table-cell table:style-name="ce11" table:formula="of:=IF([.$E32]=[.Q$6]; IF([.$D32]=[.$E32]; &quot;Stay&quot;; &quot;Arrive&quot;); IF([.$D32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26" calcext:value-type="float">
            <text:p>26</text:p>
          </table:table-cell>
          <table:table-cell table:style-name="ce5" table:formula="of:=IF(ISTEXT([.E32]); [.E33]; [.E32])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7" table:formula="of:=IF([.$E33]=[.F$6]; IF([.$D33]=[.$E33]; &quot;Stay&quot;; &quot;Arrive&quot;); IF([.$D33]=[.F$6]; &quot;Depart&quot;; &quot;&quot;))">
            <text:p/>
          </table:table-cell>
          <table:table-cell table:style-name="ce9" table:formula="of:=IF([.$E33]=[.G$6]; IF([.$D33]=[.$E33]; &quot;Stay&quot;; &quot;Arrive&quot;); IF([.$D33]=[.G$6]; &quot;Depart&quot;; &quot;&quot;))">
            <text:p/>
          </table:table-cell>
          <table:table-cell table:style-name="ce9" table:formula="of:=IF([.$E33]=[.H$6]; IF([.$D33]=[.$E33]; &quot;Stay&quot;; &quot;Arrive&quot;); IF([.$D33]=[.H$6]; &quot;Depart&quot;; &quot;&quot;))">
            <text:p/>
          </table:table-cell>
          <table:table-cell table:style-name="ce9" table:formula="of:=IF([.$E33]=[.I$6]; IF([.$D33]=[.$E33]; &quot;Stay&quot;; &quot;Arrive&quot;); IF([.$D33]=[.I$6]; &quot;Depart&quot;; &quot;&quot;))" office:value-type="string" office:string-value="Stay" calcext:value-type="string">
            <text:p>Stay</text:p>
          </table:table-cell>
          <table:table-cell table:style-name="ce9" table:formula="of:=IF([.$E33]=[.J$6]; IF([.$D33]=[.$E33]; &quot;Stay&quot;; &quot;Arrive&quot;); IF([.$D33]=[.J$6]; &quot;Depart&quot;; &quot;&quot;))">
            <text:p/>
          </table:table-cell>
          <table:table-cell table:style-name="ce9" table:formula="of:=IF([.$E33]=[.K$6]; IF([.$D33]=[.$E33]; &quot;Stay&quot;; &quot;Arrive&quot;); IF([.$D33]=[.K$6]; &quot;Depart&quot;; &quot;&quot;))">
            <text:p/>
          </table:table-cell>
          <table:table-cell table:style-name="ce9" table:formula="of:=IF([.$E33]=[.L$6]; IF([.$D33]=[.$E33]; &quot;Stay&quot;; &quot;Arrive&quot;); IF([.$D33]=[.L$6]; &quot;Depart&quot;; &quot;&quot;))">
            <text:p/>
          </table:table-cell>
          <table:table-cell table:style-name="ce9" table:formula="of:=IF([.$E33]=[.M$6]; IF([.$D33]=[.$E33]; &quot;Stay&quot;; &quot;Arrive&quot;); IF([.$D33]=[.M$6]; &quot;Depart&quot;; &quot;&quot;))">
            <text:p/>
          </table:table-cell>
          <table:table-cell table:style-name="ce9" table:formula="of:=IF([.$E33]=[.N$6]; IF([.$D33]=[.$E33]; &quot;Stay&quot;; &quot;Arrive&quot;); IF([.$D33]=[.N$6]; &quot;Depart&quot;; &quot;&quot;))">
            <text:p/>
          </table:table-cell>
          <table:table-cell table:style-name="ce9" table:formula="of:=IF([.$E33]=[.O$6]; IF([.$D33]=[.$E33]; &quot;Stay&quot;; &quot;Arrive&quot;); IF([.$D33]=[.O$6]; &quot;Depart&quot;; &quot;&quot;))">
            <text:p/>
          </table:table-cell>
          <table:table-cell table:style-name="ce9" table:formula="of:=IF([.$E33]=[.P$6]; IF([.$D33]=[.$E33]; &quot;Stay&quot;; &quot;Arrive&quot;); IF([.$D33]=[.P$6]; &quot;Depart&quot;; &quot;&quot;))">
            <text:p/>
          </table:table-cell>
          <table:table-cell table:style-name="ce11" table:formula="of:=IF([.$E33]=[.Q$6]; IF([.$D33]=[.$E33]; &quot;Stay&quot;; &quot;Arrive&quot;); IF([.$D33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27" calcext:value-type="float">
            <text:p>27</text:p>
          </table:table-cell>
          <table:table-cell table:style-name="ce5" table:formula="of:=IF(ISTEXT([.E33]); [.E34]; [.E33])" office:value-type="float" office:value="4" calcext:value-type="float">
            <text:p>4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34]=[.F$6]; IF([.$D34]=[.$E34]; &quot;Stay&quot;; &quot;Arrive&quot;); IF([.$D34]=[.F$6]; &quot;Depart&quot;; &quot;&quot;))">
            <text:p/>
          </table:table-cell>
          <table:table-cell table:style-name="ce9" table:formula="of:=IF([.$E34]=[.G$6]; IF([.$D34]=[.$E34]; &quot;Stay&quot;; &quot;Arrive&quot;); IF([.$D34]=[.G$6]; &quot;Depart&quot;; &quot;&quot;))">
            <text:p/>
          </table:table-cell>
          <table:table-cell table:style-name="ce9" table:formula="of:=IF([.$E34]=[.H$6]; IF([.$D34]=[.$E34]; &quot;Stay&quot;; &quot;Arrive&quot;); IF([.$D34]=[.H$6]; &quot;Depart&quot;; &quot;&quot;))">
            <text:p/>
          </table:table-cell>
          <table:table-cell table:style-name="ce9" table:formula="of:=IF([.$E34]=[.I$6]; IF([.$D34]=[.$E34]; &quot;Stay&quot;; &quot;Arrive&quot;); IF([.$D34]=[.I$6]; &quot;Depart&quot;; &quot;&quot;))" office:value-type="string" office:string-value="Depart" calcext:value-type="string">
            <text:p>Depart</text:p>
          </table:table-cell>
          <table:table-cell table:style-name="ce9" table:formula="of:=IF([.$E34]=[.J$6]; IF([.$D34]=[.$E34]; &quot;Stay&quot;; &quot;Arrive&quot;); IF([.$D34]=[.J$6]; &quot;Depart&quot;; &quot;&quot;))">
            <text:p/>
          </table:table-cell>
          <table:table-cell table:style-name="ce9" table:formula="of:=IF([.$E34]=[.K$6]; IF([.$D34]=[.$E34]; &quot;Stay&quot;; &quot;Arrive&quot;); IF([.$D34]=[.K$6]; &quot;Depart&quot;; &quot;&quot;))">
            <text:p/>
          </table:table-cell>
          <table:table-cell table:style-name="ce9" table:formula="of:=IF([.$E34]=[.L$6]; IF([.$D34]=[.$E34]; &quot;Stay&quot;; &quot;Arrive&quot;); IF([.$D34]=[.L$6]; &quot;Depart&quot;; &quot;&quot;))">
            <text:p/>
          </table:table-cell>
          <table:table-cell table:style-name="ce9" table:formula="of:=IF([.$E34]=[.M$6]; IF([.$D34]=[.$E34]; &quot;Stay&quot;; &quot;Arrive&quot;); IF([.$D34]=[.M$6]; &quot;Depart&quot;; &quot;&quot;))">
            <text:p/>
          </table:table-cell>
          <table:table-cell table:style-name="ce9" table:formula="of:=IF([.$E34]=[.N$6]; IF([.$D34]=[.$E34]; &quot;Stay&quot;; &quot;Arrive&quot;); IF([.$D34]=[.N$6]; &quot;Depart&quot;; &quot;&quot;))">
            <text:p/>
          </table:table-cell>
          <table:table-cell table:style-name="ce9" table:formula="of:=IF([.$E34]=[.O$6]; IF([.$D34]=[.$E34]; &quot;Stay&quot;; &quot;Arrive&quot;); IF([.$D34]=[.O$6]; &quot;Depart&quot;; &quot;&quot;))">
            <text:p/>
          </table:table-cell>
          <table:table-cell table:style-name="ce9" table:formula="of:=IF([.$E34]=[.P$6]; IF([.$D34]=[.$E34]; &quot;Stay&quot;; &quot;Arrive&quot;); IF([.$D34]=[.P$6]; &quot;Depart&quot;; &quot;&quot;))">
            <text:p/>
          </table:table-cell>
          <table:table-cell table:style-name="ce11" table:formula="of:=IF([.$E34]=[.Q$6]; IF([.$D34]=[.$E34]; &quot;Stay&quot;; &quot;Arrive&quot;); IF([.$D34]=[.Q$6]; &quot;Depart&quot;; &quot;&quot;))" office:value-type="string" office:string-value="Arrive" calcext:value-type="string">
            <text:p>Arrive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28" calcext:value-type="float">
            <text:p>28</text:p>
          </table:table-cell>
          <table:table-cell table:style-name="ce5" table:formula="of:=IF(ISTEXT([.E34]); [.E35]; [.E34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35]=[.F$6]; IF([.$D35]=[.$E35]; &quot;Stay&quot;; &quot;Arrive&quot;); IF([.$D35]=[.F$6]; &quot;Depart&quot;; &quot;&quot;))">
            <text:p/>
          </table:table-cell>
          <table:table-cell table:style-name="ce9" table:formula="of:=IF([.$E35]=[.G$6]; IF([.$D35]=[.$E35]; &quot;Stay&quot;; &quot;Arrive&quot;); IF([.$D35]=[.G$6]; &quot;Depart&quot;; &quot;&quot;))">
            <text:p/>
          </table:table-cell>
          <table:table-cell table:style-name="ce9" table:formula="of:=IF([.$E35]=[.H$6]; IF([.$D35]=[.$E35]; &quot;Stay&quot;; &quot;Arrive&quot;); IF([.$D35]=[.H$6]; &quot;Depart&quot;; &quot;&quot;))">
            <text:p/>
          </table:table-cell>
          <table:table-cell table:style-name="ce9" table:formula="of:=IF([.$E35]=[.I$6]; IF([.$D35]=[.$E35]; &quot;Stay&quot;; &quot;Arrive&quot;); IF([.$D35]=[.I$6]; &quot;Depart&quot;; &quot;&quot;))">
            <text:p/>
          </table:table-cell>
          <table:table-cell table:style-name="ce9" table:formula="of:=IF([.$E35]=[.J$6]; IF([.$D35]=[.$E35]; &quot;Stay&quot;; &quot;Arrive&quot;); IF([.$D35]=[.J$6]; &quot;Depart&quot;; &quot;&quot;))">
            <text:p/>
          </table:table-cell>
          <table:table-cell table:style-name="ce9" table:formula="of:=IF([.$E35]=[.K$6]; IF([.$D35]=[.$E35]; &quot;Stay&quot;; &quot;Arrive&quot;); IF([.$D35]=[.K$6]; &quot;Depart&quot;; &quot;&quot;))">
            <text:p/>
          </table:table-cell>
          <table:table-cell table:style-name="ce9" table:formula="of:=IF([.$E35]=[.L$6]; IF([.$D35]=[.$E35]; &quot;Stay&quot;; &quot;Arrive&quot;); IF([.$D35]=[.L$6]; &quot;Depart&quot;; &quot;&quot;))">
            <text:p/>
          </table:table-cell>
          <table:table-cell table:style-name="ce9" table:formula="of:=IF([.$E35]=[.M$6]; IF([.$D35]=[.$E35]; &quot;Stay&quot;; &quot;Arrive&quot;); IF([.$D35]=[.M$6]; &quot;Depart&quot;; &quot;&quot;))">
            <text:p/>
          </table:table-cell>
          <table:table-cell table:style-name="ce9" table:formula="of:=IF([.$E35]=[.N$6]; IF([.$D35]=[.$E35]; &quot;Stay&quot;; &quot;Arrive&quot;); IF([.$D35]=[.N$6]; &quot;Depart&quot;; &quot;&quot;))">
            <text:p/>
          </table:table-cell>
          <table:table-cell table:style-name="ce9" table:formula="of:=IF([.$E35]=[.O$6]; IF([.$D35]=[.$E35]; &quot;Stay&quot;; &quot;Arrive&quot;); IF([.$D35]=[.O$6]; &quot;Depart&quot;; &quot;&quot;))">
            <text:p/>
          </table:table-cell>
          <table:table-cell table:style-name="ce9" table:formula="of:=IF([.$E35]=[.P$6]; IF([.$D35]=[.$E35]; &quot;Stay&quot;; &quot;Arrive&quot;); IF([.$D35]=[.P$6]; &quot;Depart&quot;; &quot;&quot;))">
            <text:p/>
          </table:table-cell>
          <table:table-cell table:style-name="ce11" table:formula="of:=IF([.$E35]=[.Q$6]; IF([.$D35]=[.$E35]; &quot;Stay&quot;; &quot;Arrive&quot;); IF([.$D35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29" calcext:value-type="float">
            <text:p>29</text:p>
          </table:table-cell>
          <table:table-cell table:style-name="ce5" table:formula="of:=IF(ISTEXT([.E35]); [.E36]; [.E35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36]=[.F$6]; IF([.$D36]=[.$E36]; &quot;Stay&quot;; &quot;Arrive&quot;); IF([.$D36]=[.F$6]; &quot;Depart&quot;; &quot;&quot;))">
            <text:p/>
          </table:table-cell>
          <table:table-cell table:style-name="ce9" table:formula="of:=IF([.$E36]=[.G$6]; IF([.$D36]=[.$E36]; &quot;Stay&quot;; &quot;Arrive&quot;); IF([.$D36]=[.G$6]; &quot;Depart&quot;; &quot;&quot;))">
            <text:p/>
          </table:table-cell>
          <table:table-cell table:style-name="ce9" table:formula="of:=IF([.$E36]=[.H$6]; IF([.$D36]=[.$E36]; &quot;Stay&quot;; &quot;Arrive&quot;); IF([.$D36]=[.H$6]; &quot;Depart&quot;; &quot;&quot;))">
            <text:p/>
          </table:table-cell>
          <table:table-cell table:style-name="ce9" table:formula="of:=IF([.$E36]=[.I$6]; IF([.$D36]=[.$E36]; &quot;Stay&quot;; &quot;Arrive&quot;); IF([.$D36]=[.I$6]; &quot;Depart&quot;; &quot;&quot;))">
            <text:p/>
          </table:table-cell>
          <table:table-cell table:style-name="ce9" table:formula="of:=IF([.$E36]=[.J$6]; IF([.$D36]=[.$E36]; &quot;Stay&quot;; &quot;Arrive&quot;); IF([.$D36]=[.J$6]; &quot;Depart&quot;; &quot;&quot;))">
            <text:p/>
          </table:table-cell>
          <table:table-cell table:style-name="ce9" table:formula="of:=IF([.$E36]=[.K$6]; IF([.$D36]=[.$E36]; &quot;Stay&quot;; &quot;Arrive&quot;); IF([.$D36]=[.K$6]; &quot;Depart&quot;; &quot;&quot;))">
            <text:p/>
          </table:table-cell>
          <table:table-cell table:style-name="ce9" table:formula="of:=IF([.$E36]=[.L$6]; IF([.$D36]=[.$E36]; &quot;Stay&quot;; &quot;Arrive&quot;); IF([.$D36]=[.L$6]; &quot;Depart&quot;; &quot;&quot;))">
            <text:p/>
          </table:table-cell>
          <table:table-cell table:style-name="ce9" table:formula="of:=IF([.$E36]=[.M$6]; IF([.$D36]=[.$E36]; &quot;Stay&quot;; &quot;Arrive&quot;); IF([.$D36]=[.M$6]; &quot;Depart&quot;; &quot;&quot;))">
            <text:p/>
          </table:table-cell>
          <table:table-cell table:style-name="ce9" table:formula="of:=IF([.$E36]=[.N$6]; IF([.$D36]=[.$E36]; &quot;Stay&quot;; &quot;Arrive&quot;); IF([.$D36]=[.N$6]; &quot;Depart&quot;; &quot;&quot;))">
            <text:p/>
          </table:table-cell>
          <table:table-cell table:style-name="ce9" table:formula="of:=IF([.$E36]=[.O$6]; IF([.$D36]=[.$E36]; &quot;Stay&quot;; &quot;Arrive&quot;); IF([.$D36]=[.O$6]; &quot;Depart&quot;; &quot;&quot;))">
            <text:p/>
          </table:table-cell>
          <table:table-cell table:style-name="ce9" table:formula="of:=IF([.$E36]=[.P$6]; IF([.$D36]=[.$E36]; &quot;Stay&quot;; &quot;Arrive&quot;); IF([.$D36]=[.P$6]; &quot;Depart&quot;; &quot;&quot;))">
            <text:p/>
          </table:table-cell>
          <table:table-cell table:style-name="ce11" table:formula="of:=IF([.$E36]=[.Q$6]; IF([.$D36]=[.$E36]; &quot;Stay&quot;; &quot;Arrive&quot;); IF([.$D36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30" calcext:value-type="float">
            <text:p>30</text:p>
          </table:table-cell>
          <table:table-cell table:style-name="ce5" table:formula="of:=IF(ISTEXT([.E36]); [.E37]; [.E36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37]=[.F$6]; IF([.$D37]=[.$E37]; &quot;Stay&quot;; &quot;Arrive&quot;); IF([.$D37]=[.F$6]; &quot;Depart&quot;; &quot;&quot;))">
            <text:p/>
          </table:table-cell>
          <table:table-cell table:style-name="ce9" table:formula="of:=IF([.$E37]=[.G$6]; IF([.$D37]=[.$E37]; &quot;Stay&quot;; &quot;Arrive&quot;); IF([.$D37]=[.G$6]; &quot;Depart&quot;; &quot;&quot;))">
            <text:p/>
          </table:table-cell>
          <table:table-cell table:style-name="ce9" table:formula="of:=IF([.$E37]=[.H$6]; IF([.$D37]=[.$E37]; &quot;Stay&quot;; &quot;Arrive&quot;); IF([.$D37]=[.H$6]; &quot;Depart&quot;; &quot;&quot;))">
            <text:p/>
          </table:table-cell>
          <table:table-cell table:style-name="ce9" table:formula="of:=IF([.$E37]=[.I$6]; IF([.$D37]=[.$E37]; &quot;Stay&quot;; &quot;Arrive&quot;); IF([.$D37]=[.I$6]; &quot;Depart&quot;; &quot;&quot;))">
            <text:p/>
          </table:table-cell>
          <table:table-cell table:style-name="ce9" table:formula="of:=IF([.$E37]=[.J$6]; IF([.$D37]=[.$E37]; &quot;Stay&quot;; &quot;Arrive&quot;); IF([.$D37]=[.J$6]; &quot;Depart&quot;; &quot;&quot;))">
            <text:p/>
          </table:table-cell>
          <table:table-cell table:style-name="ce9" table:formula="of:=IF([.$E37]=[.K$6]; IF([.$D37]=[.$E37]; &quot;Stay&quot;; &quot;Arrive&quot;); IF([.$D37]=[.K$6]; &quot;Depart&quot;; &quot;&quot;))">
            <text:p/>
          </table:table-cell>
          <table:table-cell table:style-name="ce9" table:formula="of:=IF([.$E37]=[.L$6]; IF([.$D37]=[.$E37]; &quot;Stay&quot;; &quot;Arrive&quot;); IF([.$D37]=[.L$6]; &quot;Depart&quot;; &quot;&quot;))">
            <text:p/>
          </table:table-cell>
          <table:table-cell table:style-name="ce9" table:formula="of:=IF([.$E37]=[.M$6]; IF([.$D37]=[.$E37]; &quot;Stay&quot;; &quot;Arrive&quot;); IF([.$D37]=[.M$6]; &quot;Depart&quot;; &quot;&quot;))">
            <text:p/>
          </table:table-cell>
          <table:table-cell table:style-name="ce9" table:formula="of:=IF([.$E37]=[.N$6]; IF([.$D37]=[.$E37]; &quot;Stay&quot;; &quot;Arrive&quot;); IF([.$D37]=[.N$6]; &quot;Depart&quot;; &quot;&quot;))">
            <text:p/>
          </table:table-cell>
          <table:table-cell table:style-name="ce9" table:formula="of:=IF([.$E37]=[.O$6]; IF([.$D37]=[.$E37]; &quot;Stay&quot;; &quot;Arrive&quot;); IF([.$D37]=[.O$6]; &quot;Depart&quot;; &quot;&quot;))">
            <text:p/>
          </table:table-cell>
          <table:table-cell table:style-name="ce9" table:formula="of:=IF([.$E37]=[.P$6]; IF([.$D37]=[.$E37]; &quot;Stay&quot;; &quot;Arrive&quot;); IF([.$D37]=[.P$6]; &quot;Depart&quot;; &quot;&quot;))">
            <text:p/>
          </table:table-cell>
          <table:table-cell table:style-name="ce11" table:formula="of:=IF([.$E37]=[.Q$6]; IF([.$D37]=[.$E37]; &quot;Stay&quot;; &quot;Arrive&quot;); IF([.$D37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31" calcext:value-type="float">
            <text:p>31</text:p>
          </table:table-cell>
          <table:table-cell table:style-name="ce5" table:formula="of:=IF(ISTEXT([.E37]); [.E38]; [.E37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38]=[.F$6]; IF([.$D38]=[.$E38]; &quot;Stay&quot;; &quot;Arrive&quot;); IF([.$D38]=[.F$6]; &quot;Depart&quot;; &quot;&quot;))">
            <text:p/>
          </table:table-cell>
          <table:table-cell table:style-name="ce9" table:formula="of:=IF([.$E38]=[.G$6]; IF([.$D38]=[.$E38]; &quot;Stay&quot;; &quot;Arrive&quot;); IF([.$D38]=[.G$6]; &quot;Depart&quot;; &quot;&quot;))">
            <text:p/>
          </table:table-cell>
          <table:table-cell table:style-name="ce9" table:formula="of:=IF([.$E38]=[.H$6]; IF([.$D38]=[.$E38]; &quot;Stay&quot;; &quot;Arrive&quot;); IF([.$D38]=[.H$6]; &quot;Depart&quot;; &quot;&quot;))">
            <text:p/>
          </table:table-cell>
          <table:table-cell table:style-name="ce9" table:formula="of:=IF([.$E38]=[.I$6]; IF([.$D38]=[.$E38]; &quot;Stay&quot;; &quot;Arrive&quot;); IF([.$D38]=[.I$6]; &quot;Depart&quot;; &quot;&quot;))">
            <text:p/>
          </table:table-cell>
          <table:table-cell table:style-name="ce9" table:formula="of:=IF([.$E38]=[.J$6]; IF([.$D38]=[.$E38]; &quot;Stay&quot;; &quot;Arrive&quot;); IF([.$D38]=[.J$6]; &quot;Depart&quot;; &quot;&quot;))">
            <text:p/>
          </table:table-cell>
          <table:table-cell table:style-name="ce9" table:formula="of:=IF([.$E38]=[.K$6]; IF([.$D38]=[.$E38]; &quot;Stay&quot;; &quot;Arrive&quot;); IF([.$D38]=[.K$6]; &quot;Depart&quot;; &quot;&quot;))">
            <text:p/>
          </table:table-cell>
          <table:table-cell table:style-name="ce9" table:formula="of:=IF([.$E38]=[.L$6]; IF([.$D38]=[.$E38]; &quot;Stay&quot;; &quot;Arrive&quot;); IF([.$D38]=[.L$6]; &quot;Depart&quot;; &quot;&quot;))">
            <text:p/>
          </table:table-cell>
          <table:table-cell table:style-name="ce9" table:formula="of:=IF([.$E38]=[.M$6]; IF([.$D38]=[.$E38]; &quot;Stay&quot;; &quot;Arrive&quot;); IF([.$D38]=[.M$6]; &quot;Depart&quot;; &quot;&quot;))">
            <text:p/>
          </table:table-cell>
          <table:table-cell table:style-name="ce9" table:formula="of:=IF([.$E38]=[.N$6]; IF([.$D38]=[.$E38]; &quot;Stay&quot;; &quot;Arrive&quot;); IF([.$D38]=[.N$6]; &quot;Depart&quot;; &quot;&quot;))">
            <text:p/>
          </table:table-cell>
          <table:table-cell table:style-name="ce9" table:formula="of:=IF([.$E38]=[.O$6]; IF([.$D38]=[.$E38]; &quot;Stay&quot;; &quot;Arrive&quot;); IF([.$D38]=[.O$6]; &quot;Depart&quot;; &quot;&quot;))">
            <text:p/>
          </table:table-cell>
          <table:table-cell table:style-name="ce9" table:formula="of:=IF([.$E38]=[.P$6]; IF([.$D38]=[.$E38]; &quot;Stay&quot;; &quot;Arrive&quot;); IF([.$D38]=[.P$6]; &quot;Depart&quot;; &quot;&quot;))">
            <text:p/>
          </table:table-cell>
          <table:table-cell table:style-name="ce11" table:formula="of:=IF([.$E38]=[.Q$6]; IF([.$D38]=[.$E38]; &quot;Stay&quot;; &quot;Arrive&quot;); IF([.$D38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32" calcext:value-type="float">
            <text:p>32</text:p>
          </table:table-cell>
          <table:table-cell table:style-name="ce5" table:formula="of:=IF(ISTEXT([.E38]); [.E39]; [.E38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39]=[.F$6]; IF([.$D39]=[.$E39]; &quot;Stay&quot;; &quot;Arrive&quot;); IF([.$D39]=[.F$6]; &quot;Depart&quot;; &quot;&quot;))">
            <text:p/>
          </table:table-cell>
          <table:table-cell table:style-name="ce9" table:formula="of:=IF([.$E39]=[.G$6]; IF([.$D39]=[.$E39]; &quot;Stay&quot;; &quot;Arrive&quot;); IF([.$D39]=[.G$6]; &quot;Depart&quot;; &quot;&quot;))">
            <text:p/>
          </table:table-cell>
          <table:table-cell table:style-name="ce9" table:formula="of:=IF([.$E39]=[.H$6]; IF([.$D39]=[.$E39]; &quot;Stay&quot;; &quot;Arrive&quot;); IF([.$D39]=[.H$6]; &quot;Depart&quot;; &quot;&quot;))">
            <text:p/>
          </table:table-cell>
          <table:table-cell table:style-name="ce9" table:formula="of:=IF([.$E39]=[.I$6]; IF([.$D39]=[.$E39]; &quot;Stay&quot;; &quot;Arrive&quot;); IF([.$D39]=[.I$6]; &quot;Depart&quot;; &quot;&quot;))">
            <text:p/>
          </table:table-cell>
          <table:table-cell table:style-name="ce9" table:formula="of:=IF([.$E39]=[.J$6]; IF([.$D39]=[.$E39]; &quot;Stay&quot;; &quot;Arrive&quot;); IF([.$D39]=[.J$6]; &quot;Depart&quot;; &quot;&quot;))">
            <text:p/>
          </table:table-cell>
          <table:table-cell table:style-name="ce9" table:formula="of:=IF([.$E39]=[.K$6]; IF([.$D39]=[.$E39]; &quot;Stay&quot;; &quot;Arrive&quot;); IF([.$D39]=[.K$6]; &quot;Depart&quot;; &quot;&quot;))">
            <text:p/>
          </table:table-cell>
          <table:table-cell table:style-name="ce9" table:formula="of:=IF([.$E39]=[.L$6]; IF([.$D39]=[.$E39]; &quot;Stay&quot;; &quot;Arrive&quot;); IF([.$D39]=[.L$6]; &quot;Depart&quot;; &quot;&quot;))">
            <text:p/>
          </table:table-cell>
          <table:table-cell table:style-name="ce9" table:formula="of:=IF([.$E39]=[.M$6]; IF([.$D39]=[.$E39]; &quot;Stay&quot;; &quot;Arrive&quot;); IF([.$D39]=[.M$6]; &quot;Depart&quot;; &quot;&quot;))">
            <text:p/>
          </table:table-cell>
          <table:table-cell table:style-name="ce9" table:formula="of:=IF([.$E39]=[.N$6]; IF([.$D39]=[.$E39]; &quot;Stay&quot;; &quot;Arrive&quot;); IF([.$D39]=[.N$6]; &quot;Depart&quot;; &quot;&quot;))">
            <text:p/>
          </table:table-cell>
          <table:table-cell table:style-name="ce9" table:formula="of:=IF([.$E39]=[.O$6]; IF([.$D39]=[.$E39]; &quot;Stay&quot;; &quot;Arrive&quot;); IF([.$D39]=[.O$6]; &quot;Depart&quot;; &quot;&quot;))">
            <text:p/>
          </table:table-cell>
          <table:table-cell table:style-name="ce9" table:formula="of:=IF([.$E39]=[.P$6]; IF([.$D39]=[.$E39]; &quot;Stay&quot;; &quot;Arrive&quot;); IF([.$D39]=[.P$6]; &quot;Depart&quot;; &quot;&quot;))">
            <text:p/>
          </table:table-cell>
          <table:table-cell table:style-name="ce11" table:formula="of:=IF([.$E39]=[.Q$6]; IF([.$D39]=[.$E39]; &quot;Stay&quot;; &quot;Arrive&quot;); IF([.$D39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33" calcext:value-type="float">
            <text:p>33</text:p>
          </table:table-cell>
          <table:table-cell table:style-name="ce5" table:formula="of:=IF(ISTEXT([.E39]); [.E40]; [.E39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40]=[.F$6]; IF([.$D40]=[.$E40]; &quot;Stay&quot;; &quot;Arrive&quot;); IF([.$D40]=[.F$6]; &quot;Depart&quot;; &quot;&quot;))">
            <text:p/>
          </table:table-cell>
          <table:table-cell table:style-name="ce9" table:formula="of:=IF([.$E40]=[.G$6]; IF([.$D40]=[.$E40]; &quot;Stay&quot;; &quot;Arrive&quot;); IF([.$D40]=[.G$6]; &quot;Depart&quot;; &quot;&quot;))">
            <text:p/>
          </table:table-cell>
          <table:table-cell table:style-name="ce9" table:formula="of:=IF([.$E40]=[.H$6]; IF([.$D40]=[.$E40]; &quot;Stay&quot;; &quot;Arrive&quot;); IF([.$D40]=[.H$6]; &quot;Depart&quot;; &quot;&quot;))">
            <text:p/>
          </table:table-cell>
          <table:table-cell table:style-name="ce9" table:formula="of:=IF([.$E40]=[.I$6]; IF([.$D40]=[.$E40]; &quot;Stay&quot;; &quot;Arrive&quot;); IF([.$D40]=[.I$6]; &quot;Depart&quot;; &quot;&quot;))">
            <text:p/>
          </table:table-cell>
          <table:table-cell table:style-name="ce9" table:formula="of:=IF([.$E40]=[.J$6]; IF([.$D40]=[.$E40]; &quot;Stay&quot;; &quot;Arrive&quot;); IF([.$D40]=[.J$6]; &quot;Depart&quot;; &quot;&quot;))">
            <text:p/>
          </table:table-cell>
          <table:table-cell table:style-name="ce9" table:formula="of:=IF([.$E40]=[.K$6]; IF([.$D40]=[.$E40]; &quot;Stay&quot;; &quot;Arrive&quot;); IF([.$D40]=[.K$6]; &quot;Depart&quot;; &quot;&quot;))">
            <text:p/>
          </table:table-cell>
          <table:table-cell table:style-name="ce9" table:formula="of:=IF([.$E40]=[.L$6]; IF([.$D40]=[.$E40]; &quot;Stay&quot;; &quot;Arrive&quot;); IF([.$D40]=[.L$6]; &quot;Depart&quot;; &quot;&quot;))">
            <text:p/>
          </table:table-cell>
          <table:table-cell table:style-name="ce9" table:formula="of:=IF([.$E40]=[.M$6]; IF([.$D40]=[.$E40]; &quot;Stay&quot;; &quot;Arrive&quot;); IF([.$D40]=[.M$6]; &quot;Depart&quot;; &quot;&quot;))">
            <text:p/>
          </table:table-cell>
          <table:table-cell table:style-name="ce9" table:formula="of:=IF([.$E40]=[.N$6]; IF([.$D40]=[.$E40]; &quot;Stay&quot;; &quot;Arrive&quot;); IF([.$D40]=[.N$6]; &quot;Depart&quot;; &quot;&quot;))">
            <text:p/>
          </table:table-cell>
          <table:table-cell table:style-name="ce9" table:formula="of:=IF([.$E40]=[.O$6]; IF([.$D40]=[.$E40]; &quot;Stay&quot;; &quot;Arrive&quot;); IF([.$D40]=[.O$6]; &quot;Depart&quot;; &quot;&quot;))">
            <text:p/>
          </table:table-cell>
          <table:table-cell table:style-name="ce9" table:formula="of:=IF([.$E40]=[.P$6]; IF([.$D40]=[.$E40]; &quot;Stay&quot;; &quot;Arrive&quot;); IF([.$D40]=[.P$6]; &quot;Depart&quot;; &quot;&quot;))">
            <text:p/>
          </table:table-cell>
          <table:table-cell table:style-name="ce11" table:formula="of:=IF([.$E40]=[.Q$6]; IF([.$D40]=[.$E40]; &quot;Stay&quot;; &quot;Arrive&quot;); IF([.$D40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34" calcext:value-type="float">
            <text:p>34</text:p>
          </table:table-cell>
          <table:table-cell table:style-name="ce5" table:formula="of:=IF(ISTEXT([.E40]); [.E41]; [.E40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41]=[.F$6]; IF([.$D41]=[.$E41]; &quot;Stay&quot;; &quot;Arrive&quot;); IF([.$D41]=[.F$6]; &quot;Depart&quot;; &quot;&quot;))">
            <text:p/>
          </table:table-cell>
          <table:table-cell table:style-name="ce9" table:formula="of:=IF([.$E41]=[.G$6]; IF([.$D41]=[.$E41]; &quot;Stay&quot;; &quot;Arrive&quot;); IF([.$D41]=[.G$6]; &quot;Depart&quot;; &quot;&quot;))">
            <text:p/>
          </table:table-cell>
          <table:table-cell table:style-name="ce9" table:formula="of:=IF([.$E41]=[.H$6]; IF([.$D41]=[.$E41]; &quot;Stay&quot;; &quot;Arrive&quot;); IF([.$D41]=[.H$6]; &quot;Depart&quot;; &quot;&quot;))">
            <text:p/>
          </table:table-cell>
          <table:table-cell table:style-name="ce9" table:formula="of:=IF([.$E41]=[.I$6]; IF([.$D41]=[.$E41]; &quot;Stay&quot;; &quot;Arrive&quot;); IF([.$D41]=[.I$6]; &quot;Depart&quot;; &quot;&quot;))">
            <text:p/>
          </table:table-cell>
          <table:table-cell table:style-name="ce9" table:formula="of:=IF([.$E41]=[.J$6]; IF([.$D41]=[.$E41]; &quot;Stay&quot;; &quot;Arrive&quot;); IF([.$D41]=[.J$6]; &quot;Depart&quot;; &quot;&quot;))">
            <text:p/>
          </table:table-cell>
          <table:table-cell table:style-name="ce9" table:formula="of:=IF([.$E41]=[.K$6]; IF([.$D41]=[.$E41]; &quot;Stay&quot;; &quot;Arrive&quot;); IF([.$D41]=[.K$6]; &quot;Depart&quot;; &quot;&quot;))">
            <text:p/>
          </table:table-cell>
          <table:table-cell table:style-name="ce9" table:formula="of:=IF([.$E41]=[.L$6]; IF([.$D41]=[.$E41]; &quot;Stay&quot;; &quot;Arrive&quot;); IF([.$D41]=[.L$6]; &quot;Depart&quot;; &quot;&quot;))">
            <text:p/>
          </table:table-cell>
          <table:table-cell table:style-name="ce9" table:formula="of:=IF([.$E41]=[.M$6]; IF([.$D41]=[.$E41]; &quot;Stay&quot;; &quot;Arrive&quot;); IF([.$D41]=[.M$6]; &quot;Depart&quot;; &quot;&quot;))">
            <text:p/>
          </table:table-cell>
          <table:table-cell table:style-name="ce9" table:formula="of:=IF([.$E41]=[.N$6]; IF([.$D41]=[.$E41]; &quot;Stay&quot;; &quot;Arrive&quot;); IF([.$D41]=[.N$6]; &quot;Depart&quot;; &quot;&quot;))">
            <text:p/>
          </table:table-cell>
          <table:table-cell table:style-name="ce9" table:formula="of:=IF([.$E41]=[.O$6]; IF([.$D41]=[.$E41]; &quot;Stay&quot;; &quot;Arrive&quot;); IF([.$D41]=[.O$6]; &quot;Depart&quot;; &quot;&quot;))">
            <text:p/>
          </table:table-cell>
          <table:table-cell table:style-name="ce9" table:formula="of:=IF([.$E41]=[.P$6]; IF([.$D41]=[.$E41]; &quot;Stay&quot;; &quot;Arrive&quot;); IF([.$D41]=[.P$6]; &quot;Depart&quot;; &quot;&quot;))">
            <text:p/>
          </table:table-cell>
          <table:table-cell table:style-name="ce11" table:formula="of:=IF([.$E41]=[.Q$6]; IF([.$D41]=[.$E41]; &quot;Stay&quot;; &quot;Arrive&quot;); IF([.$D41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35" calcext:value-type="float">
            <text:p>35</text:p>
          </table:table-cell>
          <table:table-cell table:style-name="ce5" table:formula="of:=IF(ISTEXT([.E41]); [.E42]; [.E41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42]=[.F$6]; IF([.$D42]=[.$E42]; &quot;Stay&quot;; &quot;Arrive&quot;); IF([.$D42]=[.F$6]; &quot;Depart&quot;; &quot;&quot;))">
            <text:p/>
          </table:table-cell>
          <table:table-cell table:style-name="ce9" table:formula="of:=IF([.$E42]=[.G$6]; IF([.$D42]=[.$E42]; &quot;Stay&quot;; &quot;Arrive&quot;); IF([.$D42]=[.G$6]; &quot;Depart&quot;; &quot;&quot;))">
            <text:p/>
          </table:table-cell>
          <table:table-cell table:style-name="ce9" table:formula="of:=IF([.$E42]=[.H$6]; IF([.$D42]=[.$E42]; &quot;Stay&quot;; &quot;Arrive&quot;); IF([.$D42]=[.H$6]; &quot;Depart&quot;; &quot;&quot;))">
            <text:p/>
          </table:table-cell>
          <table:table-cell table:style-name="ce9" table:formula="of:=IF([.$E42]=[.I$6]; IF([.$D42]=[.$E42]; &quot;Stay&quot;; &quot;Arrive&quot;); IF([.$D42]=[.I$6]; &quot;Depart&quot;; &quot;&quot;))">
            <text:p/>
          </table:table-cell>
          <table:table-cell table:style-name="ce9" table:formula="of:=IF([.$E42]=[.J$6]; IF([.$D42]=[.$E42]; &quot;Stay&quot;; &quot;Arrive&quot;); IF([.$D42]=[.J$6]; &quot;Depart&quot;; &quot;&quot;))">
            <text:p/>
          </table:table-cell>
          <table:table-cell table:style-name="ce9" table:formula="of:=IF([.$E42]=[.K$6]; IF([.$D42]=[.$E42]; &quot;Stay&quot;; &quot;Arrive&quot;); IF([.$D42]=[.K$6]; &quot;Depart&quot;; &quot;&quot;))">
            <text:p/>
          </table:table-cell>
          <table:table-cell table:style-name="ce9" table:formula="of:=IF([.$E42]=[.L$6]; IF([.$D42]=[.$E42]; &quot;Stay&quot;; &quot;Arrive&quot;); IF([.$D42]=[.L$6]; &quot;Depart&quot;; &quot;&quot;))">
            <text:p/>
          </table:table-cell>
          <table:table-cell table:style-name="ce9" table:formula="of:=IF([.$E42]=[.M$6]; IF([.$D42]=[.$E42]; &quot;Stay&quot;; &quot;Arrive&quot;); IF([.$D42]=[.M$6]; &quot;Depart&quot;; &quot;&quot;))">
            <text:p/>
          </table:table-cell>
          <table:table-cell table:style-name="ce9" table:formula="of:=IF([.$E42]=[.N$6]; IF([.$D42]=[.$E42]; &quot;Stay&quot;; &quot;Arrive&quot;); IF([.$D42]=[.N$6]; &quot;Depart&quot;; &quot;&quot;))">
            <text:p/>
          </table:table-cell>
          <table:table-cell table:style-name="ce9" table:formula="of:=IF([.$E42]=[.O$6]; IF([.$D42]=[.$E42]; &quot;Stay&quot;; &quot;Arrive&quot;); IF([.$D42]=[.O$6]; &quot;Depart&quot;; &quot;&quot;))">
            <text:p/>
          </table:table-cell>
          <table:table-cell table:style-name="ce9" table:formula="of:=IF([.$E42]=[.P$6]; IF([.$D42]=[.$E42]; &quot;Stay&quot;; &quot;Arrive&quot;); IF([.$D42]=[.P$6]; &quot;Depart&quot;; &quot;&quot;))">
            <text:p/>
          </table:table-cell>
          <table:table-cell table:style-name="ce11" table:formula="of:=IF([.$E42]=[.Q$6]; IF([.$D42]=[.$E42]; &quot;Stay&quot;; &quot;Arrive&quot;); IF([.$D42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36" calcext:value-type="float">
            <text:p>36</text:p>
          </table:table-cell>
          <table:table-cell table:style-name="ce5" table:formula="of:=IF(ISTEXT([.E42]); [.E43]; [.E42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43]=[.F$6]; IF([.$D43]=[.$E43]; &quot;Stay&quot;; &quot;Arrive&quot;); IF([.$D43]=[.F$6]; &quot;Depart&quot;; &quot;&quot;))">
            <text:p/>
          </table:table-cell>
          <table:table-cell table:style-name="ce9" table:formula="of:=IF([.$E43]=[.G$6]; IF([.$D43]=[.$E43]; &quot;Stay&quot;; &quot;Arrive&quot;); IF([.$D43]=[.G$6]; &quot;Depart&quot;; &quot;&quot;))">
            <text:p/>
          </table:table-cell>
          <table:table-cell table:style-name="ce9" table:formula="of:=IF([.$E43]=[.H$6]; IF([.$D43]=[.$E43]; &quot;Stay&quot;; &quot;Arrive&quot;); IF([.$D43]=[.H$6]; &quot;Depart&quot;; &quot;&quot;))">
            <text:p/>
          </table:table-cell>
          <table:table-cell table:style-name="ce9" table:formula="of:=IF([.$E43]=[.I$6]; IF([.$D43]=[.$E43]; &quot;Stay&quot;; &quot;Arrive&quot;); IF([.$D43]=[.I$6]; &quot;Depart&quot;; &quot;&quot;))">
            <text:p/>
          </table:table-cell>
          <table:table-cell table:style-name="ce9" table:formula="of:=IF([.$E43]=[.J$6]; IF([.$D43]=[.$E43]; &quot;Stay&quot;; &quot;Arrive&quot;); IF([.$D43]=[.J$6]; &quot;Depart&quot;; &quot;&quot;))">
            <text:p/>
          </table:table-cell>
          <table:table-cell table:style-name="ce9" table:formula="of:=IF([.$E43]=[.K$6]; IF([.$D43]=[.$E43]; &quot;Stay&quot;; &quot;Arrive&quot;); IF([.$D43]=[.K$6]; &quot;Depart&quot;; &quot;&quot;))">
            <text:p/>
          </table:table-cell>
          <table:table-cell table:style-name="ce9" table:formula="of:=IF([.$E43]=[.L$6]; IF([.$D43]=[.$E43]; &quot;Stay&quot;; &quot;Arrive&quot;); IF([.$D43]=[.L$6]; &quot;Depart&quot;; &quot;&quot;))">
            <text:p/>
          </table:table-cell>
          <table:table-cell table:style-name="ce9" table:formula="of:=IF([.$E43]=[.M$6]; IF([.$D43]=[.$E43]; &quot;Stay&quot;; &quot;Arrive&quot;); IF([.$D43]=[.M$6]; &quot;Depart&quot;; &quot;&quot;))">
            <text:p/>
          </table:table-cell>
          <table:table-cell table:style-name="ce9" table:formula="of:=IF([.$E43]=[.N$6]; IF([.$D43]=[.$E43]; &quot;Stay&quot;; &quot;Arrive&quot;); IF([.$D43]=[.N$6]; &quot;Depart&quot;; &quot;&quot;))">
            <text:p/>
          </table:table-cell>
          <table:table-cell table:style-name="ce9" table:formula="of:=IF([.$E43]=[.O$6]; IF([.$D43]=[.$E43]; &quot;Stay&quot;; &quot;Arrive&quot;); IF([.$D43]=[.O$6]; &quot;Depart&quot;; &quot;&quot;))">
            <text:p/>
          </table:table-cell>
          <table:table-cell table:style-name="ce9" table:formula="of:=IF([.$E43]=[.P$6]; IF([.$D43]=[.$E43]; &quot;Stay&quot;; &quot;Arrive&quot;); IF([.$D43]=[.P$6]; &quot;Depart&quot;; &quot;&quot;))">
            <text:p/>
          </table:table-cell>
          <table:table-cell table:style-name="ce11" table:formula="of:=IF([.$E43]=[.Q$6]; IF([.$D43]=[.$E43]; &quot;Stay&quot;; &quot;Arrive&quot;); IF([.$D43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37" calcext:value-type="float">
            <text:p>37</text:p>
          </table:table-cell>
          <table:table-cell table:style-name="ce5" table:formula="of:=IF(ISTEXT([.E43]); [.E44]; [.E43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44]=[.F$6]; IF([.$D44]=[.$E44]; &quot;Stay&quot;; &quot;Arrive&quot;); IF([.$D44]=[.F$6]; &quot;Depart&quot;; &quot;&quot;))">
            <text:p/>
          </table:table-cell>
          <table:table-cell table:style-name="ce9" table:formula="of:=IF([.$E44]=[.G$6]; IF([.$D44]=[.$E44]; &quot;Stay&quot;; &quot;Arrive&quot;); IF([.$D44]=[.G$6]; &quot;Depart&quot;; &quot;&quot;))">
            <text:p/>
          </table:table-cell>
          <table:table-cell table:style-name="ce9" table:formula="of:=IF([.$E44]=[.H$6]; IF([.$D44]=[.$E44]; &quot;Stay&quot;; &quot;Arrive&quot;); IF([.$D44]=[.H$6]; &quot;Depart&quot;; &quot;&quot;))">
            <text:p/>
          </table:table-cell>
          <table:table-cell table:style-name="ce9" table:formula="of:=IF([.$E44]=[.I$6]; IF([.$D44]=[.$E44]; &quot;Stay&quot;; &quot;Arrive&quot;); IF([.$D44]=[.I$6]; &quot;Depart&quot;; &quot;&quot;))">
            <text:p/>
          </table:table-cell>
          <table:table-cell table:style-name="ce9" table:formula="of:=IF([.$E44]=[.J$6]; IF([.$D44]=[.$E44]; &quot;Stay&quot;; &quot;Arrive&quot;); IF([.$D44]=[.J$6]; &quot;Depart&quot;; &quot;&quot;))">
            <text:p/>
          </table:table-cell>
          <table:table-cell table:style-name="ce9" table:formula="of:=IF([.$E44]=[.K$6]; IF([.$D44]=[.$E44]; &quot;Stay&quot;; &quot;Arrive&quot;); IF([.$D44]=[.K$6]; &quot;Depart&quot;; &quot;&quot;))">
            <text:p/>
          </table:table-cell>
          <table:table-cell table:style-name="ce9" table:formula="of:=IF([.$E44]=[.L$6]; IF([.$D44]=[.$E44]; &quot;Stay&quot;; &quot;Arrive&quot;); IF([.$D44]=[.L$6]; &quot;Depart&quot;; &quot;&quot;))">
            <text:p/>
          </table:table-cell>
          <table:table-cell table:style-name="ce9" table:formula="of:=IF([.$E44]=[.M$6]; IF([.$D44]=[.$E44]; &quot;Stay&quot;; &quot;Arrive&quot;); IF([.$D44]=[.M$6]; &quot;Depart&quot;; &quot;&quot;))">
            <text:p/>
          </table:table-cell>
          <table:table-cell table:style-name="ce9" table:formula="of:=IF([.$E44]=[.N$6]; IF([.$D44]=[.$E44]; &quot;Stay&quot;; &quot;Arrive&quot;); IF([.$D44]=[.N$6]; &quot;Depart&quot;; &quot;&quot;))">
            <text:p/>
          </table:table-cell>
          <table:table-cell table:style-name="ce9" table:formula="of:=IF([.$E44]=[.O$6]; IF([.$D44]=[.$E44]; &quot;Stay&quot;; &quot;Arrive&quot;); IF([.$D44]=[.O$6]; &quot;Depart&quot;; &quot;&quot;))">
            <text:p/>
          </table:table-cell>
          <table:table-cell table:style-name="ce9" table:formula="of:=IF([.$E44]=[.P$6]; IF([.$D44]=[.$E44]; &quot;Stay&quot;; &quot;Arrive&quot;); IF([.$D44]=[.P$6]; &quot;Depart&quot;; &quot;&quot;))">
            <text:p/>
          </table:table-cell>
          <table:table-cell table:style-name="ce11" table:formula="of:=IF([.$E44]=[.Q$6]; IF([.$D44]=[.$E44]; &quot;Stay&quot;; &quot;Arrive&quot;); IF([.$D44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38" calcext:value-type="float">
            <text:p>38</text:p>
          </table:table-cell>
          <table:table-cell table:style-name="ce5" table:formula="of:=IF(ISTEXT([.E44]); [.E45]; [.E44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45]=[.F$6]; IF([.$D45]=[.$E45]; &quot;Stay&quot;; &quot;Arrive&quot;); IF([.$D45]=[.F$6]; &quot;Depart&quot;; &quot;&quot;))">
            <text:p/>
          </table:table-cell>
          <table:table-cell table:style-name="ce9" table:formula="of:=IF([.$E45]=[.G$6]; IF([.$D45]=[.$E45]; &quot;Stay&quot;; &quot;Arrive&quot;); IF([.$D45]=[.G$6]; &quot;Depart&quot;; &quot;&quot;))">
            <text:p/>
          </table:table-cell>
          <table:table-cell table:style-name="ce9" table:formula="of:=IF([.$E45]=[.H$6]; IF([.$D45]=[.$E45]; &quot;Stay&quot;; &quot;Arrive&quot;); IF([.$D45]=[.H$6]; &quot;Depart&quot;; &quot;&quot;))">
            <text:p/>
          </table:table-cell>
          <table:table-cell table:style-name="ce9" table:formula="of:=IF([.$E45]=[.I$6]; IF([.$D45]=[.$E45]; &quot;Stay&quot;; &quot;Arrive&quot;); IF([.$D45]=[.I$6]; &quot;Depart&quot;; &quot;&quot;))">
            <text:p/>
          </table:table-cell>
          <table:table-cell table:style-name="ce9" table:formula="of:=IF([.$E45]=[.J$6]; IF([.$D45]=[.$E45]; &quot;Stay&quot;; &quot;Arrive&quot;); IF([.$D45]=[.J$6]; &quot;Depart&quot;; &quot;&quot;))">
            <text:p/>
          </table:table-cell>
          <table:table-cell table:style-name="ce9" table:formula="of:=IF([.$E45]=[.K$6]; IF([.$D45]=[.$E45]; &quot;Stay&quot;; &quot;Arrive&quot;); IF([.$D45]=[.K$6]; &quot;Depart&quot;; &quot;&quot;))">
            <text:p/>
          </table:table-cell>
          <table:table-cell table:style-name="ce9" table:formula="of:=IF([.$E45]=[.L$6]; IF([.$D45]=[.$E45]; &quot;Stay&quot;; &quot;Arrive&quot;); IF([.$D45]=[.L$6]; &quot;Depart&quot;; &quot;&quot;))">
            <text:p/>
          </table:table-cell>
          <table:table-cell table:style-name="ce9" table:formula="of:=IF([.$E45]=[.M$6]; IF([.$D45]=[.$E45]; &quot;Stay&quot;; &quot;Arrive&quot;); IF([.$D45]=[.M$6]; &quot;Depart&quot;; &quot;&quot;))">
            <text:p/>
          </table:table-cell>
          <table:table-cell table:style-name="ce9" table:formula="of:=IF([.$E45]=[.N$6]; IF([.$D45]=[.$E45]; &quot;Stay&quot;; &quot;Arrive&quot;); IF([.$D45]=[.N$6]; &quot;Depart&quot;; &quot;&quot;))">
            <text:p/>
          </table:table-cell>
          <table:table-cell table:style-name="ce9" table:formula="of:=IF([.$E45]=[.O$6]; IF([.$D45]=[.$E45]; &quot;Stay&quot;; &quot;Arrive&quot;); IF([.$D45]=[.O$6]; &quot;Depart&quot;; &quot;&quot;))">
            <text:p/>
          </table:table-cell>
          <table:table-cell table:style-name="ce9" table:formula="of:=IF([.$E45]=[.P$6]; IF([.$D45]=[.$E45]; &quot;Stay&quot;; &quot;Arrive&quot;); IF([.$D45]=[.P$6]; &quot;Depart&quot;; &quot;&quot;))">
            <text:p/>
          </table:table-cell>
          <table:table-cell table:style-name="ce11" table:formula="of:=IF([.$E45]=[.Q$6]; IF([.$D45]=[.$E45]; &quot;Stay&quot;; &quot;Arrive&quot;); IF([.$D45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39" calcext:value-type="float">
            <text:p>39</text:p>
          </table:table-cell>
          <table:table-cell table:style-name="ce5" table:formula="of:=IF(ISTEXT([.E45]); [.E46]; [.E45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46]=[.F$6]; IF([.$D46]=[.$E46]; &quot;Stay&quot;; &quot;Arrive&quot;); IF([.$D46]=[.F$6]; &quot;Depart&quot;; &quot;&quot;))">
            <text:p/>
          </table:table-cell>
          <table:table-cell table:style-name="ce9" table:formula="of:=IF([.$E46]=[.G$6]; IF([.$D46]=[.$E46]; &quot;Stay&quot;; &quot;Arrive&quot;); IF([.$D46]=[.G$6]; &quot;Depart&quot;; &quot;&quot;))">
            <text:p/>
          </table:table-cell>
          <table:table-cell table:style-name="ce9" table:formula="of:=IF([.$E46]=[.H$6]; IF([.$D46]=[.$E46]; &quot;Stay&quot;; &quot;Arrive&quot;); IF([.$D46]=[.H$6]; &quot;Depart&quot;; &quot;&quot;))">
            <text:p/>
          </table:table-cell>
          <table:table-cell table:style-name="ce9" table:formula="of:=IF([.$E46]=[.I$6]; IF([.$D46]=[.$E46]; &quot;Stay&quot;; &quot;Arrive&quot;); IF([.$D46]=[.I$6]; &quot;Depart&quot;; &quot;&quot;))">
            <text:p/>
          </table:table-cell>
          <table:table-cell table:style-name="ce9" table:formula="of:=IF([.$E46]=[.J$6]; IF([.$D46]=[.$E46]; &quot;Stay&quot;; &quot;Arrive&quot;); IF([.$D46]=[.J$6]; &quot;Depart&quot;; &quot;&quot;))">
            <text:p/>
          </table:table-cell>
          <table:table-cell table:style-name="ce9" table:formula="of:=IF([.$E46]=[.K$6]; IF([.$D46]=[.$E46]; &quot;Stay&quot;; &quot;Arrive&quot;); IF([.$D46]=[.K$6]; &quot;Depart&quot;; &quot;&quot;))">
            <text:p/>
          </table:table-cell>
          <table:table-cell table:style-name="ce9" table:formula="of:=IF([.$E46]=[.L$6]; IF([.$D46]=[.$E46]; &quot;Stay&quot;; &quot;Arrive&quot;); IF([.$D46]=[.L$6]; &quot;Depart&quot;; &quot;&quot;))">
            <text:p/>
          </table:table-cell>
          <table:table-cell table:style-name="ce9" table:formula="of:=IF([.$E46]=[.M$6]; IF([.$D46]=[.$E46]; &quot;Stay&quot;; &quot;Arrive&quot;); IF([.$D46]=[.M$6]; &quot;Depart&quot;; &quot;&quot;))">
            <text:p/>
          </table:table-cell>
          <table:table-cell table:style-name="ce9" table:formula="of:=IF([.$E46]=[.N$6]; IF([.$D46]=[.$E46]; &quot;Stay&quot;; &quot;Arrive&quot;); IF([.$D46]=[.N$6]; &quot;Depart&quot;; &quot;&quot;))">
            <text:p/>
          </table:table-cell>
          <table:table-cell table:style-name="ce9" table:formula="of:=IF([.$E46]=[.O$6]; IF([.$D46]=[.$E46]; &quot;Stay&quot;; &quot;Arrive&quot;); IF([.$D46]=[.O$6]; &quot;Depart&quot;; &quot;&quot;))">
            <text:p/>
          </table:table-cell>
          <table:table-cell table:style-name="ce9" table:formula="of:=IF([.$E46]=[.P$6]; IF([.$D46]=[.$E46]; &quot;Stay&quot;; &quot;Arrive&quot;); IF([.$D46]=[.P$6]; &quot;Depart&quot;; &quot;&quot;))">
            <text:p/>
          </table:table-cell>
          <table:table-cell table:style-name="ce11" table:formula="of:=IF([.$E46]=[.Q$6]; IF([.$D46]=[.$E46]; &quot;Stay&quot;; &quot;Arrive&quot;); IF([.$D46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40" calcext:value-type="float">
            <text:p>40</text:p>
          </table:table-cell>
          <table:table-cell table:style-name="ce5" table:formula="of:=IF(ISTEXT([.E46]); [.E47]; [.E46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47]=[.F$6]; IF([.$D47]=[.$E47]; &quot;Stay&quot;; &quot;Arrive&quot;); IF([.$D47]=[.F$6]; &quot;Depart&quot;; &quot;&quot;))">
            <text:p/>
          </table:table-cell>
          <table:table-cell table:style-name="ce9" table:formula="of:=IF([.$E47]=[.G$6]; IF([.$D47]=[.$E47]; &quot;Stay&quot;; &quot;Arrive&quot;); IF([.$D47]=[.G$6]; &quot;Depart&quot;; &quot;&quot;))">
            <text:p/>
          </table:table-cell>
          <table:table-cell table:style-name="ce9" table:formula="of:=IF([.$E47]=[.H$6]; IF([.$D47]=[.$E47]; &quot;Stay&quot;; &quot;Arrive&quot;); IF([.$D47]=[.H$6]; &quot;Depart&quot;; &quot;&quot;))">
            <text:p/>
          </table:table-cell>
          <table:table-cell table:style-name="ce9" table:formula="of:=IF([.$E47]=[.I$6]; IF([.$D47]=[.$E47]; &quot;Stay&quot;; &quot;Arrive&quot;); IF([.$D47]=[.I$6]; &quot;Depart&quot;; &quot;&quot;))">
            <text:p/>
          </table:table-cell>
          <table:table-cell table:style-name="ce9" table:formula="of:=IF([.$E47]=[.J$6]; IF([.$D47]=[.$E47]; &quot;Stay&quot;; &quot;Arrive&quot;); IF([.$D47]=[.J$6]; &quot;Depart&quot;; &quot;&quot;))">
            <text:p/>
          </table:table-cell>
          <table:table-cell table:style-name="ce9" table:formula="of:=IF([.$E47]=[.K$6]; IF([.$D47]=[.$E47]; &quot;Stay&quot;; &quot;Arrive&quot;); IF([.$D47]=[.K$6]; &quot;Depart&quot;; &quot;&quot;))">
            <text:p/>
          </table:table-cell>
          <table:table-cell table:style-name="ce9" table:formula="of:=IF([.$E47]=[.L$6]; IF([.$D47]=[.$E47]; &quot;Stay&quot;; &quot;Arrive&quot;); IF([.$D47]=[.L$6]; &quot;Depart&quot;; &quot;&quot;))">
            <text:p/>
          </table:table-cell>
          <table:table-cell table:style-name="ce9" table:formula="of:=IF([.$E47]=[.M$6]; IF([.$D47]=[.$E47]; &quot;Stay&quot;; &quot;Arrive&quot;); IF([.$D47]=[.M$6]; &quot;Depart&quot;; &quot;&quot;))">
            <text:p/>
          </table:table-cell>
          <table:table-cell table:style-name="ce9" table:formula="of:=IF([.$E47]=[.N$6]; IF([.$D47]=[.$E47]; &quot;Stay&quot;; &quot;Arrive&quot;); IF([.$D47]=[.N$6]; &quot;Depart&quot;; &quot;&quot;))">
            <text:p/>
          </table:table-cell>
          <table:table-cell table:style-name="ce9" table:formula="of:=IF([.$E47]=[.O$6]; IF([.$D47]=[.$E47]; &quot;Stay&quot;; &quot;Arrive&quot;); IF([.$D47]=[.O$6]; &quot;Depart&quot;; &quot;&quot;))">
            <text:p/>
          </table:table-cell>
          <table:table-cell table:style-name="ce9" table:formula="of:=IF([.$E47]=[.P$6]; IF([.$D47]=[.$E47]; &quot;Stay&quot;; &quot;Arrive&quot;); IF([.$D47]=[.P$6]; &quot;Depart&quot;; &quot;&quot;))">
            <text:p/>
          </table:table-cell>
          <table:table-cell table:style-name="ce11" table:formula="of:=IF([.$E47]=[.Q$6]; IF([.$D47]=[.$E47]; &quot;Stay&quot;; &quot;Arrive&quot;); IF([.$D47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41" calcext:value-type="float">
            <text:p>41</text:p>
          </table:table-cell>
          <table:table-cell table:style-name="ce5" table:formula="of:=IF(ISTEXT([.E47]); [.E48]; [.E47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48]=[.F$6]; IF([.$D48]=[.$E48]; &quot;Stay&quot;; &quot;Arrive&quot;); IF([.$D48]=[.F$6]; &quot;Depart&quot;; &quot;&quot;))">
            <text:p/>
          </table:table-cell>
          <table:table-cell table:style-name="ce9" table:formula="of:=IF([.$E48]=[.G$6]; IF([.$D48]=[.$E48]; &quot;Stay&quot;; &quot;Arrive&quot;); IF([.$D48]=[.G$6]; &quot;Depart&quot;; &quot;&quot;))">
            <text:p/>
          </table:table-cell>
          <table:table-cell table:style-name="ce9" table:formula="of:=IF([.$E48]=[.H$6]; IF([.$D48]=[.$E48]; &quot;Stay&quot;; &quot;Arrive&quot;); IF([.$D48]=[.H$6]; &quot;Depart&quot;; &quot;&quot;))">
            <text:p/>
          </table:table-cell>
          <table:table-cell table:style-name="ce9" table:formula="of:=IF([.$E48]=[.I$6]; IF([.$D48]=[.$E48]; &quot;Stay&quot;; &quot;Arrive&quot;); IF([.$D48]=[.I$6]; &quot;Depart&quot;; &quot;&quot;))">
            <text:p/>
          </table:table-cell>
          <table:table-cell table:style-name="ce9" table:formula="of:=IF([.$E48]=[.J$6]; IF([.$D48]=[.$E48]; &quot;Stay&quot;; &quot;Arrive&quot;); IF([.$D48]=[.J$6]; &quot;Depart&quot;; &quot;&quot;))">
            <text:p/>
          </table:table-cell>
          <table:table-cell table:style-name="ce9" table:formula="of:=IF([.$E48]=[.K$6]; IF([.$D48]=[.$E48]; &quot;Stay&quot;; &quot;Arrive&quot;); IF([.$D48]=[.K$6]; &quot;Depart&quot;; &quot;&quot;))">
            <text:p/>
          </table:table-cell>
          <table:table-cell table:style-name="ce9" table:formula="of:=IF([.$E48]=[.L$6]; IF([.$D48]=[.$E48]; &quot;Stay&quot;; &quot;Arrive&quot;); IF([.$D48]=[.L$6]; &quot;Depart&quot;; &quot;&quot;))">
            <text:p/>
          </table:table-cell>
          <table:table-cell table:style-name="ce9" table:formula="of:=IF([.$E48]=[.M$6]; IF([.$D48]=[.$E48]; &quot;Stay&quot;; &quot;Arrive&quot;); IF([.$D48]=[.M$6]; &quot;Depart&quot;; &quot;&quot;))">
            <text:p/>
          </table:table-cell>
          <table:table-cell table:style-name="ce9" table:formula="of:=IF([.$E48]=[.N$6]; IF([.$D48]=[.$E48]; &quot;Stay&quot;; &quot;Arrive&quot;); IF([.$D48]=[.N$6]; &quot;Depart&quot;; &quot;&quot;))">
            <text:p/>
          </table:table-cell>
          <table:table-cell table:style-name="ce9" table:formula="of:=IF([.$E48]=[.O$6]; IF([.$D48]=[.$E48]; &quot;Stay&quot;; &quot;Arrive&quot;); IF([.$D48]=[.O$6]; &quot;Depart&quot;; &quot;&quot;))">
            <text:p/>
          </table:table-cell>
          <table:table-cell table:style-name="ce9" table:formula="of:=IF([.$E48]=[.P$6]; IF([.$D48]=[.$E48]; &quot;Stay&quot;; &quot;Arrive&quot;); IF([.$D48]=[.P$6]; &quot;Depart&quot;; &quot;&quot;))">
            <text:p/>
          </table:table-cell>
          <table:table-cell table:style-name="ce11" table:formula="of:=IF([.$E48]=[.Q$6]; IF([.$D48]=[.$E48]; &quot;Stay&quot;; &quot;Arrive&quot;); IF([.$D48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42" calcext:value-type="float">
            <text:p>42</text:p>
          </table:table-cell>
          <table:table-cell table:style-name="ce5" table:formula="of:=IF(ISTEXT([.E48]); [.E49]; [.E48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49]=[.F$6]; IF([.$D49]=[.$E49]; &quot;Stay&quot;; &quot;Arrive&quot;); IF([.$D49]=[.F$6]; &quot;Depart&quot;; &quot;&quot;))">
            <text:p/>
          </table:table-cell>
          <table:table-cell table:style-name="ce9" table:formula="of:=IF([.$E49]=[.G$6]; IF([.$D49]=[.$E49]; &quot;Stay&quot;; &quot;Arrive&quot;); IF([.$D49]=[.G$6]; &quot;Depart&quot;; &quot;&quot;))">
            <text:p/>
          </table:table-cell>
          <table:table-cell table:style-name="ce9" table:formula="of:=IF([.$E49]=[.H$6]; IF([.$D49]=[.$E49]; &quot;Stay&quot;; &quot;Arrive&quot;); IF([.$D49]=[.H$6]; &quot;Depart&quot;; &quot;&quot;))">
            <text:p/>
          </table:table-cell>
          <table:table-cell table:style-name="ce9" table:formula="of:=IF([.$E49]=[.I$6]; IF([.$D49]=[.$E49]; &quot;Stay&quot;; &quot;Arrive&quot;); IF([.$D49]=[.I$6]; &quot;Depart&quot;; &quot;&quot;))">
            <text:p/>
          </table:table-cell>
          <table:table-cell table:style-name="ce9" table:formula="of:=IF([.$E49]=[.J$6]; IF([.$D49]=[.$E49]; &quot;Stay&quot;; &quot;Arrive&quot;); IF([.$D49]=[.J$6]; &quot;Depart&quot;; &quot;&quot;))">
            <text:p/>
          </table:table-cell>
          <table:table-cell table:style-name="ce9" table:formula="of:=IF([.$E49]=[.K$6]; IF([.$D49]=[.$E49]; &quot;Stay&quot;; &quot;Arrive&quot;); IF([.$D49]=[.K$6]; &quot;Depart&quot;; &quot;&quot;))">
            <text:p/>
          </table:table-cell>
          <table:table-cell table:style-name="ce9" table:formula="of:=IF([.$E49]=[.L$6]; IF([.$D49]=[.$E49]; &quot;Stay&quot;; &quot;Arrive&quot;); IF([.$D49]=[.L$6]; &quot;Depart&quot;; &quot;&quot;))">
            <text:p/>
          </table:table-cell>
          <table:table-cell table:style-name="ce9" table:formula="of:=IF([.$E49]=[.M$6]; IF([.$D49]=[.$E49]; &quot;Stay&quot;; &quot;Arrive&quot;); IF([.$D49]=[.M$6]; &quot;Depart&quot;; &quot;&quot;))">
            <text:p/>
          </table:table-cell>
          <table:table-cell table:style-name="ce9" table:formula="of:=IF([.$E49]=[.N$6]; IF([.$D49]=[.$E49]; &quot;Stay&quot;; &quot;Arrive&quot;); IF([.$D49]=[.N$6]; &quot;Depart&quot;; &quot;&quot;))">
            <text:p/>
          </table:table-cell>
          <table:table-cell table:style-name="ce9" table:formula="of:=IF([.$E49]=[.O$6]; IF([.$D49]=[.$E49]; &quot;Stay&quot;; &quot;Arrive&quot;); IF([.$D49]=[.O$6]; &quot;Depart&quot;; &quot;&quot;))">
            <text:p/>
          </table:table-cell>
          <table:table-cell table:style-name="ce9" table:formula="of:=IF([.$E49]=[.P$6]; IF([.$D49]=[.$E49]; &quot;Stay&quot;; &quot;Arrive&quot;); IF([.$D49]=[.P$6]; &quot;Depart&quot;; &quot;&quot;))">
            <text:p/>
          </table:table-cell>
          <table:table-cell table:style-name="ce11" table:formula="of:=IF([.$E49]=[.Q$6]; IF([.$D49]=[.$E49]; &quot;Stay&quot;; &quot;Arrive&quot;); IF([.$D49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43" calcext:value-type="float">
            <text:p>43</text:p>
          </table:table-cell>
          <table:table-cell table:style-name="ce5" table:formula="of:=IF(ISTEXT([.E49]); [.E50]; [.E49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50]=[.F$6]; IF([.$D50]=[.$E50]; &quot;Stay&quot;; &quot;Arrive&quot;); IF([.$D50]=[.F$6]; &quot;Depart&quot;; &quot;&quot;))">
            <text:p/>
          </table:table-cell>
          <table:table-cell table:style-name="ce9" table:formula="of:=IF([.$E50]=[.G$6]; IF([.$D50]=[.$E50]; &quot;Stay&quot;; &quot;Arrive&quot;); IF([.$D50]=[.G$6]; &quot;Depart&quot;; &quot;&quot;))">
            <text:p/>
          </table:table-cell>
          <table:table-cell table:style-name="ce9" table:formula="of:=IF([.$E50]=[.H$6]; IF([.$D50]=[.$E50]; &quot;Stay&quot;; &quot;Arrive&quot;); IF([.$D50]=[.H$6]; &quot;Depart&quot;; &quot;&quot;))">
            <text:p/>
          </table:table-cell>
          <table:table-cell table:style-name="ce9" table:formula="of:=IF([.$E50]=[.I$6]; IF([.$D50]=[.$E50]; &quot;Stay&quot;; &quot;Arrive&quot;); IF([.$D50]=[.I$6]; &quot;Depart&quot;; &quot;&quot;))">
            <text:p/>
          </table:table-cell>
          <table:table-cell table:style-name="ce9" table:formula="of:=IF([.$E50]=[.J$6]; IF([.$D50]=[.$E50]; &quot;Stay&quot;; &quot;Arrive&quot;); IF([.$D50]=[.J$6]; &quot;Depart&quot;; &quot;&quot;))">
            <text:p/>
          </table:table-cell>
          <table:table-cell table:style-name="ce9" table:formula="of:=IF([.$E50]=[.K$6]; IF([.$D50]=[.$E50]; &quot;Stay&quot;; &quot;Arrive&quot;); IF([.$D50]=[.K$6]; &quot;Depart&quot;; &quot;&quot;))">
            <text:p/>
          </table:table-cell>
          <table:table-cell table:style-name="ce9" table:formula="of:=IF([.$E50]=[.L$6]; IF([.$D50]=[.$E50]; &quot;Stay&quot;; &quot;Arrive&quot;); IF([.$D50]=[.L$6]; &quot;Depart&quot;; &quot;&quot;))">
            <text:p/>
          </table:table-cell>
          <table:table-cell table:style-name="ce9" table:formula="of:=IF([.$E50]=[.M$6]; IF([.$D50]=[.$E50]; &quot;Stay&quot;; &quot;Arrive&quot;); IF([.$D50]=[.M$6]; &quot;Depart&quot;; &quot;&quot;))">
            <text:p/>
          </table:table-cell>
          <table:table-cell table:style-name="ce9" table:formula="of:=IF([.$E50]=[.N$6]; IF([.$D50]=[.$E50]; &quot;Stay&quot;; &quot;Arrive&quot;); IF([.$D50]=[.N$6]; &quot;Depart&quot;; &quot;&quot;))">
            <text:p/>
          </table:table-cell>
          <table:table-cell table:style-name="ce9" table:formula="of:=IF([.$E50]=[.O$6]; IF([.$D50]=[.$E50]; &quot;Stay&quot;; &quot;Arrive&quot;); IF([.$D50]=[.O$6]; &quot;Depart&quot;; &quot;&quot;))">
            <text:p/>
          </table:table-cell>
          <table:table-cell table:style-name="ce9" table:formula="of:=IF([.$E50]=[.P$6]; IF([.$D50]=[.$E50]; &quot;Stay&quot;; &quot;Arrive&quot;); IF([.$D50]=[.P$6]; &quot;Depart&quot;; &quot;&quot;))">
            <text:p/>
          </table:table-cell>
          <table:table-cell table:style-name="ce11" table:formula="of:=IF([.$E50]=[.Q$6]; IF([.$D50]=[.$E50]; &quot;Stay&quot;; &quot;Arrive&quot;); IF([.$D50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44" calcext:value-type="float">
            <text:p>44</text:p>
          </table:table-cell>
          <table:table-cell table:style-name="ce5" table:formula="of:=IF(ISTEXT([.E50]); [.E51]; [.E50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51]=[.F$6]; IF([.$D51]=[.$E51]; &quot;Stay&quot;; &quot;Arrive&quot;); IF([.$D51]=[.F$6]; &quot;Depart&quot;; &quot;&quot;))">
            <text:p/>
          </table:table-cell>
          <table:table-cell table:style-name="ce9" table:formula="of:=IF([.$E51]=[.G$6]; IF([.$D51]=[.$E51]; &quot;Stay&quot;; &quot;Arrive&quot;); IF([.$D51]=[.G$6]; &quot;Depart&quot;; &quot;&quot;))">
            <text:p/>
          </table:table-cell>
          <table:table-cell table:style-name="ce9" table:formula="of:=IF([.$E51]=[.H$6]; IF([.$D51]=[.$E51]; &quot;Stay&quot;; &quot;Arrive&quot;); IF([.$D51]=[.H$6]; &quot;Depart&quot;; &quot;&quot;))">
            <text:p/>
          </table:table-cell>
          <table:table-cell table:style-name="ce9" table:formula="of:=IF([.$E51]=[.I$6]; IF([.$D51]=[.$E51]; &quot;Stay&quot;; &quot;Arrive&quot;); IF([.$D51]=[.I$6]; &quot;Depart&quot;; &quot;&quot;))">
            <text:p/>
          </table:table-cell>
          <table:table-cell table:style-name="ce9" table:formula="of:=IF([.$E51]=[.J$6]; IF([.$D51]=[.$E51]; &quot;Stay&quot;; &quot;Arrive&quot;); IF([.$D51]=[.J$6]; &quot;Depart&quot;; &quot;&quot;))">
            <text:p/>
          </table:table-cell>
          <table:table-cell table:style-name="ce9" table:formula="of:=IF([.$E51]=[.K$6]; IF([.$D51]=[.$E51]; &quot;Stay&quot;; &quot;Arrive&quot;); IF([.$D51]=[.K$6]; &quot;Depart&quot;; &quot;&quot;))">
            <text:p/>
          </table:table-cell>
          <table:table-cell table:style-name="ce9" table:formula="of:=IF([.$E51]=[.L$6]; IF([.$D51]=[.$E51]; &quot;Stay&quot;; &quot;Arrive&quot;); IF([.$D51]=[.L$6]; &quot;Depart&quot;; &quot;&quot;))">
            <text:p/>
          </table:table-cell>
          <table:table-cell table:style-name="ce9" table:formula="of:=IF([.$E51]=[.M$6]; IF([.$D51]=[.$E51]; &quot;Stay&quot;; &quot;Arrive&quot;); IF([.$D51]=[.M$6]; &quot;Depart&quot;; &quot;&quot;))">
            <text:p/>
          </table:table-cell>
          <table:table-cell table:style-name="ce9" table:formula="of:=IF([.$E51]=[.N$6]; IF([.$D51]=[.$E51]; &quot;Stay&quot;; &quot;Arrive&quot;); IF([.$D51]=[.N$6]; &quot;Depart&quot;; &quot;&quot;))">
            <text:p/>
          </table:table-cell>
          <table:table-cell table:style-name="ce9" table:formula="of:=IF([.$E51]=[.O$6]; IF([.$D51]=[.$E51]; &quot;Stay&quot;; &quot;Arrive&quot;); IF([.$D51]=[.O$6]; &quot;Depart&quot;; &quot;&quot;))">
            <text:p/>
          </table:table-cell>
          <table:table-cell table:style-name="ce9" table:formula="of:=IF([.$E51]=[.P$6]; IF([.$D51]=[.$E51]; &quot;Stay&quot;; &quot;Arrive&quot;); IF([.$D51]=[.P$6]; &quot;Depart&quot;; &quot;&quot;))">
            <text:p/>
          </table:table-cell>
          <table:table-cell table:style-name="ce11" table:formula="of:=IF([.$E51]=[.Q$6]; IF([.$D51]=[.$E51]; &quot;Stay&quot;; &quot;Arrive&quot;); IF([.$D51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45" calcext:value-type="float">
            <text:p>45</text:p>
          </table:table-cell>
          <table:table-cell table:style-name="ce5" table:formula="of:=IF(ISTEXT([.E51]); [.E52]; [.E51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52]=[.F$6]; IF([.$D52]=[.$E52]; &quot;Stay&quot;; &quot;Arrive&quot;); IF([.$D52]=[.F$6]; &quot;Depart&quot;; &quot;&quot;))">
            <text:p/>
          </table:table-cell>
          <table:table-cell table:style-name="ce9" table:formula="of:=IF([.$E52]=[.G$6]; IF([.$D52]=[.$E52]; &quot;Stay&quot;; &quot;Arrive&quot;); IF([.$D52]=[.G$6]; &quot;Depart&quot;; &quot;&quot;))">
            <text:p/>
          </table:table-cell>
          <table:table-cell table:style-name="ce9" table:formula="of:=IF([.$E52]=[.H$6]; IF([.$D52]=[.$E52]; &quot;Stay&quot;; &quot;Arrive&quot;); IF([.$D52]=[.H$6]; &quot;Depart&quot;; &quot;&quot;))">
            <text:p/>
          </table:table-cell>
          <table:table-cell table:style-name="ce9" table:formula="of:=IF([.$E52]=[.I$6]; IF([.$D52]=[.$E52]; &quot;Stay&quot;; &quot;Arrive&quot;); IF([.$D52]=[.I$6]; &quot;Depart&quot;; &quot;&quot;))">
            <text:p/>
          </table:table-cell>
          <table:table-cell table:style-name="ce9" table:formula="of:=IF([.$E52]=[.J$6]; IF([.$D52]=[.$E52]; &quot;Stay&quot;; &quot;Arrive&quot;); IF([.$D52]=[.J$6]; &quot;Depart&quot;; &quot;&quot;))">
            <text:p/>
          </table:table-cell>
          <table:table-cell table:style-name="ce9" table:formula="of:=IF([.$E52]=[.K$6]; IF([.$D52]=[.$E52]; &quot;Stay&quot;; &quot;Arrive&quot;); IF([.$D52]=[.K$6]; &quot;Depart&quot;; &quot;&quot;))">
            <text:p/>
          </table:table-cell>
          <table:table-cell table:style-name="ce9" table:formula="of:=IF([.$E52]=[.L$6]; IF([.$D52]=[.$E52]; &quot;Stay&quot;; &quot;Arrive&quot;); IF([.$D52]=[.L$6]; &quot;Depart&quot;; &quot;&quot;))">
            <text:p/>
          </table:table-cell>
          <table:table-cell table:style-name="ce9" table:formula="of:=IF([.$E52]=[.M$6]; IF([.$D52]=[.$E52]; &quot;Stay&quot;; &quot;Arrive&quot;); IF([.$D52]=[.M$6]; &quot;Depart&quot;; &quot;&quot;))">
            <text:p/>
          </table:table-cell>
          <table:table-cell table:style-name="ce9" table:formula="of:=IF([.$E52]=[.N$6]; IF([.$D52]=[.$E52]; &quot;Stay&quot;; &quot;Arrive&quot;); IF([.$D52]=[.N$6]; &quot;Depart&quot;; &quot;&quot;))">
            <text:p/>
          </table:table-cell>
          <table:table-cell table:style-name="ce9" table:formula="of:=IF([.$E52]=[.O$6]; IF([.$D52]=[.$E52]; &quot;Stay&quot;; &quot;Arrive&quot;); IF([.$D52]=[.O$6]; &quot;Depart&quot;; &quot;&quot;))">
            <text:p/>
          </table:table-cell>
          <table:table-cell table:style-name="ce9" table:formula="of:=IF([.$E52]=[.P$6]; IF([.$D52]=[.$E52]; &quot;Stay&quot;; &quot;Arrive&quot;); IF([.$D52]=[.P$6]; &quot;Depart&quot;; &quot;&quot;))">
            <text:p/>
          </table:table-cell>
          <table:table-cell table:style-name="ce11" table:formula="of:=IF([.$E52]=[.Q$6]; IF([.$D52]=[.$E52]; &quot;Stay&quot;; &quot;Arrive&quot;); IF([.$D52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46" calcext:value-type="float">
            <text:p>46</text:p>
          </table:table-cell>
          <table:table-cell table:style-name="ce5" table:formula="of:=IF(ISTEXT([.E52]); [.E53]; [.E52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53]=[.F$6]; IF([.$D53]=[.$E53]; &quot;Stay&quot;; &quot;Arrive&quot;); IF([.$D53]=[.F$6]; &quot;Depart&quot;; &quot;&quot;))">
            <text:p/>
          </table:table-cell>
          <table:table-cell table:style-name="ce9" table:formula="of:=IF([.$E53]=[.G$6]; IF([.$D53]=[.$E53]; &quot;Stay&quot;; &quot;Arrive&quot;); IF([.$D53]=[.G$6]; &quot;Depart&quot;; &quot;&quot;))">
            <text:p/>
          </table:table-cell>
          <table:table-cell table:style-name="ce9" table:formula="of:=IF([.$E53]=[.H$6]; IF([.$D53]=[.$E53]; &quot;Stay&quot;; &quot;Arrive&quot;); IF([.$D53]=[.H$6]; &quot;Depart&quot;; &quot;&quot;))">
            <text:p/>
          </table:table-cell>
          <table:table-cell table:style-name="ce9" table:formula="of:=IF([.$E53]=[.I$6]; IF([.$D53]=[.$E53]; &quot;Stay&quot;; &quot;Arrive&quot;); IF([.$D53]=[.I$6]; &quot;Depart&quot;; &quot;&quot;))">
            <text:p/>
          </table:table-cell>
          <table:table-cell table:style-name="ce9" table:formula="of:=IF([.$E53]=[.J$6]; IF([.$D53]=[.$E53]; &quot;Stay&quot;; &quot;Arrive&quot;); IF([.$D53]=[.J$6]; &quot;Depart&quot;; &quot;&quot;))">
            <text:p/>
          </table:table-cell>
          <table:table-cell table:style-name="ce9" table:formula="of:=IF([.$E53]=[.K$6]; IF([.$D53]=[.$E53]; &quot;Stay&quot;; &quot;Arrive&quot;); IF([.$D53]=[.K$6]; &quot;Depart&quot;; &quot;&quot;))">
            <text:p/>
          </table:table-cell>
          <table:table-cell table:style-name="ce9" table:formula="of:=IF([.$E53]=[.L$6]; IF([.$D53]=[.$E53]; &quot;Stay&quot;; &quot;Arrive&quot;); IF([.$D53]=[.L$6]; &quot;Depart&quot;; &quot;&quot;))">
            <text:p/>
          </table:table-cell>
          <table:table-cell table:style-name="ce9" table:formula="of:=IF([.$E53]=[.M$6]; IF([.$D53]=[.$E53]; &quot;Stay&quot;; &quot;Arrive&quot;); IF([.$D53]=[.M$6]; &quot;Depart&quot;; &quot;&quot;))">
            <text:p/>
          </table:table-cell>
          <table:table-cell table:style-name="ce9" table:formula="of:=IF([.$E53]=[.N$6]; IF([.$D53]=[.$E53]; &quot;Stay&quot;; &quot;Arrive&quot;); IF([.$D53]=[.N$6]; &quot;Depart&quot;; &quot;&quot;))">
            <text:p/>
          </table:table-cell>
          <table:table-cell table:style-name="ce9" table:formula="of:=IF([.$E53]=[.O$6]; IF([.$D53]=[.$E53]; &quot;Stay&quot;; &quot;Arrive&quot;); IF([.$D53]=[.O$6]; &quot;Depart&quot;; &quot;&quot;))">
            <text:p/>
          </table:table-cell>
          <table:table-cell table:style-name="ce9" table:formula="of:=IF([.$E53]=[.P$6]; IF([.$D53]=[.$E53]; &quot;Stay&quot;; &quot;Arrive&quot;); IF([.$D53]=[.P$6]; &quot;Depart&quot;; &quot;&quot;))">
            <text:p/>
          </table:table-cell>
          <table:table-cell table:style-name="ce11" table:formula="of:=IF([.$E53]=[.Q$6]; IF([.$D53]=[.$E53]; &quot;Stay&quot;; &quot;Arrive&quot;); IF([.$D53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47" calcext:value-type="float">
            <text:p>47</text:p>
          </table:table-cell>
          <table:table-cell table:style-name="ce5" table:formula="of:=IF(ISTEXT([.E53]); [.E54]; [.E53])"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7" table:formula="of:=IF([.$E54]=[.F$6]; IF([.$D54]=[.$E54]; &quot;Stay&quot;; &quot;Arrive&quot;); IF([.$D54]=[.F$6]; &quot;Depart&quot;; &quot;&quot;))">
            <text:p/>
          </table:table-cell>
          <table:table-cell table:style-name="ce9" table:formula="of:=IF([.$E54]=[.G$6]; IF([.$D54]=[.$E54]; &quot;Stay&quot;; &quot;Arrive&quot;); IF([.$D54]=[.G$6]; &quot;Depart&quot;; &quot;&quot;))">
            <text:p/>
          </table:table-cell>
          <table:table-cell table:style-name="ce9" table:formula="of:=IF([.$E54]=[.H$6]; IF([.$D54]=[.$E54]; &quot;Stay&quot;; &quot;Arrive&quot;); IF([.$D54]=[.H$6]; &quot;Depart&quot;; &quot;&quot;))">
            <text:p/>
          </table:table-cell>
          <table:table-cell table:style-name="ce9" table:formula="of:=IF([.$E54]=[.I$6]; IF([.$D54]=[.$E54]; &quot;Stay&quot;; &quot;Arrive&quot;); IF([.$D54]=[.I$6]; &quot;Depart&quot;; &quot;&quot;))">
            <text:p/>
          </table:table-cell>
          <table:table-cell table:style-name="ce9" table:formula="of:=IF([.$E54]=[.J$6]; IF([.$D54]=[.$E54]; &quot;Stay&quot;; &quot;Arrive&quot;); IF([.$D54]=[.J$6]; &quot;Depart&quot;; &quot;&quot;))">
            <text:p/>
          </table:table-cell>
          <table:table-cell table:style-name="ce9" table:formula="of:=IF([.$E54]=[.K$6]; IF([.$D54]=[.$E54]; &quot;Stay&quot;; &quot;Arrive&quot;); IF([.$D54]=[.K$6]; &quot;Depart&quot;; &quot;&quot;))">
            <text:p/>
          </table:table-cell>
          <table:table-cell table:style-name="ce9" table:formula="of:=IF([.$E54]=[.L$6]; IF([.$D54]=[.$E54]; &quot;Stay&quot;; &quot;Arrive&quot;); IF([.$D54]=[.L$6]; &quot;Depart&quot;; &quot;&quot;))">
            <text:p/>
          </table:table-cell>
          <table:table-cell table:style-name="ce9" table:formula="of:=IF([.$E54]=[.M$6]; IF([.$D54]=[.$E54]; &quot;Stay&quot;; &quot;Arrive&quot;); IF([.$D54]=[.M$6]; &quot;Depart&quot;; &quot;&quot;))">
            <text:p/>
          </table:table-cell>
          <table:table-cell table:style-name="ce9" table:formula="of:=IF([.$E54]=[.N$6]; IF([.$D54]=[.$E54]; &quot;Stay&quot;; &quot;Arrive&quot;); IF([.$D54]=[.N$6]; &quot;Depart&quot;; &quot;&quot;))">
            <text:p/>
          </table:table-cell>
          <table:table-cell table:style-name="ce9" table:formula="of:=IF([.$E54]=[.O$6]; IF([.$D54]=[.$E54]; &quot;Stay&quot;; &quot;Arrive&quot;); IF([.$D54]=[.O$6]; &quot;Depart&quot;; &quot;&quot;))">
            <text:p/>
          </table:table-cell>
          <table:table-cell table:style-name="ce9" table:formula="of:=IF([.$E54]=[.P$6]; IF([.$D54]=[.$E54]; &quot;Stay&quot;; &quot;Arrive&quot;); IF([.$D54]=[.P$6]; &quot;Depart&quot;; &quot;&quot;))">
            <text:p/>
          </table:table-cell>
          <table:table-cell table:style-name="ce11" table:formula="of:=IF([.$E54]=[.Q$6]; IF([.$D54]=[.$E54]; &quot;Stay&quot;; &quot;Arrive&quot;); IF([.$D54]=[.Q$6]; &quot;Depart&quot;; &quot;&quot;))" office:value-type="string" office:string-value="Stay" calcext:value-type="string">
            <text:p>Stay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48" calcext:value-type="float">
            <text:p>48</text:p>
          </table:table-cell>
          <table:table-cell table:style-name="ce5" table:formula="of:=IF(ISTEXT([.E54]); [.E55]; [.E54])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E55]=[.F$6]; IF([.$D55]=[.$E55]; &quot;Stay&quot;; &quot;Arrive&quot;); IF([.$D55]=[.F$6]; &quot;Depart&quot;; &quot;&quot;))">
            <text:p/>
          </table:table-cell>
          <table:table-cell table:style-name="ce9" table:formula="of:=IF([.$E55]=[.G$6]; IF([.$D55]=[.$E55]; &quot;Stay&quot;; &quot;Arrive&quot;); IF([.$D55]=[.G$6]; &quot;Depart&quot;; &quot;&quot;))">
            <text:p/>
          </table:table-cell>
          <table:table-cell table:style-name="ce9" table:formula="of:=IF([.$E55]=[.H$6]; IF([.$D55]=[.$E55]; &quot;Stay&quot;; &quot;Arrive&quot;); IF([.$D55]=[.H$6]; &quot;Depart&quot;; &quot;&quot;))" office:value-type="string" office:string-value="Arrive" calcext:value-type="string">
            <text:p>Arrive</text:p>
          </table:table-cell>
          <table:table-cell table:style-name="ce9" table:formula="of:=IF([.$E55]=[.I$6]; IF([.$D55]=[.$E55]; &quot;Stay&quot;; &quot;Arrive&quot;); IF([.$D55]=[.I$6]; &quot;Depart&quot;; &quot;&quot;))">
            <text:p/>
          </table:table-cell>
          <table:table-cell table:style-name="ce9" table:formula="of:=IF([.$E55]=[.J$6]; IF([.$D55]=[.$E55]; &quot;Stay&quot;; &quot;Arrive&quot;); IF([.$D55]=[.J$6]; &quot;Depart&quot;; &quot;&quot;))">
            <text:p/>
          </table:table-cell>
          <table:table-cell table:style-name="ce9" table:formula="of:=IF([.$E55]=[.K$6]; IF([.$D55]=[.$E55]; &quot;Stay&quot;; &quot;Arrive&quot;); IF([.$D55]=[.K$6]; &quot;Depart&quot;; &quot;&quot;))">
            <text:p/>
          </table:table-cell>
          <table:table-cell table:style-name="ce9" table:formula="of:=IF([.$E55]=[.L$6]; IF([.$D55]=[.$E55]; &quot;Stay&quot;; &quot;Arrive&quot;); IF([.$D55]=[.L$6]; &quot;Depart&quot;; &quot;&quot;))">
            <text:p/>
          </table:table-cell>
          <table:table-cell table:style-name="ce9" table:formula="of:=IF([.$E55]=[.M$6]; IF([.$D55]=[.$E55]; &quot;Stay&quot;; &quot;Arrive&quot;); IF([.$D55]=[.M$6]; &quot;Depart&quot;; &quot;&quot;))">
            <text:p/>
          </table:table-cell>
          <table:table-cell table:style-name="ce9" table:formula="of:=IF([.$E55]=[.N$6]; IF([.$D55]=[.$E55]; &quot;Stay&quot;; &quot;Arrive&quot;); IF([.$D55]=[.N$6]; &quot;Depart&quot;; &quot;&quot;))">
            <text:p/>
          </table:table-cell>
          <table:table-cell table:style-name="ce9" table:formula="of:=IF([.$E55]=[.O$6]; IF([.$D55]=[.$E55]; &quot;Stay&quot;; &quot;Arrive&quot;); IF([.$D55]=[.O$6]; &quot;Depart&quot;; &quot;&quot;))">
            <text:p/>
          </table:table-cell>
          <table:table-cell table:style-name="ce9" table:formula="of:=IF([.$E55]=[.P$6]; IF([.$D55]=[.$E55]; &quot;Stay&quot;; &quot;Arrive&quot;); IF([.$D55]=[.P$6]; &quot;Depart&quot;; &quot;&quot;))">
            <text:p/>
          </table:table-cell>
          <table:table-cell table:style-name="ce11" table:formula="of:=IF([.$E55]=[.Q$6]; IF([.$D55]=[.$E55]; &quot;Stay&quot;; &quot;Arrive&quot;); IF([.$D55]=[.Q$6]; &quot;Depart&quot;; &quot;&quot;))" office:value-type="string" office:string-value="Depart" calcext:value-type="string">
            <text:p>Depart</text:p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49" calcext:value-type="float">
            <text:p>49</text:p>
          </table:table-cell>
          <table:table-cell table:style-name="ce5" table:formula="of:=IF(ISTEXT([.E55]); [.E56]; [.E55])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E56]=[.F$6]; IF([.$D56]=[.$E56]; &quot;Stay&quot;; &quot;Arrive&quot;); IF([.$D56]=[.F$6]; &quot;Depart&quot;; &quot;&quot;))">
            <text:p/>
          </table:table-cell>
          <table:table-cell table:style-name="ce9" table:formula="of:=IF([.$E56]=[.G$6]; IF([.$D56]=[.$E56]; &quot;Stay&quot;; &quot;Arrive&quot;); IF([.$D56]=[.G$6]; &quot;Depart&quot;; &quot;&quot;))">
            <text:p/>
          </table:table-cell>
          <table:table-cell table:style-name="ce9" table:formula="of:=IF([.$E56]=[.H$6]; IF([.$D56]=[.$E56]; &quot;Stay&quot;; &quot;Arrive&quot;); IF([.$D56]=[.H$6]; &quot;Depart&quot;; &quot;&quot;))" office:value-type="string" office:string-value="Stay" calcext:value-type="string">
            <text:p>Stay</text:p>
          </table:table-cell>
          <table:table-cell table:style-name="ce9" table:formula="of:=IF([.$E56]=[.I$6]; IF([.$D56]=[.$E56]; &quot;Stay&quot;; &quot;Arrive&quot;); IF([.$D56]=[.I$6]; &quot;Depart&quot;; &quot;&quot;))">
            <text:p/>
          </table:table-cell>
          <table:table-cell table:style-name="ce9" table:formula="of:=IF([.$E56]=[.J$6]; IF([.$D56]=[.$E56]; &quot;Stay&quot;; &quot;Arrive&quot;); IF([.$D56]=[.J$6]; &quot;Depart&quot;; &quot;&quot;))">
            <text:p/>
          </table:table-cell>
          <table:table-cell table:style-name="ce9" table:formula="of:=IF([.$E56]=[.K$6]; IF([.$D56]=[.$E56]; &quot;Stay&quot;; &quot;Arrive&quot;); IF([.$D56]=[.K$6]; &quot;Depart&quot;; &quot;&quot;))">
            <text:p/>
          </table:table-cell>
          <table:table-cell table:style-name="ce9" table:formula="of:=IF([.$E56]=[.L$6]; IF([.$D56]=[.$E56]; &quot;Stay&quot;; &quot;Arrive&quot;); IF([.$D56]=[.L$6]; &quot;Depart&quot;; &quot;&quot;))">
            <text:p/>
          </table:table-cell>
          <table:table-cell table:style-name="ce9" table:formula="of:=IF([.$E56]=[.M$6]; IF([.$D56]=[.$E56]; &quot;Stay&quot;; &quot;Arrive&quot;); IF([.$D56]=[.M$6]; &quot;Depart&quot;; &quot;&quot;))">
            <text:p/>
          </table:table-cell>
          <table:table-cell table:style-name="ce9" table:formula="of:=IF([.$E56]=[.N$6]; IF([.$D56]=[.$E56]; &quot;Stay&quot;; &quot;Arrive&quot;); IF([.$D56]=[.N$6]; &quot;Depart&quot;; &quot;&quot;))">
            <text:p/>
          </table:table-cell>
          <table:table-cell table:style-name="ce9" table:formula="of:=IF([.$E56]=[.O$6]; IF([.$D56]=[.$E56]; &quot;Stay&quot;; &quot;Arrive&quot;); IF([.$D56]=[.O$6]; &quot;Depart&quot;; &quot;&quot;))">
            <text:p/>
          </table:table-cell>
          <table:table-cell table:style-name="ce9" table:formula="of:=IF([.$E56]=[.P$6]; IF([.$D56]=[.$E56]; &quot;Stay&quot;; &quot;Arrive&quot;); IF([.$D56]=[.P$6]; &quot;Depart&quot;; &quot;&quot;))">
            <text:p/>
          </table:table-cell>
          <table:table-cell table:style-name="ce11" table:formula="of:=IF([.$E56]=[.Q$6]; IF([.$D56]=[.$E56]; &quot;Stay&quot;; &quot;Arrive&quot;); IF([.$D56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3">
          <table:table-cell table:style-name="ce2"/>
          <table:table-cell table:style-name="ce5"/>
          <table:table-cell table:style-name="ce5" office:value-type="float" office:value="50" calcext:value-type="float">
            <text:p>50</text:p>
          </table:table-cell>
          <table:table-cell table:style-name="ce5" table:formula="of:=IF(ISTEXT([.E56]); [.E57]; [.E56])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IF([.$E57]=[.F$6]; IF([.$D57]=[.$E57]; &quot;Stay&quot;; &quot;Arrive&quot;); IF([.$D57]=[.F$6]; &quot;Depart&quot;; &quot;&quot;))">
            <text:p/>
          </table:table-cell>
          <table:table-cell table:style-name="ce9" table:formula="of:=IF([.$E57]=[.G$6]; IF([.$D57]=[.$E57]; &quot;Stay&quot;; &quot;Arrive&quot;); IF([.$D57]=[.G$6]; &quot;Depart&quot;; &quot;&quot;))">
            <text:p/>
          </table:table-cell>
          <table:table-cell table:style-name="ce9" table:formula="of:=IF([.$E57]=[.H$6]; IF([.$D57]=[.$E57]; &quot;Stay&quot;; &quot;Arrive&quot;); IF([.$D57]=[.H$6]; &quot;Depart&quot;; &quot;&quot;))" office:value-type="string" office:string-value="Stay" calcext:value-type="string">
            <text:p>Stay</text:p>
          </table:table-cell>
          <table:table-cell table:style-name="ce9" table:formula="of:=IF([.$E57]=[.I$6]; IF([.$D57]=[.$E57]; &quot;Stay&quot;; &quot;Arrive&quot;); IF([.$D57]=[.I$6]; &quot;Depart&quot;; &quot;&quot;))">
            <text:p/>
          </table:table-cell>
          <table:table-cell table:style-name="ce9" table:formula="of:=IF([.$E57]=[.J$6]; IF([.$D57]=[.$E57]; &quot;Stay&quot;; &quot;Arrive&quot;); IF([.$D57]=[.J$6]; &quot;Depart&quot;; &quot;&quot;))">
            <text:p/>
          </table:table-cell>
          <table:table-cell table:style-name="ce9" table:formula="of:=IF([.$E57]=[.K$6]; IF([.$D57]=[.$E57]; &quot;Stay&quot;; &quot;Arrive&quot;); IF([.$D57]=[.K$6]; &quot;Depart&quot;; &quot;&quot;))">
            <text:p/>
          </table:table-cell>
          <table:table-cell table:style-name="ce9" table:formula="of:=IF([.$E57]=[.L$6]; IF([.$D57]=[.$E57]; &quot;Stay&quot;; &quot;Arrive&quot;); IF([.$D57]=[.L$6]; &quot;Depart&quot;; &quot;&quot;))">
            <text:p/>
          </table:table-cell>
          <table:table-cell table:style-name="ce9" table:formula="of:=IF([.$E57]=[.M$6]; IF([.$D57]=[.$E57]; &quot;Stay&quot;; &quot;Arrive&quot;); IF([.$D57]=[.M$6]; &quot;Depart&quot;; &quot;&quot;))">
            <text:p/>
          </table:table-cell>
          <table:table-cell table:style-name="ce9" table:formula="of:=IF([.$E57]=[.N$6]; IF([.$D57]=[.$E57]; &quot;Stay&quot;; &quot;Arrive&quot;); IF([.$D57]=[.N$6]; &quot;Depart&quot;; &quot;&quot;))">
            <text:p/>
          </table:table-cell>
          <table:table-cell table:style-name="ce9" table:formula="of:=IF([.$E57]=[.O$6]; IF([.$D57]=[.$E57]; &quot;Stay&quot;; &quot;Arrive&quot;); IF([.$D57]=[.O$6]; &quot;Depart&quot;; &quot;&quot;))">
            <text:p/>
          </table:table-cell>
          <table:table-cell table:style-name="ce9" table:formula="of:=IF([.$E57]=[.P$6]; IF([.$D57]=[.$E57]; &quot;Stay&quot;; &quot;Arrive&quot;); IF([.$D57]=[.P$6]; &quot;Depart&quot;; &quot;&quot;))">
            <text:p/>
          </table:table-cell>
          <table:table-cell table:style-name="ce11" table:formula="of:=IF([.$E57]=[.Q$6]; IF([.$D57]=[.$E57]; &quot;Stay&quot;; &quot;Arrive&quot;); IF([.$D57]=[.Q$6]; &quot;Depart&quot;; &quot;&quot;))">
            <text:p/>
          </table:table-cell>
          <table:table-cell table:style-name="ce12" table:number-columns-repeated="1006"/>
          <table:table-cell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Pivot Table_Sheet2_1'.W2:'Pivot Table_Sheet2_1'.AC24">
          <table:sort>
            <table:sort-by table:field-number="1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Sheet2_1'.M23:'Pivot Table_Sheet2_1'.P30" table:buttons="" table:show-filter-button="false" table:drill-down-on-double-click="false">
          <table:source-cell-range table:cell-range-address="Sheet2.D4:Sheet2.H1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tatus" table:orientation="column" table:used-hierarchy="0" table:function="auto">
            <table:data-pilot-level table:show-empty="false" calcext:repeat-item-labels="false">
              <table:data-pilot-members>
                <table:data-pilot-member table:name="Infected" table:display="true" table:show-details="true"/>
                <table:data-pilot-member table:name="We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x_type" table:orientation="row" table:used-hierarchy="0" table:function="auto">
            <table:data-pilot-level table:show-empty="false" calcext:repeat-item-labels="false">
              <table:data-pilot-members>
                <table:data-pilot-member table:name="Arr" table:display="true" table:show-details="true"/>
                <table:data-pilot-member table:name="Dep" table:display="true" table:show-details="true"/>
                <table:data-pilot-member table:name="Infected" table:display="true" table:show-details="true"/>
                <table:data-pilot-member table:name="Stay" table:display="true" table:show-details="true"/>
                <table:data-pilot-member table:name="We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um" table:orientation="data" table:used-hierarchy="0" table:function="sum">
            <table:data-pilot-level table:show-empty="false" calcext:repeat-item-labels="false">
              <table:data-pilot-members>
                <table:data-pilot-member table:name="-8" table:display="true" table:show-details="true"/>
                <table:data-pilot-member table:name="-5" table:display="true" table:show-details="true"/>
                <table:data-pilot-member table:name="-1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00-00-00</text:date>, <text:time style:data-style-name="N2" text:time-value="08:47:15.938836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leau</meta:initial-creator>
    <meta:creation-date>2020-05-23T10:56:20.520120173</meta:creation-date>
    <dc:date>2020-05-24T09:06:16.246469091</dc:date>
    <dc:creator>Michael Bleau</dc:creator>
    <meta:editing-duration>PT15M46S</meta:editing-duration>
    <meta:editing-cycles>3</meta:editing-cycles>
    <meta:generator>LibreOffice/6.4.3.2$Linux_X86_64 LibreOffice_project/40$Build-2</meta:generator>
    <meta:document-statistic meta:table-count="3" meta:cell-count="1088" meta:object-count="0"/>
  </office:meta>
</office:document-meta>
</file>